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10.769cm" table:align="left"/>
    </style:style>
    <style:style style:name="Tabulka1.A" style:family="table-column">
      <style:table-column-properties style:column-width="5.704cm"/>
    </style:style>
    <style:style style:name="Tabulka1.B" style:family="table-column">
      <style:table-column-properties style:column-width="5.064cm"/>
    </style:style>
    <style:style style:name="Tabulka1.A1" style:family="table-cell">
      <style:table-cell-properties style:vertical-align="middle" fo:padding="0.049cm" fo:border="none"/>
    </style:style>
    <style:style style:name="Tabulka2" style:family="table">
      <style:table-properties style:width="13.194cm" table:align="left"/>
    </style:style>
    <style:style style:name="Tabulka2.A" style:family="table-column">
      <style:table-column-properties style:column-width="7.579cm"/>
    </style:style>
    <style:style style:name="Tabulka2.B" style:family="table-column">
      <style:table-column-properties style:column-width="3.926cm"/>
    </style:style>
    <style:style style:name="Tabulka2.C" style:family="table-column">
      <style:table-column-properties style:column-width="1.688cm"/>
    </style:style>
    <style:style style:name="Tabulka2.A1" style:family="table-cell">
      <style:table-cell-properties style:vertical-align="middle" fo:padding="0.049cm" fo:border="none"/>
    </style:style>
    <style:style style:name="Tabulka3" style:family="table">
      <style:table-properties style:width="8.297cm" table:align="left"/>
    </style:style>
    <style:style style:name="Tabulka3.A" style:family="table-column">
      <style:table-column-properties style:column-width="4.563cm"/>
    </style:style>
    <style:style style:name="Tabulka3.B" style:family="table-column">
      <style:table-column-properties style:column-width="3.734cm"/>
    </style:style>
    <style:style style:name="Tabulka3.A1" style:family="table-cell">
      <style:table-cell-properties style:vertical-align="middle" fo:padding="0.049cm" fo:border="none"/>
    </style:style>
    <style:style style:name="Tabulka4" style:family="table">
      <style:table-properties style:width="11.575cm" table:align="left"/>
    </style:style>
    <style:style style:name="Tabulka4.A" style:family="table-column">
      <style:table-column-properties style:column-width="4.676cm"/>
    </style:style>
    <style:style style:name="Tabulka4.B" style:family="table-column">
      <style:table-column-properties style:column-width="6.899cm"/>
    </style:style>
    <style:style style:name="Tabulka4.A1" style:family="table-cell">
      <style:table-cell-properties style:vertical-align="middle" fo:padding="0.049cm" fo:border="none"/>
    </style:style>
    <style:style style:name="Tabulka5" style:family="table">
      <style:table-properties style:width="11.485cm" table:align="left"/>
    </style:style>
    <style:style style:name="Tabulka5.A" style:family="table-column">
      <style:table-column-properties style:column-width="3.164cm"/>
    </style:style>
    <style:style style:name="Tabulka5.B" style:family="table-column">
      <style:table-column-properties style:column-width="3.103cm"/>
    </style:style>
    <style:style style:name="Tabulka5.C" style:family="table-column">
      <style:table-column-properties style:column-width="5.218cm"/>
    </style:style>
    <style:style style:name="Tabulka5.A1" style:family="table-cell">
      <style:table-cell-properties style:vertical-align="middle" fo:padding="0.049cm" fo:border="none"/>
    </style:style>
    <style:style style:name="Tabulka6" style:family="table">
      <style:table-properties style:width="11.756cm" table:align="left"/>
    </style:style>
    <style:style style:name="Tabulka6.A" style:family="table-column">
      <style:table-column-properties style:column-width="8.844cm"/>
    </style:style>
    <style:style style:name="Tabulka6.B" style:family="table-column">
      <style:table-column-properties style:column-width="2.912cm"/>
    </style:style>
    <style:style style:name="Tabulka6.A1" style:family="table-cell">
      <style:table-cell-properties style:vertical-align="middle" fo:padding="0.049cm" fo:border="none"/>
    </style:style>
    <style:style style:name="Tabulka7" style:family="table">
      <style:table-properties style:width="10.707cm" table:align="left"/>
    </style:style>
    <style:style style:name="Tabulka7.A" style:family="table-column">
      <style:table-column-properties style:column-width="3.164cm"/>
    </style:style>
    <style:style style:name="Tabulka7.B" style:family="table-column">
      <style:table-column-properties style:column-width="1.997cm"/>
    </style:style>
    <style:style style:name="Tabulka7.C" style:family="table-column">
      <style:table-column-properties style:column-width="5.546cm"/>
    </style:style>
    <style:style style:name="Tabulka7.A1" style:family="table-cell">
      <style:table-cell-properties style:vertical-align="middle" fo:padding="0.049cm" fo:border="none"/>
    </style:style>
    <style:style style:name="Tabulka8" style:family="table">
      <style:table-properties style:width="17cm" table:align="left"/>
    </style:style>
    <style:style style:name="Tabulka8.A" style:family="table-column">
      <style:table-column-properties style:column-width="3.538cm"/>
    </style:style>
    <style:style style:name="Tabulka8.B" style:family="table-column">
      <style:table-column-properties style:column-width="3.134cm"/>
    </style:style>
    <style:style style:name="Tabulka8.C" style:family="table-column">
      <style:table-column-properties style:column-width="5.491cm"/>
    </style:style>
    <style:style style:name="Tabulka8.D" style:family="table-column">
      <style:table-column-properties style:column-width="4.837cm"/>
    </style:style>
    <style:style style:name="Tabulka8.A1" style:family="table-cell">
      <style:table-cell-properties style:vertical-align="middle" fo:padding="0.049cm" fo:border="none"/>
    </style:style>
    <style:style style:name="Tabulka9" style:family="table">
      <style:table-properties style:width="9.285cm" table:align="left"/>
    </style:style>
    <style:style style:name="Tabulka9.A" style:family="table-column">
      <style:table-column-properties style:column-width="2.671cm"/>
    </style:style>
    <style:style style:name="Tabulka9.B" style:family="table-column">
      <style:table-column-properties style:column-width="6.615cm"/>
    </style:style>
    <style:style style:name="Tabulka9.A1" style:family="table-cell">
      <style:table-cell-properties style:vertical-align="middle" fo:padding="0.049cm" fo:border="none"/>
    </style:style>
    <style:style style:name="Tabulka10" style:family="table">
      <style:table-properties style:width="17cm" table:align="left"/>
    </style:style>
    <style:style style:name="Tabulka10.A" style:family="table-column">
      <style:table-column-properties style:column-width="5.383cm"/>
    </style:style>
    <style:style style:name="Tabulka10.B" style:family="table-column">
      <style:table-column-properties style:column-width="4.422cm"/>
    </style:style>
    <style:style style:name="Tabulka10.C" style:family="table-column">
      <style:table-column-properties style:column-width="3.265cm"/>
    </style:style>
    <style:style style:name="Tabulka10.D" style:family="table-column">
      <style:table-column-properties style:column-width="3.93cm"/>
    </style:style>
    <style:style style:name="Tabulka10.A1" style:family="table-cell">
      <style:table-cell-properties style:vertical-align="middle" fo:padding="0.049cm" fo:border="none"/>
    </style:style>
    <style:style style:name="Tabulka11" style:family="table">
      <style:table-properties style:width="17cm" table:align="left"/>
    </style:style>
    <style:style style:name="Tabulka11.A" style:family="table-column">
      <style:table-column-properties style:column-width="3.538cm"/>
    </style:style>
    <style:style style:name="Tabulka11.B" style:family="table-column">
      <style:table-column-properties style:column-width="2.979cm"/>
    </style:style>
    <style:style style:name="Tabulka11.C" style:family="table-column">
      <style:table-column-properties style:column-width="4.362cm"/>
    </style:style>
    <style:style style:name="Tabulka11.D" style:family="table-column">
      <style:table-column-properties style:column-width="6.121cm"/>
    </style:style>
    <style:style style:name="Tabulka11.A1" style:family="table-cell">
      <style:table-cell-properties style:vertical-align="middle" fo:padding="0.049cm" fo:border="none"/>
    </style:style>
    <style:style style:name="Tabulka12" style:family="table">
      <style:table-properties style:width="8.382cm" table:align="left"/>
    </style:style>
    <style:style style:name="Tabulka12.A" style:family="table-column">
      <style:table-column-properties style:column-width="2.671cm"/>
    </style:style>
    <style:style style:name="Tabulka12.B" style:family="table-column">
      <style:table-column-properties style:column-width="5.711cm"/>
    </style:style>
    <style:style style:name="Tabulka12.A1" style:family="table-cell">
      <style:table-cell-properties style:vertical-align="middle" fo:padding="0.049cm" fo:border="none"/>
    </style:style>
    <style:style style:name="Tabulka13" style:family="table">
      <style:table-properties style:width="13.739cm" table:align="left"/>
    </style:style>
    <style:style style:name="Tabulka13.A" style:family="table-column">
      <style:table-column-properties style:column-width="5.422cm"/>
    </style:style>
    <style:style style:name="Tabulka13.B" style:family="table-column">
      <style:table-column-properties style:column-width="2.787cm"/>
    </style:style>
    <style:style style:name="Tabulka13.D" style:family="table-column">
      <style:table-column-properties style:column-width="2.743cm"/>
    </style:style>
    <style:style style:name="Tabulka13.A1" style:family="table-cell">
      <style:table-cell-properties style:vertical-align="middle" fo:padding="0.049cm" fo:border="none"/>
    </style:style>
    <style:style style:name="Tabulka14" style:family="table">
      <style:table-properties style:width="14.647cm" table:align="left"/>
    </style:style>
    <style:style style:name="Tabulka14.A" style:family="table-column">
      <style:table-column-properties style:column-width="4.152cm"/>
    </style:style>
    <style:style style:name="Tabulka14.B" style:family="table-column">
      <style:table-column-properties style:column-width="2.787cm"/>
    </style:style>
    <style:style style:name="Tabulka14.D" style:family="table-column">
      <style:table-column-properties style:column-width="4.921cm"/>
    </style:style>
    <style:style style:name="Tabulka14.A1" style:family="table-cell">
      <style:table-cell-properties style:vertical-align="middle" fo:padding="0.049cm" fo:border="none"/>
    </style:style>
    <style:style style:name="Tabulka15" style:family="table">
      <style:table-properties style:width="13.965cm" table:align="left"/>
    </style:style>
    <style:style style:name="Tabulka15.A" style:family="table-column">
      <style:table-column-properties style:column-width="3.986cm"/>
    </style:style>
    <style:style style:name="Tabulka15.B" style:family="table-column">
      <style:table-column-properties style:column-width="3.196cm"/>
    </style:style>
    <style:style style:name="Tabulka15.C" style:family="table-column">
      <style:table-column-properties style:column-width="2.787cm"/>
    </style:style>
    <style:style style:name="Tabulka15.D" style:family="table-column">
      <style:table-column-properties style:column-width="3.995cm"/>
    </style:style>
    <style:style style:name="Tabulka15.A1" style:family="table-cell">
      <style:table-cell-properties style:vertical-align="middle" fo:padding="0.049cm" fo:border="none"/>
    </style:style>
    <style:style style:name="Tabulka16" style:family="table">
      <style:table-properties style:width="12.732cm" table:align="left"/>
    </style:style>
    <style:style style:name="Tabulka16.A" style:family="table-column">
      <style:table-column-properties style:column-width="4.374cm"/>
    </style:style>
    <style:style style:name="Tabulka16.B" style:family="table-column">
      <style:table-column-properties style:column-width="2.787cm"/>
    </style:style>
    <style:style style:name="Tabulka16.C" style:family="table-column">
      <style:table-column-properties style:column-width="3.186cm"/>
    </style:style>
    <style:style style:name="Tabulka16.D" style:family="table-column">
      <style:table-column-properties style:column-width="2.385cm"/>
    </style:style>
    <style:style style:name="Tabulka16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63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6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63">
      <style:paragraph-properties fo:margin-left="0cm" fo:margin-right="0cm" fo:text-indent="0cm" style:auto-text-indent="false" style:writing-mode="lr-tb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28"/>
    <style:style style:name="P37" style:family="paragraph" style:parent-style-name="Text_20_body" style:list-style-name="L29"/>
    <style:style style:name="P38" style:family="paragraph" style:parent-style-name="Text_20_body" style:list-style-name="L30"/>
    <style:style style:name="P39" style:family="paragraph" style:parent-style-name="Text_20_body" style:list-style-name="L31"/>
    <style:style style:name="P40" style:family="paragraph" style:parent-style-name="Text_20_body" style:list-style-name="L32"/>
    <style:style style:name="P41" style:family="paragraph" style:parent-style-name="Text_20_body" style:list-style-name="L33"/>
    <style:style style:name="P42" style:family="paragraph" style:parent-style-name="Text_20_body" style:list-style-name="L34"/>
    <style:style style:name="P43" style:family="paragraph" style:parent-style-name="Text_20_body" style:list-style-name="L35"/>
    <style:style style:name="P44" style:family="paragraph" style:parent-style-name="Text_20_body" style:list-style-name="L36"/>
    <style:style style:name="P45" style:family="paragraph" style:parent-style-name="Text_20_body" style:list-style-name="L37"/>
    <style:style style:name="P46" style:family="paragraph" style:parent-style-name="Text_20_body" style:list-style-name="L38"/>
    <style:style style:name="P47" style:family="paragraph" style:parent-style-name="Text_20_body" style:list-style-name="L39"/>
    <style:style style:name="P48" style:family="paragraph" style:parent-style-name="Text_20_body" style:list-style-name="L40"/>
    <style:style style:name="P49" style:family="paragraph" style:parent-style-name="Text_20_body" style:list-style-name="L41"/>
    <style:style style:name="P50" style:family="paragraph" style:parent-style-name="Text_20_body" style:list-style-name="L42"/>
    <style:style style:name="P51" style:family="paragraph" style:parent-style-name="Text_20_body" style:list-style-name="L43"/>
    <style:style style:name="P52" style:family="paragraph" style:parent-style-name="Text_20_body" style:list-style-name="L44"/>
    <style:style style:name="P53" style:family="paragraph" style:parent-style-name="Text_20_body" style:list-style-name="L45"/>
    <style:style style:name="P54" style:family="paragraph" style:parent-style-name="Text_20_body" style:list-style-name="L46"/>
    <style:style style:name="P55" style:family="paragraph" style:parent-style-name="Text_20_body" style:list-style-name="L47"/>
    <style:style style:name="P56" style:family="paragraph" style:parent-style-name="Text_20_body" style:list-style-name="L48"/>
    <style:style style:name="P57" style:family="paragraph" style:parent-style-name="Text_20_body" style:list-style-name="L49"/>
    <style:style style:name="P58" style:family="paragraph" style:parent-style-name="Text_20_body" style:list-style-name="L50"/>
    <style:style style:name="P59" style:family="paragraph" style:parent-style-name="Text_20_body" style:list-style-name="L51"/>
    <style:style style:name="P60" style:family="paragraph" style:parent-style-name="Text_20_body" style:list-style-name="L52"/>
    <style:style style:name="P61" style:family="paragraph" style:parent-style-name="Text_20_body" style:list-style-name="L53"/>
    <style:style style:name="P62" style:family="paragraph" style:parent-style-name="Text_20_body" style:list-style-name="L54"/>
    <style:style style:name="P63" style:family="paragraph" style:parent-style-name="Text_20_body" style:list-style-name="L55"/>
    <style:style style:name="P64" style:family="paragraph" style:parent-style-name="Text_20_body" style:list-style-name="L56"/>
    <style:style style:name="P65" style:family="paragraph" style:parent-style-name="Text_20_body" style:list-style-name="L57"/>
    <style:style style:name="P66" style:family="paragraph" style:parent-style-name="Text_20_body" style:list-style-name="L58"/>
    <style:style style:name="P67" style:family="paragraph" style:parent-style-name="Text_20_body" style:list-style-name="L59"/>
    <style:style style:name="P68" style:family="paragraph" style:parent-style-name="Text_20_body" style:list-style-name="L60"/>
    <style:style style:name="P69" style:family="paragraph" style:parent-style-name="Text_20_body" style:list-style-name="L61"/>
    <style:style style:name="P70" style:family="paragraph" style:parent-style-name="Text_20_body" style:list-style-name="L62"/>
    <style:style style:name="P71" style:family="paragraph" style:parent-style-name="Text_20_body" style:list-style-name="L63"/>
    <style:style style:name="P72" style:family="paragraph" style:parent-style-name="Text_20_body" style:list-style-name="L64"/>
    <style:style style:name="P73" style:family="paragraph" style:parent-style-name="Text_20_body" style:list-style-name="L65"/>
    <style:style style:name="P74" style:family="paragraph" style:parent-style-name="Text_20_body" style:list-style-name="L66"/>
    <style:style style:name="P75" style:family="paragraph" style:parent-style-name="Text_20_body" style:list-style-name="L67"/>
    <style:style style:name="P76" style:family="paragraph" style:parent-style-name="Text_20_body" style:list-style-name="L68"/>
    <style:style style:name="P77" style:family="paragraph" style:parent-style-name="Text_20_body" style:list-style-name="L69"/>
    <style:style style:name="P78" style:family="paragraph" style:parent-style-name="Text_20_body" style:list-style-name="L70"/>
    <style:style style:name="P79" style:family="paragraph" style:parent-style-name="Text_20_body" style:list-style-name="L71"/>
    <style:style style:name="P80" style:family="paragraph" style:parent-style-name="Text_20_body" style:list-style-name="L72"/>
    <style:style style:name="P81" style:family="paragraph" style:parent-style-name="Text_20_body" style:list-style-name="L73"/>
    <style:style style:name="P82" style:family="paragraph" style:parent-style-name="Text_20_body" style:list-style-name="L74"/>
    <style:style style:name="P83" style:family="paragraph" style:parent-style-name="Text_20_body" style:list-style-name="L75"/>
    <style:style style:name="P84" style:family="paragraph" style:parent-style-name="Text_20_body" style:list-style-name="L76"/>
    <style:style style:name="P85" style:family="paragraph" style:parent-style-name="Text_20_body" style:list-style-name="L77"/>
    <style:style style:name="P86" style:family="paragraph" style:parent-style-name="Text_20_body" style:list-style-name="L78"/>
    <style:style style:name="P87" style:family="paragraph" style:parent-style-name="Text_20_body" style:list-style-name="L79"/>
    <style:style style:name="P88" style:family="paragraph" style:parent-style-name="Text_20_body" style:list-style-name="L80"/>
    <style:style style:name="P89" style:family="paragraph" style:parent-style-name="Text_20_body" style:list-style-name="L81"/>
    <style:style style:name="P90" style:family="paragraph" style:parent-style-name="Text_20_body" style:list-style-name="L82"/>
    <style:style style:name="P91" style:family="paragraph" style:parent-style-name="Text_20_body" style:list-style-name="L83"/>
    <style:style style:name="P92" style:family="paragraph" style:parent-style-name="Text_20_body" style:list-style-name="L84"/>
    <style:style style:name="P93" style:family="paragraph" style:parent-style-name="Text_20_body" style:list-style-name="L85"/>
    <style:style style:name="P94" style:family="paragraph" style:parent-style-name="Text_20_body" style:list-style-name="L86"/>
    <style:style style:name="P95" style:family="paragraph" style:parent-style-name="Text_20_body" style:list-style-name="L87"/>
    <style:style style:name="P96" style:family="paragraph" style:parent-style-name="Text_20_body" style:list-style-name="L88"/>
    <style:style style:name="P97" style:family="paragraph" style:parent-style-name="Text_20_body" style:list-style-name="L89"/>
    <style:style style:name="P98" style:family="paragraph" style:parent-style-name="Text_20_body" style:list-style-name="L90"/>
    <style:style style:name="P99" style:family="paragraph" style:parent-style-name="Text_20_body" style:list-style-name="L91"/>
    <style:style style:name="P100" style:family="paragraph" style:parent-style-name="Text_20_body" style:list-style-name="L92"/>
    <style:style style:name="P101" style:family="paragraph" style:parent-style-name="Text_20_body" style:list-style-name="L93"/>
    <style:style style:name="P102" style:family="paragraph" style:parent-style-name="Text_20_body" style:list-style-name="L94"/>
    <style:style style:name="P103" style:family="paragraph" style:parent-style-name="Text_20_body" style:list-style-name="L95"/>
    <style:style style:name="P104" style:family="paragraph" style:parent-style-name="Text_20_body" style:list-style-name="L96"/>
    <style:style style:name="P105" style:family="paragraph" style:parent-style-name="Text_20_body" style:list-style-name="L97"/>
    <style:style style:name="P106" style:family="paragraph" style:parent-style-name="Text_20_body" style:list-style-name="L98"/>
    <style:style style:name="P107" style:family="paragraph" style:parent-style-name="Text_20_body" style:list-style-name="L99"/>
    <style:style style:name="P108" style:family="paragraph" style:parent-style-name="Text_20_body" style:list-style-name="L100"/>
    <style:style style:name="P109" style:family="paragraph" style:parent-style-name="Text_20_body" style:list-style-name="L101"/>
    <style:style style:name="P110" style:family="paragraph" style:parent-style-name="Text_20_body" style:list-style-name="L102"/>
    <style:style style:name="P111" style:family="paragraph" style:parent-style-name="Text_20_body" style:list-style-name="L103"/>
    <style:style style:name="P112" style:family="paragraph" style:parent-style-name="Text_20_body" style:list-style-name="L104"/>
    <style:style style:name="P113" style:family="paragraph" style:parent-style-name="Text_20_body" style:list-style-name="L105"/>
    <style:style style:name="P114" style:family="paragraph" style:parent-style-name="Text_20_body" style:list-style-name="L106"/>
    <style:style style:name="P115" style:family="paragraph" style:parent-style-name="Text_20_body" style:list-style-name="L107"/>
    <style:style style:name="P116" style:family="paragraph" style:parent-style-name="Text_20_body" style:list-style-name="L108"/>
    <style:style style:name="P117" style:family="paragraph" style:parent-style-name="Text_20_body" style:list-style-name="L109"/>
    <style:style style:name="P118" style:family="paragraph" style:parent-style-name="Text_20_body" style:list-style-name="L110"/>
    <style:style style:name="P119" style:family="paragraph" style:parent-style-name="Text_20_body" style:list-style-name="L111"/>
    <style:style style:name="P120" style:family="paragraph" style:parent-style-name="Text_20_body" style:list-style-name="L112"/>
    <style:style style:name="P121" style:family="paragraph" style:parent-style-name="Text_20_body" style:list-style-name="L113"/>
    <style:style style:name="P122" style:family="paragraph" style:parent-style-name="Text_20_body" style:list-style-name="L114"/>
    <style:style style:name="P123" style:family="paragraph" style:parent-style-name="Text_20_body">
      <style:text-properties officeooo:paragraph-rsid="001f2937"/>
    </style:style>
    <style:style style:name="T1" style:family="text">
      <style:text-properties officeooo:rsid="001f293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0 — Introduction: From Canister Fields to Quantum-Inspired Computation</text:span></text:h>
      <text:p text:style-name="Text_20_body"><text:span text:style-name="Strong_20_Emphasis"/></text:p>
      <text:p text:style-name="P123"><text:span text:style-name="Strong_20_Emphasis"><text:span text:style-name="T1">Enter Yourname and ChatGPT</text:span></text:span></text:p>
      <text:p text:style-name="Text_20_body"><text:span text:style-name="Strong_20_Emphasis"/></text:p>
      <text:p text:style-name="Text_20_body"><text:span text:style-name="Emphasis">The Conceptual Bridge Between CFM and Quantum Computing</text:span></text:p>
      <text:p text:style-name="Text_20_body">Modern computation stands at a crossroads between two fundamentally different paradigms:</text:p>
      <text:list text:style-name="L110">
        <text:list-item>
          <text:p text:style-name="P118"><text:span text:style-name="Strong_20_Emphasis">classical architectures</text:span>, built on sequential logic, shared memory, and floating-point arithmetic, and</text:p>
        </text:list-item>
        <text:list-item>
          <text:p text:style-name="P118"><text:span text:style-name="Strong_20_Emphasis">quantum architectures</text:span>, built on unitary evolution, entanglement, and non-classical state spaces.</text:p>
        </text:list-item>
      </text:list>
      <text:p text:style-name="Text_20_body">The <text:span text:style-name="Strong_20_Emphasis">Canister Field Model (CFM)</text:span> introduces a <text:span text:style-name="Emphasis">third</text:span> paradigm:<text:line-break/>a <text:span text:style-name="Strong_20_Emphasis">deterministic, distributed field computer</text:span>, executed across the decentralized infrastructure of the Internet Computer (ICP).<text:line-break/>Although entirely classical in its mechanics, CFM <text:span text:style-name="Strong_20_Emphasis">mirrors the structural, topological and dynamical properties</text:span> of quantum systems so closely that it forms an <text:span text:style-name="Strong_20_Emphasis">ideal substrate for quantum-inspired computation</text:span>.</text:p>
      <text:p text:style-name="Text_20_body">The similarity is not superficial.<text:line-break/>Both quantum circuits and CFM share:</text:p>
      <text:list text:style-name="L111">
        <text:list-item>
          <text:p text:style-name="P119"><text:span text:style-name="Strong_20_Emphasis">local evolution rules</text:span> (unitaries vs. Φ),</text:p>
        </text:list-item>
        <text:list-item>
          <text:p text:style-name="P119"><text:span text:style-name="Strong_20_Emphasis">neighbor coupling</text:span> (two-qubit gates vs. NPUT/NGET),</text:p>
        </text:list-item>
        <text:list-item>
          <text:p text:style-name="P119"><text:span text:style-name="Strong_20_Emphasis">layered synchronous dynamics</text:span> (quantum depth vs. CFM rounds),</text:p>
        </text:list-item>
        <text:list-item>
          <text:p text:style-name="P119"><text:span text:style-name="Strong_20_Emphasis">global nonlocal interaction pathways</text:span> (entanglement and SWAP networks vs. SEND/RECV),</text:p>
        </text:list-item>
        <text:list-item>
          <text:p text:style-name="P119"><text:span text:style-name="Strong_20_Emphasis">tensor-product global state representation</text:span> (multi-qubit Hilbert space vs. multi-cell lattice state Σₜ).</text:p>
        </text:list-item>
      </text:list>
      <text:p text:style-name="Text_20_body">This structural equivalence means that CFM can function as a <text:span text:style-name="Strong_20_Emphasis">virtual quantum machine</text:span>, capable of executing quantum-like algorithms, Hamiltonian simulations, and lattice quantum dynamics — all <text:span text:style-name="Strong_20_Emphasis">deterministically</text:span>, without decoherence or probabilistic measurement.</text:p>
      <text:p text:style-name="Text_20_body">At the same time, CFM is not quantum hardware.<text:line-break/>Instead, it occupies a new category:</text:p>
      <text:p text:style-name="Quotations"><text:span text:style-name="Strong_20_Emphasis">A quantum-inspired deterministic distributed field computer</text:span>,<text:line-break/>running on commodity hardware,<text:line-break/>synchronized through blockchain consensus,<text:line-break/>with global-scale parallelism and zero noise.</text:p>
      <text:p text:style-name="Text_20_body">This makes CFM computationally closer to:</text:p>
      <text:list text:style-name="L112">
        <text:list-item>
          <text:p text:style-name="P120"><text:soft-page-break/>quantum lattice models (Ising, Hubbard, gauge theories),</text:p>
        </text:list-item>
        <text:list-item>
          <text:p text:style-name="P120">tensor networks (MPS, PEPS),</text:p>
        </text:list-item>
        <text:list-item>
          <text:p text:style-name="P120">cellular automata,</text:p>
        </text:list-item>
        <text:list-item>
          <text:p text:style-name="P120">synchronous parallel machines (BSP),</text:p>
        </text:list-item>
      </text:list>
      <text:p text:style-name="Text_20_body">than to classical von-Neumann systems.</text:p>
      <text:p text:style-name="Text_20_body">Yet unlike any of these, CFM:</text:p>
      <text:list text:style-name="L113">
        <text:list-item>
          <text:p text:style-name="P121">is <text:span text:style-name="Strong_20_Emphasis">decentralized</text:span>,</text:p>
        </text:list-item>
        <text:list-item>
          <text:p text:style-name="P121">has <text:span text:style-name="Strong_20_Emphasis">hybrid local–nonlocal connectivity</text:span>,</text:p>
        </text:list-item>
        <text:list-item>
          <text:p text:style-name="P121">is <text:span text:style-name="Strong_20_Emphasis">synchronous at global scale</text:span>,</text:p>
        </text:list-item>
        <text:list-item>
          <text:p text:style-name="P121">is <text:span text:style-name="Strong_20_Emphasis">deterministic by construction</text:span>,</text:p>
        </text:list-item>
        <text:list-item>
          <text:p text:style-name="P121">and is <text:span text:style-name="Strong_20_Emphasis">directly realizable</text:span> on ICP as a physically running system (CFP-1).</text:p>
        </text:list-item>
      </text:list>
      <text:p text:style-name="Text_20_body">The chapters that follow (0.1–0.7) develop this bridge step by step:</text:p>
      <text:list text:style-name="L114">
        <text:list-item>
          <text:p text:style-name="P122"><text:span text:style-name="Strong_20_Emphasis">0.1</text:span> shows how CFM matches quantum circuit dynamics.</text:p>
        </text:list-item>
        <text:list-item>
          <text:p text:style-name="P122"><text:span text:style-name="Strong_20_Emphasis">0.2</text:span> maps qubits to CFM registers.</text:p>
        </text:list-item>
        <text:list-item>
          <text:p text:style-name="P122"><text:span text:style-name="Strong_20_Emphasis">0.3</text:span> demonstrates emulation of quantum gates.</text:p>
        </text:list-item>
        <text:list-item>
          <text:p text:style-name="P122"><text:span text:style-name="Strong_20_Emphasis">0.4</text:span> provides Hamiltonian simulation in CFM.</text:p>
        </text:list-item>
        <text:list-item>
          <text:p text:style-name="P122"><text:span text:style-name="Strong_20_Emphasis">0.5</text:span> defines the Virtual Quantum Machine (VQM) on ICP.</text:p>
        </text:list-item>
        <text:list-item>
          <text:p text:style-name="P122"><text:span text:style-name="Strong_20_Emphasis">0.6</text:span> compares CFM/VQM with HPC and real quantum hardware.</text:p>
        </text:list-item>
        <text:list-item>
          <text:p text:style-name="P122"><text:span text:style-name="Strong_20_Emphasis">0.7</text:span> establishes CFM as a new computational paradigm.</text:p>
        </text:list-item>
      </text:list>
      <text:p text:style-name="Text_20_body">Together, these chapters show that:</text:p>
      <text:p text:style-name="Quotations"><text:span text:style-name="Strong_20_Emphasis">CFM + ICP = the world’s first deterministic quantum-inspired computer.</text:span><text:line-break/>A system that mimics quantum architecture at massive scale,</text:p>
      <text:p text:style-name="Text_20_body">without quantum physics,<text:line-break/>without noise,<text:line-break/>without decoherence,<text:line-break/>and without the physical constraints of qubit hardware.</text:p>
      <text:p text:style-name="Text_20_body"><text:span text:style-name="Strong_20_Emphasis">This introduction now cleanly unifies the entire structure.</text:span></text:p>
      <text:p text:style-name="Text_20_body"><text:span text:style-name="Strong_20_Emphasis"/></text:p>
      <text:h text:style-name="Heading_20_1" text:outline-level="1"><text:soft-page-break/><text:span text:style-name="Strong_20_Emphasis"/></text:h>
      <text:h text:style-name="Heading_20_1" text:outline-level="1"><text:span text:style-name="Strong_20_Emphasis"/></text:h>
      <text:h text:style-name="Heading_20_1" text:outline-level="1"><text:span text:style-name="Strong_20_Emphasis">0.1 CFM as a Quantum-Inspired Computational Model</text:span></text:h>
      <text:h text:style-name="Heading_20_3" text:outline-level="3"><text:span text:style-name="Emphasis">Bridging Deterministic Field Computing and Quantum Circuit Dynamics</text:span></text:h>
      <text:p text:style-name="Horizontal_20_Line"/>
      <text:h text:style-name="Heading_20_1" text:outline-level="1"><text:span text:style-name="Strong_20_Emphasis">0.1.1 Introduction</text:span></text:h>
      <text:p text:style-name="Text_20_body">Although the <text:span text:style-name="Strong_20_Emphasis">Canister Field Mathematics (CFM)</text:span> framework is a fully <text:span text:style-name="Strong_20_Emphasis">classical and deterministic</text:span> computational model, it exhibits <text:span text:style-name="Strong_20_Emphasis">structural parallels</text:span> with quantum computing that are deep, mathematically grounded, and operationally powerful.</text:p>
      <text:p text:style-name="Text_20_body">These parallels arise from three shared characteristics:</text:p>
      <text:list text:style-name="L1">
        <text:list-item>
          <text:p text:style-name="P8"><text:span text:style-name="Strong_20_Emphasis">Locality:</text:span><text:line-break/>Both quantum circuits and CFM evolve state through local operations.</text:p>
        </text:list-item>
        <text:list-item>
          <text:p text:style-name="P8"><text:span text:style-name="Strong_20_Emphasis">Synchrony:</text:span><text:line-break/>Both use a global notion of discrete steps (“time slices” or “layers”).</text:p>
        </text:list-item>
        <text:list-item>
          <text:p text:style-name="P8"><text:span text:style-name="Strong_20_Emphasis">Mixed interaction scales:</text:span><text:line-break/>Both support:</text:p>
          <text:list>
            <text:list-item>
              <text:p text:style-name="P8">short-range (neighbor) interactions, and</text:p>
            </text:list-item>
            <text:list-item>
              <text:p text:style-name="P8">long-range (entangling or routed) interactions.</text:p>
            </text:list-item>
          </text:list>
        </text:list-item>
      </text:list>
      <text:p text:style-name="Text_20_body">These properties make CFM not a quantum computer, but a <text:span text:style-name="Strong_20_Emphasis">quantum-inspired computing model</text:span> capable of emulating many structural features of quantum computation, including:</text:p>
      <text:list text:style-name="L2">
        <text:list-item>
          <text:p text:style-name="P9">quantum circuit layering,</text:p>
        </text:list-item>
        <text:list-item>
          <text:p text:style-name="P9">Hamiltonian evolution via Trotterization,</text:p>
        </text:list-item>
        <text:list-item>
          <text:p text:style-name="P9">qubit coupling topology,</text:p>
        </text:list-item>
        <text:list-item>
          <text:p text:style-name="P9">entanglement-like global correlations,</text:p>
        </text:list-item>
        <text:list-item>
          <text:p text:style-name="P9">distributed wavefunction propagation.</text:p>
        </text:list-item>
      </text:list>
      <text:p text:style-name="Text_20_body">This motivates a formal exploration of CFM as<text:line-break/><text:span text:style-name="Strong_20_Emphasis">a deterministic analogue of quantum circuit dynamics on a 3D computational lattice</text:span>.</text:p>
      <text:p text:style-name="Horizontal_20_Line"/>
      <text:h text:style-name="Heading_20_1" text:outline-level="1"><text:soft-page-break/><text:span text:style-name="Strong_20_Emphasis">0.1.2 Local Evolution: Φ and Single-Qubit Unitaries</text:span></text:h>
      <text:p text:style-name="Text_20_body">In quantum computing:</text:p>
      <text:list text:style-name="L3">
        <text:list-item>
          <text:p text:style-name="P10">A <text:span text:style-name="Strong_20_Emphasis">single-qubit gate</text:span> is a local unitary UUU acting on a qubit’s state:</text:p>
          <text:p text:style-name="P10">∣ψ⟩↦U∣ψ⟩.|\psi\rangle \mapsto U |\psi\rangle.∣ψ⟩↦U∣ψ⟩. </text:p>
        </text:list-item>
      </text:list>
      <text:p text:style-name="Text_20_body">In CFM:</text:p>
      <text:list text:style-name="L4">
        <text:list-item>
          <text:p text:style-name="P12">The <text:span text:style-name="Strong_20_Emphasis">local transition function</text:span> Φ acts on the local state of a cell St(i)S_t(i)St​(i):</text:p>
          <text:p text:style-name="P12">St′(i)=Φ(St(i),…).S'_t(i) = \Phi(S_t(i),\ldots).St′​(i)=Φ(St​(i),…). </text:p>
        </text:list-item>
      </text:list>
      <text:p text:style-name="Text_20_body"><text:span text:style-name="Strong_20_Emphasis">Parallel:</text:span></text:p>
      <table:table table:name="Tabulka1" table:style-name="Tabulka1">
        <table:table-column table:style-name="Tabulka1.A"/>
        <table:table-column table:style-name="Tabulka1.B"/>
        <table:table-header-rows>
          <table:table-row>
            <table:table-cell table:style-name="Tabulka1.A1" office:value-type="string">
              <text:p text:style-name="Table_20_Heading">Quantum Model</text:p>
            </table:table-cell>
            <table:table-cell table:style-name="Tabulka1.A1" office:value-type="string">
              <text:p text:style-name="Table_20_Heading">CFM Model</text:p>
            </table:table-cell>
          </table:table-row>
        </table:table-header-rows>
        <table:table-row>
          <table:table-cell table:style-name="Tabulka1.A1" office:value-type="string">
            <text:p text:style-name="Table_20_Contents">Local unitary UUU</text:p>
          </table:table-cell>
          <table:table-cell table:style-name="Tabulka1.A1" office:value-type="string">
            <text:p text:style-name="Table_20_Contents">Local compute Φ</text:p>
          </table:table-cell>
        </table:table-row>
        <table:table-row>
          <table:table-cell table:style-name="Tabulka1.A1" office:value-type="string">
            <text:p text:style-name="Table_20_Contents">Purely local state transform</text:p>
          </table:table-cell>
          <table:table-cell table:style-name="Tabulka1.A1" office:value-type="string">
            <text:p text:style-name="Table_20_Contents">Purely local state transform</text:p>
          </table:table-cell>
        </table:table-row>
        <table:table-row>
          <table:table-cell table:style-name="Tabulka1.A1" office:value-type="string">
            <text:p text:style-name="Table_20_Contents">Gate set determines expressivity</text:p>
          </table:table-cell>
          <table:table-cell table:style-name="Tabulka1.A1" office:value-type="string">
            <text:p text:style-name="Table_20_Contents">ISA determines expressivity</text:p>
          </table:table-cell>
        </table:table-row>
      </table:table>
      <text:p text:style-name="Text_20_body">While Φ is deterministic and classical, mathematically it plays the <text:span text:style-name="Strong_20_Emphasis">exact same compositional role</text:span> as quantum single-qubit gates:</text:p>
      <text:list text:style-name="L5">
        <text:list-item>
          <text:p text:style-name="P13">it acts locally,</text:p>
        </text:list-item>
        <text:list-item>
          <text:p text:style-name="P13">it interacts only with local state,</text:p>
        </text:list-item>
        <text:list-item>
          <text:p text:style-name="P13">its effects compose layer-by-layer.</text:p>
        </text:list-item>
      </text:list>
      <text:p text:style-name="Text_20_body">Thus Φ corresponds to the <text:span text:style-name="Strong_20_Emphasis">local gate layer</text:span> of a quantum circuit.</text:p>
      <text:p text:style-name="Horizontal_20_Line"/>
      <text:h text:style-name="Heading_20_1" text:outline-level="1"><text:span text:style-name="Strong_20_Emphasis">0.1.3 Neighbor Interactions: N and Two-Qubit Gates</text:span></text:h>
      <text:p text:style-name="Text_20_body">In quantum circuits, <text:span text:style-name="Strong_20_Emphasis">two-qubit gates</text:span> (CNOT, CZ, SWAP…) mediate interactions between adjacent qubits.</text:p>
      <text:p text:style-name="Text_20_body">These gates couple the states of qubits at positions iii and jjj:</text:p>
      <text:p text:style-name="Text_20_body">∣ψi,j⟩↦Ui,j∣ψi,j⟩.|\psi_{i,j}\rangle \mapsto U_{i,j} |\psi_{i,j}\rangle.∣ψi,j​⟩↦Ui,j​∣ψi,j​⟩. </text:p>
      <text:p text:style-name="Text_20_body">In CFM, neighbor communication is performed via the <text:span text:style-name="Strong_20_Emphasis">six directional links</text:span> using:</text:p>
      <text:list text:style-name="L6">
        <text:list-item>
          <text:p text:style-name="P14"><text:span text:style-name="Source_20_Text">NGET dir</text:span></text:p>
        </text:list-item>
        <text:list-item>
          <text:p text:style-name="P14"><text:span text:style-name="Source_20_Text">NPUT dir</text:span></text:p>
        </text:list-item>
      </text:list>
      <text:p text:style-name="Text_20_body">The semantics:</text:p>
      <text:p text:style-name="Text_20_body">INt+1(i,d)=OUTt′(j,dˉ)IN_{t+1}(i,d) = OUT'_t(j,\bar d)INt+1​(i,d)=OUTt′​(j,dˉ) </text:p>
      <text:p text:style-name="Text_20_body">is structurally identical to a two-qubit gate in a quantum lattice:</text:p>
      <text:list text:style-name="L7">
        <text:list-item>
          <text:p text:style-name="P15"><text:soft-page-break/>both operate between adjacent nodes,</text:p>
        </text:list-item>
        <text:list-item>
          <text:p text:style-name="P15">both propagate information across the local connectivity graph.</text:p>
        </text:list-item>
      </text:list>
      <text:p text:style-name="Text_20_body">Thus:</text:p>
      <text:p text:style-name="Text_20_body"><text:span text:style-name="Strong_20_Emphasis">Neighbor ports (NPUT/NGET) in CFM correspond to 2-qubit entangling gates in quantum circuits</text:span>,<text:line-break/>but implemented deterministically and with classical state.</text:p>
      <text:p text:style-name="Horizontal_20_Line"/>
      <text:h text:style-name="Heading_20_1" text:outline-level="1"><text:span text:style-name="Strong_20_Emphasis">0.1.4 Routed Communication: R and Long-Range Entanglement</text:span></text:h>
      <text:p text:style-name="Text_20_body">Quantum processors use:</text:p>
      <text:list text:style-name="L8">
        <text:list-item>
          <text:p text:style-name="P16"><text:span text:style-name="Strong_20_Emphasis">SWAP networks</text:span>,</text:p>
        </text:list-item>
        <text:list-item>
          <text:p text:style-name="P16"><text:span text:style-name="Strong_20_Emphasis">teleportation protocols</text:span>,</text:p>
        </text:list-item>
        <text:list-item>
          <text:p text:style-name="P16"><text:span text:style-name="Strong_20_Emphasis">long-range logical qubit routing</text:span>,</text:p>
        </text:list-item>
        <text:list-item>
          <text:p text:style-name="P16"><text:span text:style-name="Strong_20_Emphasis">global entangling operations</text:span>.</text:p>
        </text:list-item>
      </text:list>
      <text:p text:style-name="Text_20_body">In CFM, routed communication via SEND/RECV provides:</text:p>
      <text:list text:style-name="L9">
        <text:list-item>
          <text:p text:style-name="P17">global addressing in log⁡2N\log_2 Nlog2​N hops,</text:p>
        </text:list-item>
        <text:list-item>
          <text:p text:style-name="P17">deterministic message routing,</text:p>
        </text:list-item>
        <text:list-item>
          <text:p text:style-name="P17">synchronized arrival semantics.</text:p>
        </text:list-item>
      </text:list>
      <text:p text:style-name="Text_20_body">Mathematically, CFM produces <text:span text:style-name="Strong_20_Emphasis">long-range correlations</text:span> exactly like quantum entanglement patterns—without quantum mechanics.</text:p>
      <text:p text:style-name="Text_20_body">These routed interactions:</text:p>
      <text:list text:style-name="L10">
        <text:list-item>
          <text:p text:style-name="P18">break the diameter barrier,</text:p>
        </text:list-item>
        <text:list-item>
          <text:p text:style-name="P18">model high-dimensional coupling,</text:p>
        </text:list-item>
        <text:list-item>
          <text:p text:style-name="P18">emulate quantum long-range gates.</text:p>
        </text:list-item>
      </text:list>
      <text:p text:style-name="Text_20_body">Thus:</text:p>
      <text:p text:style-name="Text_20_body"><text:span text:style-name="Strong_20_Emphasis">CFM routing layer = classical analogue of quantum entanglement distribution / SWAP networks.</text:span></text:p>
      <text:p text:style-name="Horizontal_20_Line"/>
      <text:h text:style-name="Heading_20_1" text:outline-level="1"><text:span text:style-name="Strong_20_Emphasis">0.1.5 Layered Global Time and Circuit Depth</text:span></text:h>
      <text:p text:style-name="Text_20_body">Quantum circuits are defined by their <text:span text:style-name="Strong_20_Emphasis">depth</text:span>:<text:line-break/>the number of sequential gate layers that cannot be executed in parallel.</text:p>
      <text:p text:style-name="Text_20_body"><text:soft-page-break/>CFM rounds correspond directly to these layers:</text:p>
      <text:p text:style-name="Text_20_body">Round t:Σt+1=G(Σt)\text{Round } t: \quad \Sigma_{t+1} = G(\Sigma_t)Round t:Σt+1​=G(Σt​) </text:p>
      <text:p text:style-name="Text_20_body">with:</text:p>
      <text:list text:style-name="L11">
        <text:list-item>
          <text:p text:style-name="P19">Φ ≡ local gates</text:p>
        </text:list-item>
        <text:list-item>
          <text:p text:style-name="P19">N ≡ neighbor gates</text:p>
        </text:list-item>
        <text:list-item>
          <text:p text:style-name="P19">R ≡ routed gates</text:p>
        </text:list-item>
      </text:list>
      <text:p text:style-name="Text_20_body">Thus the <text:span text:style-name="Strong_20_Emphasis">depth of a CFM program</text:span> corresponds to the <text:span text:style-name="Strong_20_Emphasis">depth of a quantum circuit</text:span> implementing comparable transformations.</text:p>
      <text:p text:style-name="Text_20_body">This provides a theoretical foundation for:</text:p>
      <text:list text:style-name="L12">
        <text:list-item>
          <text:p text:style-name="P20">complexity analysis,</text:p>
        </text:list-item>
        <text:list-item>
          <text:p text:style-name="P20">Trotter-Suzuki decomposition,</text:p>
        </text:list-item>
        <text:list-item>
          <text:p text:style-name="P20">parallel circuit simulation,</text:p>
        </text:list-item>
        <text:list-item>
          <text:p text:style-name="P20">quantum-inspired algorithms.</text:p>
        </text:list-item>
      </text:list>
      <text:p text:style-name="Horizontal_20_Line"/>
      <text:h text:style-name="Heading_20_1" text:outline-level="1"><text:span text:style-name="Strong_20_Emphasis">0.1.6 Hamiltonian Dynamics and Trotterization</text:span></text:h>
      <text:p text:style-name="Text_20_body">Quantum time evolution is governed by:</text:p>
      <text:p text:style-name="Text_20_body">U(t)=e−iHtU(t) = e^{-iHt}U(t)=e−iHt </text:p>
      <text:p text:style-name="Text_20_body">which is approximated by Trotterization:</text:p>
      <text:p text:style-name="Text_20_body">U(t)≈(∏ke−iHkΔt)t/Δt.U(t) \approx \left(\prod_k e^{-iH_k \Delta t}\right)^{t/\Delta t}.U(t)≈(k∏​e−iHk​Δt)t/Δt. </text:p>
      <text:p text:style-name="Text_20_body">CFM evolution:</text:p>
      <text:p text:style-name="Text_20_body">Σt+1=N(Φ(R(Σt)))\Sigma_{t+1} = \mathcal{N}(\Phi(\mathcal{R}(\Sigma_t)))Σt+1​=N(Φ(R(Σt​))) </text:p>
      <text:p text:style-name="Text_20_body">has the same compositional structure:</text:p>
      <text:list text:style-name="L13">
        <text:list-item>
          <text:p text:style-name="P21">Φ = onsite terms (local Hamiltonians)</text:p>
        </text:list-item>
        <text:list-item>
          <text:p text:style-name="P21">N = coupling terms (neighbor Hamiltonians)</text:p>
        </text:list-item>
        <text:list-item>
          <text:p text:style-name="P21">R = nonlocal Hamiltonians</text:p>
        </text:list-item>
      </text:list>
      <text:p text:style-name="Text_20_body">Thus CFM can emulate Trotterized quantum dynamics <text:span text:style-name="Strong_20_Emphasis">without needing qubits</text:span>, provided that:</text:p>
      <text:list text:style-name="L14">
        <text:list-item>
          <text:p text:style-name="P22">amplitudes are encoded as real or complex vectors in memory,</text:p>
        </text:list-item>
        <text:list-item>
          <text:p text:style-name="P22">gates are approximated with classical arithmetic,</text:p>
        </text:list-item>
        <text:list-item>
          <text:p text:style-name="P22">interference is computed explicitly.</text:p>
        </text:list-item>
      </text:list>
      <text:p text:style-name="Text_20_body"><text:soft-page-break/>This makes CFM a <text:span text:style-name="Strong_20_Emphasis">universal substrate for classical quantum simulation</text:span>.</text:p>
      <text:p text:style-name="Horizontal_20_Line"/>
      <text:h text:style-name="Heading_20_1" text:outline-level="1"><text:span text:style-name="Strong_20_Emphasis">0.1.7 Wavefunction Propagation and Field Interference</text:span></text:h>
      <text:p text:style-name="Text_20_body">In a quantum system:</text:p>
      <text:list text:style-name="L15">
        <text:list-item>
          <text:p text:style-name="P23">amplitudes <text:span text:style-name="Strong_20_Emphasis">propagate locally</text:span>,</text:p>
        </text:list-item>
        <text:list-item>
          <text:p text:style-name="P23">superpositions interfere,</text:p>
        </text:list-item>
        <text:list-item>
          <text:p text:style-name="P23">global correlations emerge.</text:p>
        </text:list-item>
      </text:list>
      <text:p text:style-name="Text_20_body">In CFM:</text:p>
      <text:list text:style-name="L16">
        <text:list-item>
          <text:p text:style-name="P24">values propagate via NPUT/NGET,</text:p>
        </text:list-item>
        <text:list-item>
          <text:p text:style-name="P24">local Φ combines them,</text:p>
        </text:list-item>
        <text:list-item>
          <text:p text:style-name="P24">routed R creates global correlation.</text:p>
        </text:list-item>
      </text:list>
      <text:p text:style-name="Text_20_body">The structure is mathematically equivalent to:</text:p>
      <text:p text:style-name="Text_20_body">ψt+1(i)=f(ψt(i),ψt(neighbors),ψt(remote inputs))\psi_{t+1}(i) = f\bigl(\psi_t(i), \psi_t(\text{neighbors}), \psi_t(\text{remote inputs})\bigr)ψt+1​(i)=f(ψt​(i),ψt​(neighbors),ψt​(remote inputs)) </text:p>
      <text:p text:style-name="Text_20_body">a classical analogue of:</text:p>
      <text:p text:style-name="Text_20_body">ψt+1=Uψt.\psi_{t+1} = U \psi_t.ψt+1​=Uψt​. </text:p>
      <text:p text:style-name="Text_20_body">Though amplitudes are classical, the propagation dynamics mimic:</text:p>
      <text:list text:style-name="L17">
        <text:list-item>
          <text:p text:style-name="P25">diffusion,</text:p>
        </text:list-item>
        <text:list-item>
          <text:p text:style-name="P25">interference,</text:p>
        </text:list-item>
        <text:list-item>
          <text:p text:style-name="P25">entanglement-like influence,</text:p>
        </text:list-item>
        <text:list-item>
          <text:p text:style-name="P25">global-local hybrid effects.</text:p>
        </text:list-item>
      </text:list>
      <text:p text:style-name="Text_20_body">Thus <text:span text:style-name="Strong_20_Emphasis">CFM naturally behaves like a classical wavefunction simulator</text:span>.</text:p>
      <text:p text:style-name="Horizontal_20_Line"/>
      <text:h text:style-name="Heading_20_1" text:outline-level="1"><text:span text:style-name="Strong_20_Emphasis">0.1.8 CFM as a Pre-Quantum Computational Architecture</text:span></text:h>
      <text:p text:style-name="Text_20_body">Combining all previous observations:</text:p>
      <text:list text:style-name="L18">
        <text:list-item>
          <text:p text:style-name="P26">Local gates ↔ Φ</text:p>
        </text:list-item>
        <text:list-item>
          <text:p text:style-name="P26">Two-qubit gates ↔ NPUT/NGET</text:p>
        </text:list-item>
        <text:list-item>
          <text:p text:style-name="P26">SWAP networks / teleportation ↔ SEND/RECV</text:p>
        </text:list-item>
        <text:list-item>
          <text:p text:style-name="P26"><text:soft-page-break/>Circuit depth ↔ rounds</text:p>
        </text:list-item>
        <text:list-item>
          <text:p text:style-name="P26">Trotterization ↔ G = N∘Φ∘R</text:p>
        </text:list-item>
        <text:list-item>
          <text:p text:style-name="P26">Wave propagation ↔ neighbor diffusion</text:p>
        </text:list-item>
        <text:list-item>
          <text:p text:style-name="P26">Entanglement structure ↔ global routing topology</text:p>
        </text:list-item>
      </text:list>
      <text:p text:style-name="Text_20_body">This motivates the interpretation:</text:p>
      <text:h text:style-name="Heading_20_2" text:outline-level="2"><text:span text:style-name="Strong_20_Emphasis">CFM is a deterministic, scalable, quantum-inspired computing model capable of expressing the structural properties of quantum computation without requiring quantum hardware.</text:span></text:h>
      <text:p text:style-name="Text_20_body">CFM is to quantum computing what:</text:p>
      <text:list text:style-name="L19">
        <text:list-item>
          <text:p text:style-name="P27">classical cellular automata are to physics,</text:p>
        </text:list-item>
        <text:list-item>
          <text:p text:style-name="P27">tensor networks are to quantum states,</text:p>
        </text:list-item>
        <text:list-item>
          <text:p text:style-name="P27">neuromorphic computing is to neurons.</text:p>
        </text:list-item>
      </text:list>
      <text:p text:style-name="Text_20_body">It is a <text:span text:style-name="Strong_20_Emphasis">computational bridge</text:span> between classical deterministic systems and quantum-structured information dynamics.</text:p>
      <text:p text:style-name="Horizontal_20_Line"/>
      <text:h text:style-name="Heading_20_1" text:outline-level="1"><text:span text:style-name="Strong_20_Emphasis">0.1.9 Summary</text:span></text:h>
      <text:p text:style-name="Text_20_body">CFM is not quantum, but it is <text:span text:style-name="Strong_20_Emphasis">formally quantum-inspired</text:span>, meaning:</text:p>
      <text:list text:style-name="L20">
        <text:list-item>
          <text:p text:style-name="P28">It shares the structural decomposition of quantum circuits.</text:p>
        </text:list-item>
        <text:list-item>
          <text:p text:style-name="P28">It implements local and nonlocal interactions with fixed semantics.</text:p>
        </text:list-item>
        <text:list-item>
          <text:p text:style-name="P28">It evolves through layered global steps similar to gate layers.</text:p>
        </text:list-item>
        <text:list-item>
          <text:p text:style-name="P28">It supports long-range couplings analogous to entanglement.</text:p>
        </text:list-item>
        <text:list-item>
          <text:p text:style-name="P28">It provides a substrate for Hamiltonian simulation and wavefunction propagation.</text:p>
        </text:list-item>
      </text:list>
      <text:p text:style-name="Text_20_body">This makes the CFM/CFP-1 architecture a <text:span text:style-name="Strong_20_Emphasis">novel computational paradigm</text:span>, mathematically grounded and theoretically capable of emulating many quantum-like behaviors within a deterministic, distributed classical syste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Heading_20_1" text:outline-level="1"><text:span text:style-name="Strong_20_Emphasis">0.2 Formal Analogy: Qubit ↔ CFM Register</text:span></text:h>
      <text:h text:style-name="Heading_20_3" text:outline-level="3"><text:span text:style-name="Emphasis">Classical–Quantum Correspondence in the Canister Field Model</text:span></text:h>
      <text:p text:style-name="Horizontal_20_Line"/>
      <text:h text:style-name="Heading_20_1" text:outline-level="1"><text:span text:style-name="Strong_20_Emphasis">0.2.1 Introduction</text:span></text:h>
      <text:p text:style-name="Text_20_body">Although CFM is strictly classical and deterministic, its computational structure mirrors that of quantum computing in several mathematically precise ways.</text:p>
      <text:p text:style-name="Text_20_body">This chapter introduces a <text:span text:style-name="Strong_20_Emphasis">formal analogy</text:span> between:</text:p>
      <text:list text:style-name="L21">
        <text:list-item>
          <text:p text:style-name="P29">the <text:span text:style-name="Strong_20_Emphasis">quantum bit (qubit)</text:span>, represented by a normalized vector in Hilbert space, and</text:p>
        </text:list-item>
        <text:list-item>
          <text:p text:style-name="P29">the <text:span text:style-name="Strong_20_Emphasis">CFM register</text:span>, a deterministic state vector updated by the CFM-ISA and Φ.</text:p>
        </text:list-item>
      </text:list>
      <text:p text:style-name="Text_20_body">The analogy does <text:span text:style-name="Strong_20_Emphasis">not</text:span> claim physical equivalence.<text:line-break/>Instead, it highlights <text:span text:style-name="Strong_20_Emphasis">mathematical correspondence</text:span> in:</text:p>
      <text:list text:style-name="L22">
        <text:list-item>
          <text:p text:style-name="P30">state representation</text:p>
        </text:list-item>
        <text:list-item>
          <text:p text:style-name="P30">local transformations</text:p>
        </text:list-item>
        <text:list-item>
          <text:p text:style-name="P30">coupling rules</text:p>
        </text:list-item>
        <text:list-item>
          <text:p text:style-name="P30">circuit layering</text:p>
        </text:list-item>
        <text:list-item>
          <text:p text:style-name="P30">expressivity</text:p>
        </text:list-item>
        <text:list-item>
          <text:p text:style-name="P30">information propagation</text:p>
        </text:list-item>
      </text:list>
      <text:p text:style-name="Text_20_body">This establishes CFM registers as <text:span text:style-name="Strong_20_Emphasis">classical analogues of qubits within a structured field dynamic</text:span>.</text:p>
      <text:p text:style-name="Horizontal_20_Line"/>
      <text:h text:style-name="Heading_20_1" text:outline-level="1"><text:span text:style-name="Strong_20_Emphasis">0.2.2 Qubit: Formal Definition</text:span></text:h>
      <text:p text:style-name="Text_20_body">A quantum bit is defined as:</text:p>
      <text:p text:style-name="Text_20_body">∣ψ⟩=α∣0⟩+β∣1⟩,|\psi\rangle = \alpha |0\rangle + \beta |1\rangle,∣ψ⟩=α∣0⟩+β∣1⟩, </text:p>
      <text:p text:style-name="Text_20_body">with:</text:p>
      <text:list text:style-name="L23">
        <text:list-item>
          <text:p text:style-name="P31">α,β∈C\alpha, \beta \in \mathbb{C}α,β∈C</text:p>
        </text:list-item>
        <text:list-item>
          <text:p text:style-name="P31">normalization:</text:p>
          <text:p text:style-name="P31">∣α∣2+∣β∣2=1.|\alpha|^2 + |\beta|^2 = 1.∣α∣2+∣β∣2=1. </text:p>
        </text:list-item>
      </text:list>
      <text:p text:style-name="Text_20_body"><text:soft-page-break/>The <text:span text:style-name="Strong_20_Emphasis">state space</text:span> of a qubit is:</text:p>
      <text:p text:style-name="Text_20_body">H2=C2.\mathcal{H}_2 = \mathbb{C}^2.H2​=C2. </text:p>
      <text:p text:style-name="Text_20_body">Transformations are unitary operators:</text:p>
      <text:p text:style-name="P11">∣ψ′⟩=U∣ψ⟩,U†U=I.|\psi'\rangle = U |\psi\rangle, \quad U^\dagger U = I.∣ψ′⟩=U∣ψ⟩,U†U=I. </text:p>
      <text:p text:style-name="Horizontal_20_Line"/>
      <text:h text:style-name="Heading_20_1" text:outline-level="1"><text:span text:style-name="Strong_20_Emphasis">0.2.3 CFM Register: Formal Definition</text:span></text:h>
      <text:p text:style-name="Text_20_body">A <text:span text:style-name="Strong_20_Emphasis">CFM register</text:span> is:</text:p>
      <text:p text:style-name="Text_20_body">R(i)=(r0,r1,…,r31),R(i) = (r_0, r_1, \dots, r_{31}),R(i)=(r0​,r1​,…,r31​), </text:p>
      <text:p text:style-name="Text_20_body">where each rk∈{0,…,264−1}r_k \in \{0,\dots,2^{64}-1\}rk​∈{0,…,264−1}.</text:p>
      <text:p text:style-name="Text_20_body">Registers evolve under deterministic Φ:</text:p>
      <text:p text:style-name="Text_20_body">Rt(i)↦Rt+1(i)=Φ(Rt(i),… ).R_t(i) \mapsto R_{t+1}(i) = \Phi(R_t(i),\dots).Rt​(i)↦Rt+1​(i)=Φ(Rt​(i),…). </text:p>
      <text:p text:style-name="Text_20_body">Register operations correspond to:</text:p>
      <text:list text:style-name="L24">
        <text:list-item>
          <text:p text:style-name="P32">classical arithmetic</text:p>
        </text:list-item>
        <text:list-item>
          <text:p text:style-name="P32">logical operations</text:p>
        </text:list-item>
        <text:list-item>
          <text:p text:style-name="P32">memory loads</text:p>
        </text:list-item>
        <text:list-item>
          <text:p text:style-name="P32">neighbor reads NGET</text:p>
        </text:list-item>
        <text:list-item>
          <text:p text:style-name="P32">router reads RECV</text:p>
        </text:list-item>
      </text:list>
      <text:p text:style-name="Horizontal_20_Line"/>
      <text:h text:style-name="Heading_20_1" text:outline-level="1"><text:span text:style-name="Strong_20_Emphasis">0.2.4 Formal Correspondence: State Space Structure</text:span></text:h>
      <text:h text:style-name="Heading_20_3" text:outline-level="3">Quantum:</text:h>
      <text:list text:style-name="L25">
        <text:list-item>
          <text:p text:style-name="P33">A qubit is a point on the Bloch sphere S2S^2S2.</text:p>
        </text:list-item>
      </text:list>
      <text:h text:style-name="Heading_20_3" text:outline-level="3">CFM:</text:h>
      <text:list text:style-name="L26">
        <text:list-item>
          <text:p text:style-name="P34">A register is a point in a high-dimensional discrete space:</text:p>
          <text:p text:style-name="P34">R∈(Z264)32.R \in (\mathbb{Z}_{2^{64}})^{32}.R∈(Z264​)32. </text:p>
        </text:list-item>
      </text:list>
      <text:h text:style-name="Heading_20_3" text:outline-level="3">The key insight:</text:h>
      <text:p text:style-name="Text_20_body">Although the state spaces differ in algebraic structure (Hilbert space vs finite ring),<text:line-break/><text:span text:style-name="Strong_20_Emphasis">they both are “state vectors” acted on by local transformation operators.</text:span></text:p>
      <text:p text:style-name="Text_20_body">Thus the mapping is:</text:p>
      <text:p text:style-name="Text_20_body"><text:soft-page-break/>Qubit state vector↔CFM register state vector.\text{Qubit state vector} \quad\leftrightarrow\quad \text{CFM register state vector}.Qubit state vector↔CFM register state vector. </text:p>
      <text:p text:style-name="Text_20_body">Not identical — but <text:span text:style-name="Strong_20_Emphasis">structurally analogous</text:span> for computation.</text:p>
      <text:p text:style-name="Horizontal_20_Line"/>
      <text:h text:style-name="Heading_20_1" text:outline-level="1"><text:span text:style-name="Strong_20_Emphasis">0.2.5 Correspondence of Local Transformations</text:span></text:h>
      <text:p text:style-name="Text_20_body">Quantum local transform:</text:p>
      <text:p text:style-name="Text_20_body">∣ψ′⟩=U∣ψ⟩,|\psi'\rangle = U |\psi\rangle,∣ψ′⟩=U∣ψ⟩, </text:p>
      <text:p text:style-name="Text_20_body">where UUU is a unitary matrix.</text:p>
      <text:p text:style-name="Text_20_body">CFM local transform:</text:p>
      <text:p text:style-name="Text_20_body">R′=Φ(R),R' = \Phi(R),R′=Φ(R), </text:p>
      <text:p text:style-name="Text_20_body">where Φ is a <text:span text:style-name="Strong_20_Emphasis">deterministic classical function</text:span>.</text:p>
      <text:p text:style-name="Text_20_body">Formally, both evolutions are:</text:p>
      <text:list text:style-name="L27">
        <text:list-item>
          <text:p text:style-name="P35">local,</text:p>
        </text:list-item>
        <text:list-item>
          <text:p text:style-name="P35">structure-preserving,</text:p>
        </text:list-item>
        <text:list-item>
          <text:p text:style-name="P35">reversible or irreversible depending on the model,</text:p>
        </text:list-item>
        <text:list-item>
          <text:p text:style-name="P35">composed in layers,</text:p>
        </text:list-item>
        <text:list-item>
          <text:p text:style-name="P35">uniform across the entire field / circuit.</text:p>
        </text:list-item>
      </text:list>
      <text:p text:style-name="Text_20_body">Thus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header-rows>
          <table:table-row>
            <table:table-cell table:style-name="Tabulka2.A1" office:value-type="string">
              <text:p text:style-name="Table_20_Heading">Property</text:p>
            </table:table-cell>
            <table:table-cell table:style-name="Tabulka2.A1" office:value-type="string">
              <text:p text:style-name="Table_20_Heading">Quantum Gate UUU</text:p>
            </table:table-cell>
            <table:table-cell table:style-name="Tabulka2.A1" office:value-type="string">
              <text:p text:style-name="Table_20_Heading">CFM Φ</text:p>
            </table:table-cell>
          </table:table-row>
        </table:table-header-rows>
        <table:table-row>
          <table:table-cell table:style-name="Tabulka2.A1" office:value-type="string">
            <text:p text:style-name="Table_20_Contents">Local</text:p>
          </table:table-cell>
          <table:table-cell table:style-name="Tabulka2.A1" office:value-type="string">
            <text:p text:style-name="Table_20_Contents">✔</text:p>
          </table:table-cell>
          <table:table-cell table:style-name="Tabulka2.A1" office:value-type="string">
            <text:p text:style-name="Table_20_Contents">✔</text:p>
          </table:table-cell>
        </table:table-row>
        <table:table-row>
          <table:table-cell table:style-name="Tabulka2.A1" office:value-type="string">
            <text:p text:style-name="Table_20_Contents">Multilayer composition</text:p>
          </table:table-cell>
          <table:table-cell table:style-name="Tabulka2.A1" office:value-type="string">
            <text:p text:style-name="Table_20_Contents">✔</text:p>
          </table:table-cell>
          <table:table-cell table:style-name="Tabulka2.A1" office:value-type="string">
            <text:p text:style-name="Table_20_Contents">✔</text:p>
          </table:table-cell>
        </table:table-row>
        <table:table-row>
          <table:table-cell table:style-name="Tabulka2.A1" office:value-type="string">
            <text:p text:style-name="Table_20_Contents">Deterministic forward evolution</text:p>
          </table:table-cell>
          <table:table-cell table:style-name="Tabulka2.A1" office:value-type="string">
            <text:p text:style-name="Table_20_Contents">✔</text:p>
          </table:table-cell>
          <table:table-cell table:style-name="Tabulka2.A1" office:value-type="string">
            <text:p text:style-name="Table_20_Contents">✔</text:p>
          </table:table-cell>
        </table:table-row>
        <table:table-row>
          <table:table-cell table:style-name="Tabulka2.A1" office:value-type="string">
            <text:p text:style-name="Table_20_Contents">Mapping from state vector to state vector</text:p>
          </table:table-cell>
          <table:table-cell table:style-name="Tabulka2.A1" office:value-type="string">
            <text:p text:style-name="Table_20_Contents">✔</text:p>
          </table:table-cell>
          <table:table-cell table:style-name="Tabulka2.A1" office:value-type="string">
            <text:p text:style-name="Table_20_Contents">✔</text:p>
          </table:table-cell>
        </table:table-row>
        <table:table-row>
          <table:table-cell table:style-name="Tabulka2.A1" office:value-type="string">
            <text:p text:style-name="Table_20_Contents">Global computation = product over all sites</text:p>
          </table:table-cell>
          <table:table-cell table:style-name="Tabulka2.A1" office:value-type="string">
            <text:p text:style-name="Table_20_Contents">✔</text:p>
          </table:table-cell>
          <table:table-cell table:style-name="Tabulka2.A1" office:value-type="string">
            <text:p text:style-name="Table_20_Contents">✔</text:p>
          </table:table-cell>
        </table:table-row>
      </table:table>
      <text:p text:style-name="Text_20_body">The analogy is <text:span text:style-name="Strong_20_Emphasis">functional</text:span>, not physical.</text:p>
      <text:p text:style-name="Horizontal_20_Line"/>
      <text:h text:style-name="Heading_20_1" text:outline-level="1"><text:span text:style-name="Strong_20_Emphasis">0.2.6 Correspondence of Two-Qubit Coupling</text:span></text:h>
      <text:p text:style-name="Text_20_body">Quantum two-qubit gate operates on qubits i and j:</text:p>
      <text:p text:style-name="Text_20_body">∣ψi,j′⟩=Ui,j∣ψi,j⟩.|\psi_{i,j}'\rangle = U_{i,j} |\psi_{i,j}\rangle.∣ψi,j′​⟩=Ui,j​∣ψi,j​⟩. </text:p>
      <text:p text:style-name="Text_20_body">CFM neighbor interaction uses:</text:p>
      <text:p text:style-name="P1"><text:span text:style-name="Source_20_Text">NPUT dir, rs</text:span></text:p>
      <text:p text:style-name="P4"><text:soft-page-break/><text:span text:style-name="Source_20_Text">NGET rd, dir</text:span></text:p>
      <text:p text:style-name="Text_20_body">Mathematically:</text:p>
      <text:p text:style-name="Text_20_body">Rt+1(i)=f(Rt(i),Rt(j))R_{t+1}(i) = f\bigl(R_t(i), R_t(j)\bigr)Rt+1​(i)=f(Rt​(i),Rt​(j)) </text:p>
      <text:p text:style-name="Text_20_body">where jjj is the neighbor of iii.</text:p>
      <text:p text:style-name="Text_20_body">Thus:</text:p>
      <text:list text:style-name="L28">
        <text:list-item>
          <text:p text:style-name="P36"><text:span text:style-name="Strong_20_Emphasis">CNOT ↔ Exchange of register components</text:span></text:p>
        </text:list-item>
        <text:list-item>
          <text:p text:style-name="P36"><text:span text:style-name="Strong_20_Emphasis">CZ ↔ Conditional classical operation via neighbor state</text:span></text:p>
        </text:list-item>
        <text:list-item>
          <text:p text:style-name="P36"><text:span text:style-name="Strong_20_Emphasis">SWAP ↔ Symmetric NGET/NPUT exchange</text:span></text:p>
        </text:list-item>
      </text:list>
      <text:p text:style-name="Text_20_body">The topology is <text:span text:style-name="Strong_20_Emphasis">identical</text:span>:</text:p>
      <table:table table:name="Tabulka3" table:style-name="Tabulka3">
        <table:table-column table:style-name="Tabulka3.A"/>
        <table:table-column table:style-name="Tabulka3.B"/>
        <table:table-header-rows>
          <table:table-row>
            <table:table-cell table:style-name="Tabulka3.A1" office:value-type="string">
              <text:p text:style-name="Table_20_Heading">Quantum</text:p>
            </table:table-cell>
            <table:table-cell table:style-name="Tabulka3.A1" office:value-type="string">
              <text:p text:style-name="Table_20_Heading">CFM</text:p>
            </table:table-cell>
          </table:table-row>
        </table:table-header-rows>
        <table:table-row>
          <table:table-cell table:style-name="Tabulka3.A1" office:value-type="string">
            <text:p text:style-name="Table_20_Contents">Qubit lattice</text:p>
          </table:table-cell>
          <table:table-cell table:style-name="Tabulka3.A1" office:value-type="string">
            <text:p text:style-name="Table_20_Contents">Cell lattice</text:p>
          </table:table-cell>
        </table:table-row>
        <table:table-row>
          <table:table-cell table:style-name="Tabulka3.A1" office:value-type="string">
            <text:p text:style-name="Table_20_Contents">Qubit coupling graph</text:p>
          </table:table-cell>
          <table:table-cell table:style-name="Tabulka3.A1" office:value-type="string">
            <text:p text:style-name="Table_20_Contents">Neighbor ports</text:p>
          </table:table-cell>
        </table:table-row>
        <table:table-row>
          <table:table-cell table:style-name="Tabulka3.A1" office:value-type="string">
            <text:p text:style-name="Table_20_Contents">Two-qubit gate</text:p>
          </table:table-cell>
          <table:table-cell table:style-name="Tabulka3.A1" office:value-type="string">
            <text:p text:style-name="Table_20_Contents">NPUT/NGET</text:p>
          </table:table-cell>
        </table:table-row>
        <table:table-row>
          <table:table-cell table:style-name="Tabulka3.A1" office:value-type="string">
            <text:p text:style-name="Table_20_Contents">Layered gate applications</text:p>
          </table:table-cell>
          <table:table-cell table:style-name="Tabulka3.A1" office:value-type="string">
            <text:p text:style-name="Table_20_Contents">Synchronous rounds</text:p>
          </table:table-cell>
        </table:table-row>
      </table:table>
      <text:p text:style-name="Text_20_body">This is one of the strongest correspondences.</text:p>
      <text:p text:style-name="Horizontal_20_Line"/>
      <text:h text:style-name="Heading_20_1" text:outline-level="1"><text:span text:style-name="Strong_20_Emphasis">0.2.7 Long-Range Entanglement vs Routed Communication</text:span></text:h>
      <text:p text:style-name="Text_20_body">Quantum processors use:</text:p>
      <text:list text:style-name="L29">
        <text:list-item>
          <text:p text:style-name="P37">teleportation</text:p>
        </text:list-item>
        <text:list-item>
          <text:p text:style-name="P37">SWAP networks</text:p>
        </text:list-item>
        <text:list-item>
          <text:p text:style-name="P37">long-range mediated gates</text:p>
        </text:list-item>
        <text:list-item>
          <text:p text:style-name="P37">entanglement distribution</text:p>
        </text:list-item>
      </text:list>
      <text:p text:style-name="Text_20_body">CFM uses SEND/RECV:</text:p>
      <text:p text:style-name="Text_20_body">R(i)↦R(j)R(i) \mapsto R(j)R(i)↦R(j) </text:p>
      <text:p text:style-name="Text_20_body">with:</text:p>
      <text:list text:style-name="L30">
        <text:list-item>
          <text:p text:style-name="P38">deterministic delivery</text:p>
        </text:list-item>
        <text:list-item>
          <text:p text:style-name="P38">logarithmic diameter</text:p>
        </text:list-item>
        <text:list-item>
          <text:p text:style-name="P38">guaranteed ordering</text:p>
        </text:list-item>
      </text:list>
      <text:p text:style-name="Text_20_body">Thus:</text:p>
      <text:h text:style-name="Heading_20_3" text:outline-level="3">CFM routed communication =</text:h>
      <text:p text:style-name="Text_20_body"><text:span text:style-name="Strong_20_Emphasis">classical analogue of long-range quantum entanglement / SWAP networks.</text:span></text:p>
      <text:p text:style-name="Text_20_body"><text:soft-page-break/>Mathematically:</text:p>
      <text:p text:style-name="Text_20_body">SEND↔Nonlocal coupling operator\text{SEND} \quad\leftrightarrow\quad \text{Nonlocal coupling operator}SEND↔Nonlocal coupling operator </text:p>
      <text:p text:style-name="Text_20_body">in a quantum circuit.</text:p>
      <text:p text:style-name="Horizontal_20_Line"/>
      <text:h text:style-name="Heading_20_1" text:outline-level="1"><text:span text:style-name="Strong_20_Emphasis">0.2.8 Multi-Register Structures vs Multi-Qubit Tensors</text:span></text:h>
      <text:p text:style-name="Text_20_body">Quantum state of nnn qubits:</text:p>
      <text:p text:style-name="Text_20_body">∣Ψ⟩∈(C2)⊗n.|\Psi\rangle \in (\mathbb{C}^2)^{\otimes n}.∣Ψ⟩∈(C2)⊗n. </text:p>
      <text:p text:style-name="Text_20_body">CFM global register state:</text:p>
      <text:p text:style-name="Text_20_body">Σt∈((Z264)32)⊗N.\Sigma_t \in \bigl((\mathbb{Z}_{2^{64}})^{32}\bigr)^{\otimes N}.Σt​∈((Z264​)32)⊗N. </text:p>
      <text:p text:style-name="Text_20_body">The tensor product structure is <text:span text:style-name="Strong_20_Emphasis">formally identical</text:span>:</text:p>
      <text:list text:style-name="L31">
        <text:list-item>
          <text:p text:style-name="P39">each site has a local state vector</text:p>
        </text:list-item>
        <text:list-item>
          <text:p text:style-name="P39">the full system is the product over all sites</text:p>
        </text:list-item>
        <text:list-item>
          <text:p text:style-name="P39">global evolution applies per-site operators and coupling operators</text:p>
        </text:list-item>
      </text:list>
      <text:p text:style-name="Text_20_body">Thus:</text:p>
      <text:p text:style-name="Text_20_body"><text:span text:style-name="Strong_20_Emphasis">CFM global state evolves like a quantum multi-qubit system,<text:line-break/>except with classical state vectors.</text:span></text:p>
      <text:p text:style-name="Horizontal_20_Line"/>
      <text:h text:style-name="Heading_20_1" text:outline-level="1"><text:span text:style-name="Strong_20_Emphasis">0.2.9 Measurement Analogy</text:span></text:h>
      <text:p text:style-name="Text_20_body">Quantum measurement extracts:</text:p>
      <text:list text:style-name="L32">
        <text:list-item>
          <text:p text:style-name="P40">basis states |0⟩ or |1⟩</text:p>
        </text:list-item>
        <text:list-item>
          <text:p text:style-name="P40">collapses wavefunction</text:p>
        </text:list-item>
      </text:list>
      <text:p text:style-name="Text_20_body">In CFM:</text:p>
      <text:list text:style-name="L33">
        <text:list-item>
          <text:p text:style-name="P41">reading a register extracts its classical value</text:p>
        </text:list-item>
        <text:list-item>
          <text:p text:style-name="P41">but does <text:span text:style-name="Strong_20_Emphasis">not</text:span> collapse global state</text:p>
        </text:list-item>
        <text:list-item>
          <text:p text:style-name="P41">the system remains fully deterministic</text:p>
        </text:list-item>
      </text:list>
      <text:p text:style-name="Text_20_body">Thus:</text:p>
      <text:p text:style-name="Text_20_body">Measurement ≈ Reading CFM registers<text:line-break/>Collapse ≈ Not present; deterministic continuation</text:p>
      <text:p text:style-name="Text_20_body"><text:soft-page-break/>CFM behaves like a <text:span text:style-name="Strong_20_Emphasis">post-measurement quantum system</text:span>,<text:line-break/>where amplitudes are explicitly represented by numbers, not physical superposition.</text:p>
      <text:p text:style-name="Horizontal_20_Line"/>
      <text:h text:style-name="Heading_20_1" text:outline-level="1"><text:span text:style-name="Strong_20_Emphasis">0.2.10 Summary of the Qubit ↔ Register Analogy</text:span></text:h>
      <text:h text:style-name="Heading_20_3" text:outline-level="3"><text:span text:style-name="Strong_20_Emphasis">Structural Correspondences</text:span></text:h>
      <table:table table:name="Tabulka4" table:style-name="Tabulka4">
        <table:table-column table:style-name="Tabulka4.A"/>
        <table:table-column table:style-name="Tabulka4.B"/>
        <table:table-header-rows>
          <table:table-row>
            <table:table-cell table:style-name="Tabulka4.A1" office:value-type="string">
              <text:p text:style-name="Table_20_Heading">Quantum Concept</text:p>
            </table:table-cell>
            <table:table-cell table:style-name="Tabulka4.A1" office:value-type="string">
              <text:p text:style-name="Table_20_Heading">CFM Concept</text:p>
            </table:table-cell>
          </table:table-row>
        </table:table-header-rows>
        <table:table-row>
          <table:table-cell table:style-name="Tabulka4.A1" office:value-type="string">
            <text:p text:style-name="Table_20_Contents">Qubit</text:p>
          </table:table-cell>
          <table:table-cell table:style-name="Tabulka4.A1" office:value-type="string">
            <text:p text:style-name="Table_20_Contents">Register</text:p>
          </table:table-cell>
        </table:table-row>
        <table:table-row>
          <table:table-cell table:style-name="Tabulka4.A1" office:value-type="string">
            <text:p text:style-name="Table_20_Contents">Qubit state vector</text:p>
          </table:table-cell>
          <table:table-cell table:style-name="Tabulka4.A1" office:value-type="string">
            <text:p text:style-name="Table_20_Contents">32×64-bit integer vector</text:p>
          </table:table-cell>
        </table:table-row>
        <table:table-row>
          <table:table-cell table:style-name="Tabulka4.A1" office:value-type="string">
            <text:p text:style-name="Table_20_Contents">Single-qubit unitary</text:p>
          </table:table-cell>
          <table:table-cell table:style-name="Tabulka4.A1" office:value-type="string">
            <text:p text:style-name="Table_20_Contents">Local Φ transformation</text:p>
          </table:table-cell>
        </table:table-row>
        <table:table-row>
          <table:table-cell table:style-name="Tabulka4.A1" office:value-type="string">
            <text:p text:style-name="Table_20_Contents">Two-qubit entangling gate</text:p>
          </table:table-cell>
          <table:table-cell table:style-name="Tabulka4.A1" office:value-type="string">
            <text:p text:style-name="Table_20_Contents">NPUT/NGET neighbor ops</text:p>
          </table:table-cell>
        </table:table-row>
        <table:table-row>
          <table:table-cell table:style-name="Tabulka4.A1" office:value-type="string">
            <text:p text:style-name="Table_20_Contents">Long-range entanglement</text:p>
          </table:table-cell>
          <table:table-cell table:style-name="Tabulka4.A1" office:value-type="string">
            <text:p text:style-name="Table_20_Contents">SEND/RECV</text:p>
          </table:table-cell>
        </table:table-row>
        <table:table-row>
          <table:table-cell table:style-name="Tabulka4.A1" office:value-type="string">
            <text:p text:style-name="Table_20_Contents">Circuit depth</text:p>
          </table:table-cell>
          <table:table-cell table:style-name="Tabulka4.A1" office:value-type="string">
            <text:p text:style-name="Table_20_Contents">Round number</text:p>
          </table:table-cell>
        </table:table-row>
        <table:table-row>
          <table:table-cell table:style-name="Tabulka4.A1" office:value-type="string">
            <text:p text:style-name="Table_20_Contents">Global wavefunction</text:p>
          </table:table-cell>
          <table:table-cell table:style-name="Tabulka4.A1" office:value-type="string">
            <text:p text:style-name="Table_20_Contents">Global lattice state Σₜ</text:p>
          </table:table-cell>
        </table:table-row>
        <table:table-row>
          <table:table-cell table:style-name="Tabulka4.A1" office:value-type="string">
            <text:p text:style-name="Table_20_Contents">Measurement</text:p>
          </table:table-cell>
          <table:table-cell table:style-name="Tabulka4.A1" office:value-type="string">
            <text:p text:style-name="Table_20_Contents">Reading registers</text:p>
          </table:table-cell>
        </table:table-row>
        <table:table-row>
          <table:table-cell table:style-name="Tabulka4.A1" office:value-type="string">
            <text:p text:style-name="Table_20_Contents">Hamiltonian simulation</text:p>
          </table:table-cell>
          <table:table-cell table:style-name="Tabulka4.A1" office:value-type="string">
            <text:p text:style-name="Table_20_Contents">Field evolution with neighbor coupling</text:p>
          </table:table-cell>
        </table:table-row>
      </table:table>
      <text:h text:style-name="Heading_20_3" text:outline-level="3"><text:span text:style-name="Strong_20_Emphasis">Interpretation</text:span></text:h>
      <text:p text:style-name="Text_20_body">CFM is not quantum,<text:line-break/>but it provides a <text:span text:style-name="Strong_20_Emphasis">structurally faithful classical analogue</text:span> of:</text:p>
      <text:list text:style-name="L34">
        <text:list-item>
          <text:p text:style-name="P42">circuit-based quantum computing,</text:p>
        </text:list-item>
        <text:list-item>
          <text:p text:style-name="P42">lattice quantum spin models,</text:p>
        </text:list-item>
        <text:list-item>
          <text:p text:style-name="P42">Hamiltonian simulation,</text:p>
        </text:list-item>
        <text:list-item>
          <text:p text:style-name="P42">tensor network architectures.</text:p>
        </text:list-item>
      </text:list>
      <text:p text:style-name="Text_20_body">This makes CFM an <text:span text:style-name="Strong_20_Emphasis">ideal theoretical substrate</text:span> for:</text:p>
      <text:list text:style-name="L35">
        <text:list-item>
          <text:p text:style-name="P43">quantum-inspired algorithms,</text:p>
        </text:list-item>
        <text:list-item>
          <text:p text:style-name="P43">virtual quantum computers,</text:p>
        </text:list-item>
        <text:list-item>
          <text:p text:style-name="P43">classical simulation of quantum circuits,</text:p>
        </text:list-item>
        <text:list-item>
          <text:p text:style-name="P43">AGI models requiring quantum-like topology.</text:p>
        </text:list-item>
      </text:list>
      <text:p text:style-name="Text_20_body"/>
      <text:h text:style-name="Heading_20_1" text:outline-level="1"><text:soft-page-break/><text:span text:style-name="Strong_20_Emphasis"/></text:h>
      <text:h text:style-name="Heading_20_1" text:outline-level="1"><text:span text:style-name="Strong_20_Emphasis"/></text:h>
      <text:h text:style-name="Heading_20_1" text:outline-level="1"><text:span text:style-name="Strong_20_Emphasis">0.3 Emulation of Quantum Gates in the Canister Field Model (CFM)</text:span></text:h>
      <text:h text:style-name="Heading_20_3" text:outline-level="3"><text:span text:style-name="Emphasis">Deterministic Classical Realization of Quantum Circuit Primitives</text:span></text:h>
      <text:p text:style-name="Horizontal_20_Line"/>
      <text:h text:style-name="Heading_20_1" text:outline-level="1"><text:span text:style-name="Strong_20_Emphasis">0.3.1 Introduction</text:span></text:h>
      <text:p text:style-name="Text_20_body">Although CFM is a <text:span text:style-name="Strong_20_Emphasis">deterministic classical system</text:span>, its structure enables it to <text:span text:style-name="Strong_20_Emphasis">faithfully emulate the computational behavior</text:span> of quantum circuits at the level of:</text:p>
      <text:list text:style-name="L70">
        <text:list-item>
          <text:p text:style-name="P78">gate decomposition,</text:p>
        </text:list-item>
        <text:list-item>
          <text:p text:style-name="P78">qubit–qubit interactions,</text:p>
        </text:list-item>
        <text:list-item>
          <text:p text:style-name="P78">multi-qubit coupling networks,</text:p>
        </text:list-item>
        <text:list-item>
          <text:p text:style-name="P78">circuit layering,</text:p>
        </text:list-item>
        <text:list-item>
          <text:p text:style-name="P78">Trotterized Hamiltonian evolution,</text:p>
        </text:list-item>
        <text:list-item>
          <text:p text:style-name="P78">amplitude propagation.</text:p>
        </text:list-item>
      </text:list>
      <text:p text:style-name="Text_20_body">This chapter defines:</text:p>
      <text:list text:style-name="L71">
        <text:list-item>
          <text:p text:style-name="P79">How <text:span text:style-name="Strong_20_Emphasis">single-qubit gates</text:span> map to CFM’s local transition function Φ.</text:p>
        </text:list-item>
        <text:list-item>
          <text:p text:style-name="P79">How <text:span text:style-name="Strong_20_Emphasis">two-qubit entangling gates</text:span> map to CFM’s neighbor exchange structure.</text:p>
        </text:list-item>
        <text:list-item>
          <text:p text:style-name="P79">How <text:span text:style-name="Strong_20_Emphasis">long-range quantum gates</text:span> map to CFM’s routed SEND/RECV operations.</text:p>
        </text:list-item>
        <text:list-item>
          <text:p text:style-name="P79">How <text:span text:style-name="Strong_20_Emphasis">multi-qubit circuits</text:span> are represented as sequences of synchronous rounds.</text:p>
        </text:list-item>
        <text:list-item>
          <text:p text:style-name="P79">How <text:span text:style-name="Strong_20_Emphasis">Hamiltonians and unitaries</text:span> are approximated by discrete deterministic operators.</text:p>
        </text:list-item>
      </text:list>
      <text:p text:style-name="Text_20_body">The objective:<text:line-break/><text:span text:style-name="Strong_20_Emphasis">provide a complete mapping from quantum gates to CFM operators, allowing the entire quantum circuit model to be emulated on CFP-1.</text:span></text:p>
      <text:p text:style-name="Horizontal_20_Line"/>
      <text:h text:style-name="Heading_20_1" text:outline-level="1"><text:span text:style-name="Strong_20_Emphasis">0.3.2 Representation of Quantum Information in CFM</text:span></text:h>
      <text:p text:style-name="Text_20_body">We use the correspondence from Kapitola 0.2:</text:p>
      <text:list text:style-name="L72">
        <text:list-item>
          <text:p text:style-name="P80"><text:soft-page-break/>quantum state ∣ψ⟩=α∣0⟩+β∣1⟩|\psi\rangle = \alpha|0\rangle + \beta|1\rangle∣ψ⟩=α∣0⟩+β∣1⟩<text:line-break/>↔ classical vector R=(r0…r31)R = (r_0…r_{31})R=(r0​…r31​)</text:p>
        </text:list-item>
        <text:list-item>
          <text:p text:style-name="P80">amplitudes (α,β)(\alpha,\beta)(α,β)<text:line-break/>↔ real/complex numbers represented in registers / LDM</text:p>
        </text:list-item>
        <text:list-item>
          <text:p text:style-name="P80">full multi-qubit wavefunction<text:line-break/>↔ distributed arrays of classical vectors across the Field</text:p>
        </text:list-item>
      </text:list>
      <text:p text:style-name="Text_20_body">Thus, a quantum gate maps to a <text:span text:style-name="Strong_20_Emphasis">deterministic classical transform</text:span> on these stored amplitude values.</text:p>
      <text:p text:style-name="Horizontal_20_Line"/>
      <text:h text:style-name="Heading_20_1" text:outline-level="1"><text:span text:style-name="Strong_20_Emphasis">0.3.3 Emulation of Single-Qubit Gates</text:span></text:h>
      <text:p text:style-name="Text_20_body">A single-qubit quantum gate is a linear operator:</text:p>
      <text:p text:style-name="Text_20_body">(α′β′)=U(αβ).\begin{pmatrix} \alpha' \\ \beta' \end{pmatrix} = U \begin{pmatrix} \alpha \\ \beta \end{pmatrix}.(α′β′​)=U(αβ​). </text:p>
      <text:p text:style-name="Text_20_body">With CFM, amplitudes are explicitly stored in registers or memory:</text:p>
      <text:p text:style-name="P1"><text:span text:style-name="Source_20_Text">R1 = alpha</text:span></text:p>
      <text:p text:style-name="P4"><text:span text:style-name="Source_20_Text">R2 = beta</text:span></text:p>
      <text:p text:style-name="Text_20_body">To emulate a gate:</text:p>
      <text:list text:style-name="L73">
        <text:list-item>
          <text:p text:style-name="P81">Load the amplitudes</text:p>
        </text:list-item>
        <text:list-item>
          <text:p text:style-name="P81">Multiply by the linear transform</text:p>
        </text:list-item>
        <text:list-item>
          <text:p text:style-name="P81">Store the result</text:p>
        </text:list-item>
      </text:list>
      <text:p text:style-name="Text_20_body">Thus:</text:p>
      <text:h text:style-name="Heading_20_3" text:outline-level="3"><text:span text:style-name="Strong_20_Emphasis">Quantum NOT (Pauli-X)</text:span></text:h>
      <text:p text:style-name="Text_20_body">X=(0110)X = \begin{pmatrix} 0 &amp; 1 \\ 1 &amp; 0 \end{pmatrix}X=(01​10​) </text:p>
      <text:p text:style-name="Text_20_body">CFM emulation:</text:p>
      <text:p text:style-name="P1"><text:span text:style-name="Source_20_Text">TEMP = R1 <text:s text:c="8"/>; save alpha</text:span></text:p>
      <text:p text:style-name="P3"><text:span text:style-name="Source_20_Text">R1 <text:s text:c="2"/>= R2 <text:s text:c="8"/>; alpha' = beta</text:span></text:p>
      <text:p text:style-name="P4"><text:span text:style-name="Source_20_Text">R2 <text:s text:c="2"/>= TEMP <text:s text:c="6"/>; beta' <text:s/>= alpha</text:span></text:p>
      <text:p text:style-name="Horizontal_20_Line"/>
      <text:h text:style-name="Heading_20_3" text:outline-level="3"><text:span text:style-name="Strong_20_Emphasis">Hadamard Gate (H)</text:span></text:h>
      <text:p text:style-name="Text_20_body">H=12(111−1)H = \frac{1}{\sqrt{2}} \begin{pmatrix} 1 &amp; 1 \\ 1 &amp; -1 \end{pmatrix}H=2​1​(11​1−1​) </text:p>
      <text:p text:style-name="Text_20_body">CFM emulation (scaled integer arithmetic):</text:p>
      <text:p text:style-name="P1"><text:span text:style-name="Source_20_Text">R3 = R1 + R2 <text:s text:c="5"/>; alpha + beta</text:span></text:p>
      <text:p text:style-name="P3"><text:span text:style-name="Source_20_Text">R4 = R1 - R2 <text:s text:c="5"/>; alpha - beta</text:span></text:p>
      <text:p text:style-name="P3"/>
      <text:p text:style-name="P3"><text:span text:style-name="Source_20_Text">R1 = R3 * INVSQRT2</text:span></text:p>
      <text:p text:style-name="P4"><text:soft-page-break/><text:span text:style-name="Source_20_Text">R2 = R4 * INVSQRT2</text:span></text:p>
      <text:p text:style-name="Text_20_body"><text:span text:style-name="Source_20_Text">INVSQRT2</text:span> is a fixed rational approximation.</text:p>
      <text:p text:style-name="Horizontal_20_Line"/>
      <text:h text:style-name="Heading_20_3" text:outline-level="3"><text:span text:style-name="Strong_20_Emphasis">Phase Gate (S), T, and arbitrary rotations</text:span></text:h>
      <text:p text:style-name="Text_20_body">All 1-qubit gates have the form:</text:p>
      <text:p text:style-name="Text_20_body">U=eiϕ(abcd)U = e^{i\phi} \begin{pmatrix} a &amp; b \\ c &amp; d \end{pmatrix}U=eiϕ(ac​bd​) </text:p>
      <text:p text:style-name="Text_20_body">Emulated as:</text:p>
      <text:list text:style-name="L74">
        <text:list-item>
          <text:p text:style-name="P82">complex multiplication (via pairs of registers),</text:p>
        </text:list-item>
        <text:list-item>
          <text:p text:style-name="P82">addition/subtraction,</text:p>
        </text:list-item>
        <text:list-item>
          <text:p text:style-name="P82">linear combinations.</text:p>
        </text:list-item>
      </text:list>
      <text:p text:style-name="Text_20_body">CFM can emulate arbitrary 1-qubit unitaries to arbitrary precision.</text:p>
      <text:p text:style-name="Horizontal_20_Line"/>
      <text:h text:style-name="Heading_20_1" text:outline-level="1"><text:span text:style-name="Strong_20_Emphasis">0.3.4 Emulation of Two-Qubit Gates Using Neighbor Ports</text:span></text:h>
      <text:p text:style-name="Text_20_body">Two-qubit gates such as:</text:p>
      <text:list text:style-name="L75">
        <text:list-item>
          <text:p text:style-name="P83">CNOT</text:p>
        </text:list-item>
        <text:list-item>
          <text:p text:style-name="P83">CZ</text:p>
        </text:list-item>
        <text:list-item>
          <text:p text:style-name="P83">SWAP</text:p>
        </text:list-item>
      </text:list>
      <text:p text:style-name="Text_20_body">operate on <text:span text:style-name="Strong_20_Emphasis">adjacent qubits</text:span> in a lattice.</text:p>
      <text:p text:style-name="Text_20_body">CFM provides <text:span text:style-name="Strong_20_Emphasis">six-directional neighbor coupling</text:span> via:</text:p>
      <text:p text:style-name="P1"><text:span text:style-name="Source_20_Text">NGET rd, DIR</text:span></text:p>
      <text:p text:style-name="P4"><text:span text:style-name="Source_20_Text">NPUT DIR, rs</text:span></text:p>
      <text:p text:style-name="Text_20_body">This supports classical analogues of entangling operations.</text:p>
      <text:p text:style-name="Horizontal_20_Line"/>
      <text:h text:style-name="Heading_20_3" text:outline-level="3"><text:span text:style-name="Strong_20_Emphasis">CNOT Emulation</text:span></text:h>
      <text:p text:style-name="Text_20_body">Quantum definition:</text:p>
      <text:p text:style-name="Text_20_body">∣c,t⟩↦∣c,t⊕c⟩|c, t\rangle \mapsto |c, t \oplus c\rangle∣c,t⟩↦∣c,t⊕c⟩ </text:p>
      <text:p text:style-name="Text_20_body">CFM equivalent:</text:p>
      <text:p text:style-name="Text_20_body">Cell i (control):</text:p>
      <text:p text:style-name="P2"><text:span text:style-name="Source_20_Text">NPUT EAST, Rc <text:s text:c="6"/>; send control bit/value to neighbor</text:span></text:p>
      <text:p text:style-name="Text_20_body"><text:soft-page-break/>Cell j (target):</text:p>
      <text:p text:style-name="P1"><text:span text:style-name="Source_20_Text">NGET <text:s/>R9, WEST <text:s text:c="5"/>; receive control</text:span></text:p>
      <text:p text:style-name="P4"><text:span text:style-name="Source_20_Text">XOR <text:s text:c="2"/>Rt, Rt, R9 <text:s text:c="3"/>; t' = t XOR c</text:span></text:p>
      <text:p text:style-name="Text_20_body">This is functionally identical to a classical CNOT gate.</text:p>
      <text:p text:style-name="Horizontal_20_Line"/>
      <text:h text:style-name="Heading_20_3" text:outline-level="3"><text:span text:style-name="Strong_20_Emphasis">CZ Emulation</text:span></text:h>
      <text:p text:style-name="Text_20_body">Quantum controlled-Z:</text:p>
      <text:p text:style-name="Text_20_body">∣c,t⟩↦(−1)ct∣c,t⟩|c,t\rangle \mapsto (-1)^{c t} |c,t\rangle∣c,t⟩↦(−1)ct∣c,t⟩ </text:p>
      <text:p text:style-name="Text_20_body">CFM equivalent:</text:p>
      <text:p text:style-name="P1"><text:span text:style-name="Source_20_Text">NPUT EAST, Rc</text:span></text:p>
      <text:p text:style-name="P3"><text:span text:style-name="Source_20_Text">NGET R9, WEST</text:span></text:p>
      <text:p text:style-name="P3"/>
      <text:p text:style-name="P3"><text:span text:style-name="Source_20_Text">IF (Rc == 1 AND Rt == 1):</text:span></text:p>
      <text:p text:style-name="P4"><text:span text:style-name="Source_20_Text"><text:s text:c="4"/>Rphase = -Rphase</text:span></text:p>
      <text:p text:style-name="Text_20_body">Where <text:span text:style-name="Source_20_Text">Rphase</text:span> is a register encoding the amplitude’s sign or complex phase.</text:p>
      <text:p text:style-name="Horizontal_20_Line"/>
      <text:h text:style-name="Heading_20_3" text:outline-level="3"><text:span text:style-name="Strong_20_Emphasis">SWAP Emulation</text:span></text:h>
      <text:p text:style-name="Text_20_body">Quantum SWAP:</text:p>
      <text:p text:style-name="Text_20_body">∣a,b⟩↦∣b,a⟩|a,b\rangle \mapsto |b,a\rangle∣a,b⟩↦∣b,a⟩ </text:p>
      <text:p text:style-name="Text_20_body">CFM:</text:p>
      <text:p text:style-name="Text_20_body">Cell i:</text:p>
      <text:p text:style-name="P1"><text:span text:style-name="Source_20_Text">NPUT EAST, Ri</text:span></text:p>
      <text:p text:style-name="P4"><text:span text:style-name="Source_20_Text">TEMPi = Ri</text:span></text:p>
      <text:p text:style-name="Text_20_body">Cell j:</text:p>
      <text:p text:style-name="P1"><text:span text:style-name="Source_20_Text">NPUT WEST, Rj</text:span></text:p>
      <text:p text:style-name="P4"><text:span text:style-name="Source_20_Text">TEMPj = Rj</text:span></text:p>
      <text:p text:style-name="Text_20_body">Next round:</text:p>
      <text:p text:style-name="P1"><text:span text:style-name="Source_20_Text">Ri = NGET WEST <text:s text:c="2"/>; value from j</text:span></text:p>
      <text:p text:style-name="P4"><text:span text:style-name="Source_20_Text">Rj = NGET EAST <text:s text:c="2"/>; value from i</text:span></text:p>
      <text:p text:style-name="Text_20_body">Thus SWAP = two synchronous rounds.</text:p>
      <text:p text:style-name="Horizontal_20_Line"/>
      <text:h text:style-name="Heading_20_1" text:outline-level="1"><text:span text:style-name="Strong_20_Emphasis">0.3.5 Emulation of Long-Range Quantum Gates Using SEND/RECV</text:span></text:h>
      <text:p text:style-name="Text_20_body">Quantum computers implement long-range gates using:</text:p>
      <text:list text:style-name="L76">
        <text:list-item>
          <text:p text:style-name="P84"><text:soft-page-break/>SWAP ladders</text:p>
        </text:list-item>
        <text:list-item>
          <text:p text:style-name="P84">teleportation</text:p>
        </text:list-item>
        <text:list-item>
          <text:p text:style-name="P84">entanglement distribution</text:p>
        </text:list-item>
        <text:list-item>
          <text:p text:style-name="P84">long-range connectivity on logical level</text:p>
        </text:list-item>
      </text:list>
      <text:p text:style-name="Text_20_body">CFM implements equivalent behavior in <text:span text:style-name="Strong_20_Emphasis">O(log N)</text:span> time via:</text:p>
      <text:p text:style-name="P1"><text:span text:style-name="Source_20_Text">SEND value, address</text:span></text:p>
      <text:p text:style-name="P4"><text:span text:style-name="Source_20_Text">RECV reg</text:span></text:p>
      <text:p text:style-name="Text_20_body">This supports:</text:p>
      <text:h text:style-name="Heading_20_3" text:outline-level="3"><text:span text:style-name="Strong_20_Emphasis">Direct Long-Range CNOT</text:span></text:h>
      <text:p text:style-name="P1"><text:span text:style-name="Source_20_Text">SEND Rc, target_address</text:span></text:p>
      <text:p text:style-name="P3"><text:span text:style-name="Source_20_Text">; after log N rounds:</text:span></text:p>
      <text:p text:style-name="P3"><text:span text:style-name="Source_20_Text">RECV Rcontrol</text:span></text:p>
      <text:p text:style-name="P4"><text:span text:style-name="Source_20_Text">XOR <text:s/>Rt, Rt, Rcontrol</text:span></text:p>
      <text:h text:style-name="Heading_20_3" text:outline-level="3"><text:span text:style-name="Strong_20_Emphasis">Long-Range Phase Gate (CZ)</text:span></text:h>
      <text:p text:style-name="P1"><text:span text:style-name="Source_20_Text">SEND Rc, j</text:span></text:p>
      <text:p text:style-name="P3"><text:span text:style-name="Source_20_Text">RECV Rcontrol</text:span></text:p>
      <text:p text:style-name="P3"><text:span text:style-name="Source_20_Text">IF (Rcontrol * Rt) == 1:</text:span></text:p>
      <text:p text:style-name="P4"><text:span text:style-name="Source_20_Text"><text:s text:c="4"/>Rphase = -Rphase</text:span></text:p>
      <text:h text:style-name="Heading_20_3" text:outline-level="3"><text:span text:style-name="Strong_20_Emphasis">Multi-Control Gates</text:span></text:h>
      <text:p text:style-name="Text_20_body">Quantum multi-control Toffoli gate:</text:p>
      <text:p text:style-name="Text_20_body">∣abc,t⟩↦∣abc,t⊕(abc)⟩|abc,t\rangle \mapsto |abc, t \oplus (a b c)\rangle∣abc,t⟩↦∣abc,t⊕(abc)⟩ </text:p>
      <text:p text:style-name="Text_20_body">CFM:</text:p>
      <text:p text:style-name="P1"><text:span text:style-name="Source_20_Text">SEND Ra, j</text:span></text:p>
      <text:p text:style-name="P3"><text:span text:style-name="Source_20_Text">SEND Rb, j</text:span></text:p>
      <text:p text:style-name="P3"><text:span text:style-name="Source_20_Text">SEND Rc, j</text:span></text:p>
      <text:p text:style-name="P3"/>
      <text:p text:style-name="P3"><text:span text:style-name="Source_20_Text">RECV R1</text:span></text:p>
      <text:p text:style-name="P3"><text:span text:style-name="Source_20_Text">RECV R2</text:span></text:p>
      <text:p text:style-name="P3"><text:span text:style-name="Source_20_Text">RECV R3</text:span></text:p>
      <text:p text:style-name="P3"/>
      <text:p text:style-name="P3"><text:span text:style-name="Source_20_Text">AND Rtmp, R1, R2</text:span></text:p>
      <text:p text:style-name="P3"><text:span text:style-name="Source_20_Text">AND Rtmp, Rtmp, R3</text:span></text:p>
      <text:p text:style-name="P4"><text:span text:style-name="Source_20_Text">XOR Rt, Rt, Rtmp</text:span></text:p>
      <text:p text:style-name="Text_20_body">Thus <text:span text:style-name="Strong_20_Emphasis">multi-qubit entangling gates are natural in CFM</text:span>.</text:p>
      <text:p text:style-name="Horizontal_20_Line"/>
      <text:h text:style-name="Heading_20_1" text:outline-level="1"><text:span text:style-name="Strong_20_Emphasis">0.3.6 Emulation of Quantum Circuits with Arbitrary Depth</text:span></text:h>
      <text:p text:style-name="Text_20_body">Quantum circuit:</text:p>
      <text:p text:style-name="Text_20_body"><text:soft-page-break/>U=ULUL−1⋯U1U = U_L U_{L-1} \cdots U_1U=UL​UL−1​⋯U1​ </text:p>
      <text:p text:style-name="Text_20_body">CFM circuit:</text:p>
      <text:p text:style-name="Text_20_body">Σt+1=G(Σt)\Sigma_{t+1} = G(\Sigma_t)Σt+1​=G(Σt​) </text:p>
      <text:p text:style-name="Text_20_body">with:</text:p>
      <text:list text:style-name="L77">
        <text:list-item>
          <text:p text:style-name="P85">Φ = all single-qubit gates</text:p>
        </text:list-item>
        <text:list-item>
          <text:p text:style-name="P85">N = all neighbor interactions</text:p>
        </text:list-item>
        <text:list-item>
          <text:p text:style-name="P85">R = all long-range interactions</text:p>
        </text:list-item>
      </text:list>
      <text:p text:style-name="Text_20_body">Thus:</text:p>
      <text:h text:style-name="Heading_20_3" text:outline-level="3">Circuit layer k ↔ Round k in CFM</text:h>
      <text:p text:style-name="Text_20_body">This supports direct emulation of:</text:p>
      <text:list text:style-name="L78">
        <text:list-item>
          <text:p text:style-name="P86">quantum Fourier transform (QFT)</text:p>
        </text:list-item>
        <text:list-item>
          <text:p text:style-name="P86">variational circuits (VQE)</text:p>
        </text:list-item>
        <text:list-item>
          <text:p text:style-name="P86">QAOA layers</text:p>
        </text:list-item>
        <text:list-item>
          <text:p text:style-name="P86">Grover’s algorithm (structure-wise)</text:p>
        </text:list-item>
        <text:list-item>
          <text:p text:style-name="P86">hardware-efficient ansatz</text:p>
        </text:list-item>
      </text:list>
      <text:p text:style-name="Text_20_body">Everything decomposes into <text:span text:style-name="Strong_20_Emphasis">local + neighbor + routed</text:span> operations.</text:p>
      <text:p text:style-name="Horizontal_20_Line"/>
      <text:h text:style-name="Heading_20_1" text:outline-level="1"><text:span text:style-name="Strong_20_Emphasis">0.3.7 Hamiltonian Simulation via Trotterization</text:span></text:h>
      <text:p text:style-name="Text_20_body">Quantum Hamiltonian decomposed into local and coupling terms:</text:p>
      <text:p text:style-name="Text_20_body">H=∑iHi+∑(i,j)Hi,jH = \sum_i H_i + \sum_{(i,j)} H_{i,j}H=i∑​Hi​+(i,j)∑​Hi,j​ </text:p>
      <text:p text:style-name="Text_20_body">CFM implements each term using:</text:p>
      <text:list text:style-name="L79">
        <text:list-item>
          <text:p text:style-name="P87">local part → Φ</text:p>
        </text:list-item>
        <text:list-item>
          <text:p text:style-name="P87">neighbor part → NPUT/NGET</text:p>
        </text:list-item>
        <text:list-item>
          <text:p text:style-name="P87">nonlocal part → SEND/RECV</text:p>
        </text:list-item>
      </text:list>
      <text:p text:style-name="Text_20_body">This enables:</text:p>
      <text:list text:style-name="L80">
        <text:list-item>
          <text:p text:style-name="P88">discretized time evolution</text:p>
        </text:list-item>
        <text:list-item>
          <text:p text:style-name="P88">time-dependent Hamiltonians</text:p>
        </text:list-item>
        <text:list-item>
          <text:p text:style-name="P88">multi-particle quantum simulations</text:p>
        </text:list-item>
        <text:list-item>
          <text:p text:style-name="P88">Fermi-Hubbard model</text:p>
        </text:list-item>
        <text:list-item>
          <text:p text:style-name="P88"><text:soft-page-break/>Ising models</text:p>
        </text:list-item>
        <text:list-item>
          <text:p text:style-name="P88">Lattice gauge theory emulation</text:p>
        </text:list-item>
      </text:list>
      <text:p text:style-name="Text_20_body">In all cases the <text:span text:style-name="Strong_20_Emphasis">Trotter step</text:span> is:</text:p>
      <text:p text:style-name="Text_20_body">Σt+1=(R∘N∘Φ)(Σt).\Sigma_{t+1} = (R \circ N \circ \Phi)(\Sigma_t).Σt+1​=(R∘N∘Φ)(Σt​). </text:p>
      <text:p text:style-name="Text_20_body">This matches Trotter-Suzuki decomposition structurally.</text:p>
      <text:p text:style-name="Horizontal_20_Line"/>
      <text:h text:style-name="Heading_20_1" text:outline-level="1"><text:span text:style-name="Strong_20_Emphasis">0.3.8 Limitations and Advantages</text:span></text:h>
      <text:h text:style-name="Heading_20_3" text:outline-level="3"><text:span text:style-name="Strong_20_Emphasis">Limitations</text:span></text:h>
      <text:list text:style-name="L81">
        <text:list-item>
          <text:p text:style-name="P89">CFM does <text:span text:style-name="Emphasis">not</text:span> produce quantum speedups (Shor, Grover) unless exploiting problem-specific classical shortcuts.</text:p>
        </text:list-item>
        <text:list-item>
          <text:p text:style-name="P89">No physical superposition, no Born rule.</text:p>
        </text:list-item>
        <text:list-item>
          <text:p text:style-name="P89">Amplitudes are classical representations, not quantum states.</text:p>
        </text:list-item>
      </text:list>
      <text:h text:style-name="Heading_20_3" text:outline-level="3"><text:span text:style-name="Strong_20_Emphasis">Advantages</text:span></text:h>
      <text:list text:style-name="L82">
        <text:list-item>
          <text:p text:style-name="P90">Deterministic</text:p>
        </text:list-item>
        <text:list-item>
          <text:p text:style-name="P90">Fully scalable</text:p>
        </text:list-item>
        <text:list-item>
          <text:p text:style-name="P90">Emulates quantum circuits without decoherence</text:p>
        </text:list-item>
        <text:list-item>
          <text:p text:style-name="P90">Supports multi-qubit gates natively (not requiring error correction)</text:p>
        </text:list-item>
        <text:list-item>
          <text:p text:style-name="P90">Enables quantum-inspired algorithms</text:p>
        </text:list-item>
        <text:list-item>
          <text:p text:style-name="P90">Can run massive circuit simulations on decentralized infrastructure (ICP)</text:p>
        </text:list-item>
      </text:list>
      <text:p text:style-name="Text_20_body">CFM is therefore a <text:span text:style-name="Strong_20_Emphasis">quantum-structured classical supercomputing model</text:span>.</text:p>
      <text:p text:style-name="Horizontal_20_Line"/>
      <text:h text:style-name="Heading_20_1" text:outline-level="1"><text:span text:style-name="Strong_20_Emphasis">0.3.9 Summary</text:span></text:h>
      <text:p text:style-name="Text_20_body">This chapter established a formal framework for emulating:</text:p>
      <text:list text:style-name="L83">
        <text:list-item>
          <text:p text:style-name="P91">single-qubit gates</text:p>
        </text:list-item>
        <text:list-item>
          <text:p text:style-name="P91">two-qubit entangling gates</text:p>
        </text:list-item>
        <text:list-item>
          <text:p text:style-name="P91">long-range quantum gates</text:p>
        </text:list-item>
        <text:list-item>
          <text:p text:style-name="P91">multi-qubit coupling</text:p>
        </text:list-item>
        <text:list-item>
          <text:p text:style-name="P91">entire quantum circuits</text:p>
        </text:list-item>
        <text:list-item>
          <text:p text:style-name="P91">Hamiltonian evolution</text:p>
        </text:list-item>
      </text:list>
      <text:p text:style-name="Text_20_body">within the deterministic Canister Field Model.</text:p>
      <text:p text:style-name="Text_20_body"><text:soft-page-break/>CFM is <text:span text:style-name="Strong_20_Emphasis">not</text:span> a quantum computer,<text:line-break/>but it faithfully replicates the <text:span text:style-name="Strong_20_Emphasis">computational topology and interaction model</text:span> of quantum processors, enabling scalable classical simulation of quantum algorithms.</text:p>
      <text:p text:style-name="Text_20_body"><text:span text:style-name="Strong_20_Emphasis"/></text:p>
      <text:h text:style-name="Heading_20_1" text:outline-level="1"><text:span text:style-name="Strong_20_Emphasis"/></text:h>
      <text:h text:style-name="Heading_20_1" text:outline-level="1"><text:span text:style-name="Strong_20_Emphasis">0.4 Hamiltonian Simulation on the Canister Field Processor (CFP-1)</text:span></text:h>
      <text:h text:style-name="Heading_20_3" text:outline-level="3"><text:span text:style-name="Emphasis">Deterministic Emulation of Quantum Many-Body Dynamics via CFM</text:span></text:h>
      <text:p text:style-name="Horizontal_20_Line"/>
      <text:h text:style-name="Heading_20_1" text:outline-level="1"><text:span text:style-name="Strong_20_Emphasis">0.4.1 Introduction</text:span></text:h>
      <text:p text:style-name="Text_20_body">Quantum Hamiltonian simulation is one of the central tasks in quantum computing.<text:line-break/>The goal is to approximate the time evolution:</text:p>
      <text:p text:style-name="Text_20_body">∣ψ(t)⟩=e−iHt∣ψ(0)⟩|\psi(t)\rangle = e^{-iHt} |\psi(0)\rangle∣ψ(t)⟩=e−iHt∣ψ(0)⟩ </text:p>
      <text:p text:style-name="Text_20_body">for a given Hamiltonian HHH.</text:p>
      <text:p text:style-name="Text_20_body">On quantum hardware, this is typically achieved via:</text:p>
      <text:list text:style-name="L54">
        <text:list-item>
          <text:p text:style-name="P62"><text:span text:style-name="Strong_20_Emphasis">Trotterization</text:span> (Suzuki–Trotter decomposition),</text:p>
        </text:list-item>
        <text:list-item>
          <text:p text:style-name="P62"><text:span text:style-name="Strong_20_Emphasis">local gate layers</text:span> approximating e−iHkΔte^{-iH_k\Delta t}e−iHk​Δt,</text:p>
        </text:list-item>
        <text:list-item>
          <text:p text:style-name="P62"><text:span text:style-name="Strong_20_Emphasis">qubit-qubit couplings</text:span> dictated by lattice connectivity.</text:p>
        </text:list-item>
      </text:list>
      <text:p text:style-name="Text_20_body">This chapter shows that the <text:span text:style-name="Strong_20_Emphasis">Canister Field Processor (CFP-1)</text:span> provides the same structural decomposition:</text:p>
      <text:p text:style-name="Text_20_body">Σt+1=(N∘Φ∘R)(Σt)\Sigma_{t+1} = (\mathcal{N} \circ \Phi \circ \mathcal{R})(\Sigma_t)Σt+1​=(N∘Φ∘R)(Σt​) </text:p>
      <text:p text:style-name="Text_20_body">where:</text:p>
      <text:list text:style-name="L55">
        <text:list-item>
          <text:p text:style-name="P63">Φ = local update (onsite terms),</text:p>
        </text:list-item>
        <text:list-item>
          <text:p text:style-name="P63">N = neighbor exchange (coupling terms),</text:p>
        </text:list-item>
        <text:list-item>
          <text:p text:style-name="P63">R = routed communication (nonlocal terms).</text:p>
        </text:list-item>
      </text:list>
      <text:p text:style-name="Text_20_body">Thus CFP-1 is capable of <text:span text:style-name="Strong_20_Emphasis">deterministic Hamiltonian simulation</text:span> of many-body systems through the classical update rule of CFM.</text:p>
      <text:p text:style-name="Horizontal_20_Line"/>
      <text:h text:style-name="Heading_20_1" text:outline-level="1"><text:soft-page-break/><text:span text:style-name="Strong_20_Emphasis">0.4.2 Hamiltonians on Lattices: Classical vs Quantum</text:span></text:h>
      <text:p text:style-name="Text_20_body">Most physically relevant Hamiltonians have a <text:span text:style-name="Strong_20_Emphasis">local structure</text:span>:</text:p>
      <text:p text:style-name="Text_20_body">H=∑iHi+∑⟨i,j⟩Hi,j,H = \sum_i H_i + \sum_{\langle i,j \rangle} H_{i,j},H=i∑​Hi​+⟨i,j⟩∑​Hi,j​, </text:p>
      <text:p text:style-name="Text_20_body">where:</text:p>
      <text:list text:style-name="L56">
        <text:list-item>
          <text:p text:style-name="P64">HiH_iHi​ = onsite potential / local operator</text:p>
        </text:list-item>
        <text:list-item>
          <text:p text:style-name="P64">Hi,jH_{i,j}Hi,j​ = interaction between neighboring sites</text:p>
        </text:list-item>
      </text:list>
      <text:p text:style-name="Text_20_body">Examples include:</text:p>
      <text:list text:style-name="L57">
        <text:list-item>
          <text:p text:style-name="P65">Ising model</text:p>
        </text:list-item>
        <text:list-item>
          <text:p text:style-name="P65">Heisenberg spin model</text:p>
        </text:list-item>
        <text:list-item>
          <text:p text:style-name="P65">Bose-Hubbard model</text:p>
        </text:list-item>
        <text:list-item>
          <text:p text:style-name="P65">Fermi-Hubbard model</text:p>
        </text:list-item>
        <text:list-item>
          <text:p text:style-name="P65">Lattice QED</text:p>
        </text:list-item>
        <text:list-item>
          <text:p text:style-name="P65">Lattice gauge theories</text:p>
        </text:list-item>
        <text:list-item>
          <text:p text:style-name="P65">Quantum chemistry on grid representations</text:p>
        </text:list-item>
      </text:list>
      <text:p text:style-name="Text_20_body">CFM is <text:span text:style-name="Strong_20_Emphasis">intrinsically a lattice model</text:span>, thus Hamiltonians map directly onto:</text:p>
      <text:list text:style-name="L58">
        <text:list-item>
          <text:p text:style-name="P66"><text:span text:style-name="Strong_20_Emphasis">Φ</text:span> for onsite terms</text:p>
        </text:list-item>
        <text:list-item>
          <text:p text:style-name="P66"><text:span text:style-name="Strong_20_Emphasis">N</text:span> for neighbor coupling</text:p>
        </text:list-item>
        <text:list-item>
          <text:p text:style-name="P66"><text:span text:style-name="Strong_20_Emphasis">R</text:span> for long-range interactions</text:p>
        </text:list-item>
      </text:list>
      <text:p text:style-name="Text_20_body">This is structurally identical to the quantum lattice models used in quantum simulation.</text:p>
      <text:p text:style-name="Horizontal_20_Line"/>
      <text:h text:style-name="Heading_20_1" text:outline-level="1"><text:span text:style-name="Strong_20_Emphasis">0.4.3 Discretized Time Evolution via Trotterization</text:span></text:h>
      <text:p text:style-name="Text_20_body">Quantum time evolution is approximated by:</text:p>
      <text:p text:style-name="Text_20_body">e−iHt≈(e−iH1Δt  e−iH2Δt  ⋯e−iHKΔt)n,e^{-iHt} \approx \left( e^{-iH_1\Delta t}\; e^{-iH_2\Delta t}\; \cdots e^{-iH_K\Delta t} \right)^n,e−iHt≈(e−iH1​Δte−iH2​Δt⋯e−iHK​Δt)n, </text:p>
      <text:p text:style-name="Text_20_body">with n=t/Δtn = t/\Delta tn=t/Δt.</text:p>
      <text:p text:style-name="Text_20_body">CFM evolution performs:</text:p>
      <text:p text:style-name="Text_20_body">Σt+1=G(Σt)=(N∘Φ∘R)(Σt).\Sigma_{t+1} = G(\Sigma_t) = \bigl(\mathcal{N} \circ \Phi \circ \mathcal{R}\bigr)(\Sigma_t).Σt+1​=G(Σt​)=(N∘Φ∘R)(Σt​). </text:p>
      <text:p text:style-name="Text_20_body">Thus the decomposition is:</text:p>
      <table:table table:name="Tabulka6" table:style-name="Tabulka6">
        <table:table-column table:style-name="Tabulka6.A"/>
        <table:table-column table:style-name="Tabulka6.B"/>
        <table:table-header-rows>
          <text:soft-page-break/>
          <table:table-row>
            <table:table-cell table:style-name="Tabulka6.A1" office:value-type="string">
              <text:p text:style-name="Table_20_Heading">Quantum Trotter term</text:p>
            </table:table-cell>
            <table:table-cell table:style-name="Tabulka6.A1" office:value-type="string">
              <text:p text:style-name="Table_20_Heading">CFM operator</text:p>
            </table:table-cell>
          </table:table-row>
        </table:table-header-rows>
        <table:table-row>
          <table:table-cell table:style-name="Tabulka6.A1" office:value-type="string">
            <text:p text:style-name="Table_20_Contents">e−iHiΔte^{-iH_i\Delta t}e−iHi​Δt (local)</text:p>
          </table:table-cell>
          <table:table-cell table:style-name="Tabulka6.A1" office:value-type="string">
            <text:p text:style-name="Table_20_Contents"><text:span text:style-name="Strong_20_Emphasis">Φ</text:span></text:p>
          </table:table-cell>
        </table:table-row>
        <table:table-row>
          <table:table-cell table:style-name="Tabulka6.A1" office:value-type="string">
            <text:p text:style-name="Table_20_Contents">e−iHi,jΔte^{-iH_{i,j}\Delta t}e−iHi,j​Δt (neighbor)</text:p>
          </table:table-cell>
          <table:table-cell table:style-name="Tabulka6.A1" office:value-type="string">
            <text:p text:style-name="Table_20_Contents"><text:span text:style-name="Strong_20_Emphasis">N</text:span></text:p>
          </table:table-cell>
        </table:table-row>
        <table:table-row>
          <table:table-cell table:style-name="Tabulka6.A1" office:value-type="string">
            <text:p text:style-name="Table_20_Contents">nonlocal Hi,j,kH_{i,j,k}Hi,j,k​ terms</text:p>
          </table:table-cell>
          <table:table-cell table:style-name="Tabulka6.A1" office:value-type="string">
            <text:p text:style-name="Table_20_Contents"><text:span text:style-name="Strong_20_Emphasis">R</text:span></text:p>
          </table:table-cell>
        </table:table-row>
        <table:table-row>
          <table:table-cell table:style-name="Tabulka6.A1" office:value-type="string">
            <text:p text:style-name="Table_20_Contents">sequential layer</text:p>
          </table:table-cell>
          <table:table-cell table:style-name="Tabulka6.A1" office:value-type="string">
            <text:p text:style-name="Table_20_Contents"><text:span text:style-name="Strong_20_Emphasis">round</text:span></text:p>
          </table:table-cell>
        </table:table-row>
      </table:table>
      <text:p text:style-name="Text_20_body">CFM computes the <text:span text:style-name="Strong_20_Emphasis">same operator structure</text:span>, but deterministicky a na klasických hodnotách.</text:p>
      <text:p text:style-name="Horizontal_20_Line"/>
      <text:h text:style-name="Heading_20_1" text:outline-level="1"><text:span text:style-name="Strong_20_Emphasis">0.4.4 Encoding the State: Wavefunction Representation in CFM</text:span></text:h>
      <text:p text:style-name="Text_20_body">A CFP-1 cell stores the local state in:</text:p>
      <text:list text:style-name="L59">
        <text:list-item>
          <text:p text:style-name="P67">registers (32×64-bit),</text:p>
        </text:list-item>
        <text:list-item>
          <text:p text:style-name="P67">Local Data Memory (LDM),</text:p>
        </text:list-item>
        <text:list-item>
          <text:p text:style-name="P67">neighbor ports.</text:p>
        </text:list-item>
      </text:list>
      <text:p text:style-name="Text_20_body">Wavefunction amplitudes can be encoded as:</text:p>
      <text:list text:style-name="L60">
        <text:list-item>
          <text:p text:style-name="P68"><text:span text:style-name="Strong_20_Emphasis">fixed-point reálná čísla</text:span>,</text:p>
        </text:list-item>
        <text:list-item>
          <text:p text:style-name="P68"><text:span text:style-name="Strong_20_Emphasis">komplexní dvojice</text:span> (Re, Im),</text:p>
        </text:list-item>
        <text:list-item>
          <text:p text:style-name="P68"><text:span text:style-name="Strong_20_Emphasis">multi-component spinors / orbitals</text:span>,</text:p>
        </text:list-item>
        <text:list-item>
          <text:p text:style-name="P68"><text:span text:style-name="Strong_20_Emphasis">tensorové struktury v LDM</text:span>.</text:p>
        </text:list-item>
      </text:list>
      <text:p text:style-name="Text_20_body">Globální stav systému:</text:p>
      <text:p text:style-name="Text_20_body">Σt\Sigma_t Σt​ </text:p>
      <text:p text:style-name="Text_20_body">představuje <text:span text:style-name="Strong_20_Emphasis">distributovanou wavefunction</text:span> v klasickém poli.</text:p>
      <text:p text:style-name="Text_20_body">To umožňuje simulovat:</text:p>
      <text:list text:style-name="L61">
        <text:list-item>
          <text:p text:style-name="P69">spinové systémy,</text:p>
        </text:list-item>
        <text:list-item>
          <text:p text:style-name="P69">fermionické sítě (přes Jordan–Wigner transformaci),</text:p>
        </text:list-item>
        <text:list-item>
          <text:p text:style-name="P69">bosonické mříže,</text:p>
        </text:list-item>
        <text:list-item>
          <text:p text:style-name="P69">multi-orbitalové modely.</text:p>
        </text:list-item>
      </text:list>
      <text:p text:style-name="Horizontal_20_Line"/>
      <text:h text:style-name="Heading_20_1" text:outline-level="1"><text:span text:style-name="Strong_20_Emphasis">0.4.5 Emulation of On-Site Terms (Local Hamiltonians)</text:span></text:h>
      <text:p text:style-name="Text_20_body">On-site terms HiH_iHi​ jsou simulovány lokální funkcí Φ:</text:p>
      <text:p text:style-name="Text_20_body">Ri(t+1)=Φlocal(Ri(t))R_i(t+1) = \Phi_{\text{local}}(R_i(t)) Ri​(t+1)=Φlocal​(Ri​(t)) </text:p>
      <text:p text:style-name="Text_20_body"><text:soft-page-break/>Typické příklady:</text:p>
      <text:h text:style-name="Heading_20_3" text:outline-level="3"><text:span text:style-name="Strong_20_Emphasis">Magnetic field term</text:span></text:h>
      <text:p text:style-name="Text_20_body">Hi=−hσizH_i = -h\sigma_i^zHi​=−hσiz​ </text:p>
      <text:p text:style-name="Text_20_body">CFM:</text:p>
      <text:p text:style-name="P1"><text:span text:style-name="Source_20_Text">Rz = LOAD phase or amplitude</text:span></text:p>
      <text:p text:style-name="P3"><text:span text:style-name="Source_20_Text">Rz = Rz - (h * dt)</text:span></text:p>
      <text:p text:style-name="P4"><text:span text:style-name="Source_20_Text">STORE Rz</text:span></text:p>
      <text:h text:style-name="Heading_20_3" text:outline-level="3"><text:span text:style-name="Strong_20_Emphasis">Spin rotation</text:span></text:h>
      <text:p text:style-name="Text_20_body">e−iθσx/2e^{-i \theta \sigma_x / 2}e−iθσx​/2 </text:p>
      <text:p text:style-name="Text_20_body">CFM:</text:p>
      <text:p text:style-name="P2"><text:span text:style-name="Source_20_Text">Rx, Rz = rotation(Rx, Rz, theta)</text:span></text:p>
      <text:p text:style-name="Text_20_body">Φ podporuje jak real-valued, tak complex valued transformace.</text:p>
      <text:p text:style-name="Horizontal_20_Line"/>
      <text:h text:style-name="Heading_20_1" text:outline-level="1"><text:span text:style-name="Strong_20_Emphasis">0.4.6 Emulation of Neighbor Interactions (Coupling Hamiltonians)</text:span></text:h>
      <text:p text:style-name="Text_20_body">Typické kvantové interakce jsou na sousedech:</text:p>
      <text:p text:style-name="Text_20_body">Hi,j=Jσizσjz,H_{i,j} = J \sigma_i^z \sigma_j^z,Hi,j​=Jσiz​σjz​, Hi,j=−t(ai†aj+aj†ai),H_{i,j} = -t(a_i^\dagger a_j + a_j^\dagger a_i),Hi,j​=−t(ai†​aj​+aj†​ai​), Hi,j=S⃗i⋅S⃗j.H_{i,j} = \vec S_i \cdot \vec S_j.Hi,j​=Si​⋅Sj​. </text:p>
      <text:p text:style-name="Text_20_body">CFM je přirozeně simuluje pomocí:</text:p>
      <text:h text:style-name="Heading_20_3" text:outline-level="3"><text:span text:style-name="Strong_20_Emphasis">NPUT / NGET</text:span></text:h>
      <text:p text:style-name="P1"><text:span text:style-name="Source_20_Text">NPUT EAST, local_state</text:span></text:p>
      <text:p text:style-name="P4"><text:span text:style-name="Source_20_Text">neigh = NGET WEST</text:span></text:p>
      <text:p text:style-name="Text_20_body">Pak aplikuješ coupling:</text:p>
      <text:p text:style-name="P2"><text:span text:style-name="Source_20_Text">state_new = f(local, neigh)</text:span></text:p>
      <text:p text:style-name="Text_20_body">Tyto interakce se přesně shodují se strukturou:</text:p>
      <text:p text:style-name="Text_20_body">e−iHi,jΔt∣ψ⟩e^{-iH_{i,j}\Delta t} |\psi\ranglee−iHi,j​Δt∣ψ⟩ </text:p>
      <text:p text:style-name="Text_20_body">používající deterministickou approximaci.</text:p>
      <text:p text:style-name="Horizontal_20_Line"/>
      <text:h text:style-name="Heading_20_1" text:outline-level="1"><text:span text:style-name="Strong_20_Emphasis">0.4.7 Emulation of Long-Range Hamiltonians</text:span></text:h>
      <text:p text:style-name="Text_20_body">Nonlocal terms např.:</text:p>
      <text:list text:style-name="L62">
        <text:list-item>
          <text:p text:style-name="P70"><text:soft-page-break/>Coulombická interakce</text:p>
        </text:list-item>
        <text:list-item>
          <text:p text:style-name="P70">spin–orbit coupling</text:p>
        </text:list-item>
        <text:list-item>
          <text:p text:style-name="P70">long-range Ising model</text:p>
        </text:list-item>
        <text:list-item>
          <text:p text:style-name="P70">QFT interactions</text:p>
        </text:list-item>
      </text:list>
      <text:p text:style-name="Text_20_body">vyžadují komunikaci mezi nesousedními místy.</text:p>
      <text:p text:style-name="Text_20_body">CFP-1 poskytuje:</text:p>
      <text:h text:style-name="Heading_20_3" text:outline-level="3"><text:span text:style-name="Strong_20_Emphasis">SEND / RECV</text:span></text:h>
      <text:p text:style-name="P1"><text:span text:style-name="Source_20_Text">SEND state_fragment, addr_j</text:span></text:p>
      <text:p text:style-name="P4"><text:span text:style-name="Source_20_Text">RECV result</text:span></text:p>
      <text:p text:style-name="Text_20_body">Pomocí toho realizuješ:</text:p>
      <text:p text:style-name="Text_20_body">Hi,j↔R(i→j)H_{i,j} \quad\leftrightarrow\quad R(i \to j)Hi,j​↔R(i→j) </text:p>
      <text:p text:style-name="Text_20_body">v čase <text:span text:style-name="Strong_20_Emphasis">O(log N)</text:span>.</text:p>
      <text:p text:style-name="Text_20_body">To je zásadní, protože quantum simulátory potřebují efektivní nonlocal coupling.</text:p>
      <text:p text:style-name="Horizontal_20_Line"/>
      <text:h text:style-name="Heading_20_1" text:outline-level="1"><text:span text:style-name="Strong_20_Emphasis">0.4.8 Many-Body Example: Ising Model</text:span></text:h>
      <text:p text:style-name="Text_20_body">Ising Hamiltonian:</text:p>
      <text:p text:style-name="Text_20_body">H=−J∑⟨i,j⟩σiσj−h∑iσi.H = -J \sum_{\langle i,j\rangle} \sigma_i \sigma_j - h \sum_i \sigma_i.H=−J⟨i,j⟩∑​σi​σj​−hi∑​σi​. </text:p>
      <text:p text:style-name="Text_20_body">CFM simulace v jednom kroku:</text:p>
      <text:list text:style-name="L63">
        <text:list-item>
          <text:p text:style-name="P71">Φ aplikuje lokální hhh term:</text:p>
          <text:p text:style-name="P6"><text:span text:style-name="Source_20_Text">sigma_i += -h*dt</text:span></text:p>
        </text:list-item>
        <text:list-item>
          <text:p text:style-name="P71">N aplikuje sousední J term:</text:p>
          <text:p text:style-name="P7"><text:span text:style-name="Source_20_Text">neigh = NGET 6 directions</text:span></text:p>
          <text:p text:style-name="P5"><text:span text:style-name="Source_20_Text">sigma_i += -J*(sum(neigh))*dt</text:span></text:p>
        </text:list-item>
        <text:list-item>
          <text:p text:style-name="P71">R může přidat long-range couplings.</text:p>
        </text:list-item>
      </text:list>
      <text:p text:style-name="Text_20_body">Toto kopíruje kvantovou/Trotter LGT simulaci 1:1.</text:p>
      <text:p text:style-name="Horizontal_20_Line"/>
      <text:h text:style-name="Heading_20_1" text:outline-level="1"><text:span text:style-name="Strong_20_Emphasis">0.4.9 Many-Body Example: Fermi–Hubbard Model</text:span></text:h>
      <text:p text:style-name="Text_20_body">Hamiltonian:</text:p>
      <text:p text:style-name="Text_20_body"><text:soft-page-break/>H=−t∑⟨i,j⟩,σ(ci,σ†cj,σ+h.c.)+U∑ini,↑ni,↓.H = -t \sum_{\langle i,j\rangle,\sigma} (c_{i,\sigma}^\dagger c_{j,\sigma} + h.c.) + U \sum_i n_{i,\uparrow} n_{i,\downarrow}.H=−t⟨i,j⟩,σ∑​(ci,σ†​cj,σ​+h.c.)+Ui∑​ni,↑​ni,↓​. </text:p>
      <text:p text:style-name="Text_20_body">CFM:</text:p>
      <text:list text:style-name="L64">
        <text:list-item>
          <text:p text:style-name="P72">amplitudy ci,σc_{i,\sigma}ci,σ​ uložíš do registrů</text:p>
        </text:list-item>
        <text:list-item>
          <text:p text:style-name="P72">hopping termos simulují NPUT/NGET</text:p>
        </text:list-item>
        <text:list-item>
          <text:p text:style-name="P72">onsite interaction Un↑n↓U n_\uparrow n_\downarrowUn↑​n↓​ je Φ</text:p>
        </text:list-item>
      </text:list>
      <text:p text:style-name="Text_20_body">Jordan–Wigner transformace se provede v LDM.</text:p>
      <text:p text:style-name="Text_20_body">Výsledek:</text:p>
      <text:p text:style-name="Text_20_body">👉 <text:span text:style-name="Strong_20_Emphasis">CFM může simulovat Fermi-Hubbard dynamiku</text:span>, což je jeden z hlavních benchmarků kvantových počítačů.</text:p>
      <text:p text:style-name="Horizontal_20_Line"/>
      <text:h text:style-name="Heading_20_1" text:outline-level="1"><text:span text:style-name="Strong_20_Emphasis">0.4.10 Gauge Theories (Lattice QED / QCD)</text:span></text:h>
      <text:p text:style-name="Text_20_body">V mřížových gauge teoriích se pole skládá z:</text:p>
      <text:list text:style-name="L65">
        <text:list-item>
          <text:p text:style-name="P73">matter sites</text:p>
        </text:list-item>
        <text:list-item>
          <text:p text:style-name="P73">gauge links</text:p>
        </text:list-item>
        <text:list-item>
          <text:p text:style-name="P73">plaquette loops</text:p>
        </text:list-item>
      </text:list>
      <text:p text:style-name="Text_20_body">CFM dokáže implementovat:</text:p>
      <text:list text:style-name="L66">
        <text:list-item>
          <text:p text:style-name="P74">matter → cell state</text:p>
        </text:list-item>
        <text:list-item>
          <text:p text:style-name="P74">links → neighbor exchanges</text:p>
        </text:list-item>
        <text:list-item>
          <text:p text:style-name="P74">plaquette → cycle of NGET operations across 4 neighbors</text:p>
        </text:list-item>
      </text:list>
      <text:p text:style-name="Text_20_body">Přesně odpovídá LGT strukturované simulaci.</text:p>
      <text:p text:style-name="Horizontal_20_Line"/>
      <text:h text:style-name="Heading_20_1" text:outline-level="1"><text:span text:style-name="Strong_20_Emphasis">0.4.11 Complexity Overview</text:span></text:h>
      <text:h text:style-name="Heading_20_3" text:outline-level="3">Neighbor interactions:</text:h>
      <text:p text:style-name="Text_20_body">Tlocal=O(1),Tneighbor=O(N1/3)T_{\text{local}} = O(1),\quad T_{\text{neighbor}} = O(N^{1/3})Tlocal​=O(1),Tneighbor​=O(N1/3) </text:p>
      <text:h text:style-name="Heading_20_3" text:outline-level="3">Routed interactions:</text:h>
      <text:p text:style-name="Text_20_body">Trouter=O(log⁡N)T_{\text{router}} = O(\log N)Trouter​=O(logN) </text:p>
      <text:p text:style-name="Text_20_body">CFM dosahuje <text:span text:style-name="Strong_20_Emphasis">dvojí režim</text:span> jako kvantové simulátory:</text:p>
      <text:list text:style-name="L67">
        <text:list-item>
          <text:p text:style-name="P75">lokální hamiltonián → rychlý</text:p>
        </text:list-item>
        <text:list-item>
          <text:p text:style-name="P75"><text:soft-page-break/>nonlocal couplings → logaritmický čas</text:p>
        </text:list-item>
      </text:list>
      <text:p text:style-name="Text_20_body">To je přesné kvantové analogické chování, jen deterministické.</text:p>
      <text:p text:style-name="Horizontal_20_Line"/>
      <text:h text:style-name="Heading_20_1" text:outline-level="1"><text:span text:style-name="Strong_20_Emphasis">0.4.12 Comparison to Quantum Computers</text:span></text:h>
      <table:table table:name="Tabulka7" table:style-name="Tabulka7">
        <table:table-column table:style-name="Tabulka7.A"/>
        <table:table-column table:style-name="Tabulka7.B"/>
        <table:table-column table:style-name="Tabulka7.C"/>
        <table:table-header-rows>
          <table:table-row>
            <table:table-cell table:style-name="Tabulka7.A1" office:value-type="string">
              <text:p text:style-name="Table_20_Heading">Feature</text:p>
            </table:table-cell>
            <table:table-cell table:style-name="Tabulka7.A1" office:value-type="string">
              <text:p text:style-name="Table_20_Heading">Quantum</text:p>
            </table:table-cell>
            <table:table-cell table:style-name="Tabulka7.A1" office:value-type="string">
              <text:p text:style-name="Table_20_Heading">CFP-1</text:p>
            </table:table-cell>
          </table:table-row>
        </table:table-header-rows>
        <table:table-row>
          <table:table-cell table:style-name="Tabulka7.A1" office:value-type="string">
            <text:p text:style-name="Table_20_Contents">Wavefunction</text:p>
          </table:table-cell>
          <table:table-cell table:style-name="Tabulka7.A1" office:value-type="string">
            <text:p text:style-name="Table_20_Contents">implicit</text:p>
          </table:table-cell>
          <table:table-cell table:style-name="Tabulka7.A1" office:value-type="string">
            <text:p text:style-name="Table_20_Contents">explicit</text:p>
          </table:table-cell>
        </table:table-row>
        <table:table-row>
          <table:table-cell table:style-name="Tabulka7.A1" office:value-type="string">
            <text:p text:style-name="Table_20_Contents">Unitarity</text:p>
          </table:table-cell>
          <table:table-cell table:style-name="Tabulka7.A1" office:value-type="string">
            <text:p text:style-name="Table_20_Contents">exact</text:p>
          </table:table-cell>
          <table:table-cell table:style-name="Tabulka7.A1" office:value-type="string">
            <text:p text:style-name="Table_20_Contents">approximated deterministically</text:p>
          </table:table-cell>
        </table:table-row>
        <table:table-row>
          <table:table-cell table:style-name="Tabulka7.A1" office:value-type="string">
            <text:p text:style-name="Table_20_Contents">Decoherence</text:p>
          </table:table-cell>
          <table:table-cell table:style-name="Tabulka7.A1" office:value-type="string">
            <text:p text:style-name="Table_20_Contents">yes</text:p>
          </table:table-cell>
          <table:table-cell table:style-name="Tabulka7.A1" office:value-type="string">
            <text:p text:style-name="Table_20_Contents">none</text:p>
          </table:table-cell>
        </table:table-row>
        <table:table-row>
          <table:table-cell table:style-name="Tabulka7.A1" office:value-type="string">
            <text:p text:style-name="Table_20_Contents">Trotterization</text:p>
          </table:table-cell>
          <table:table-cell table:style-name="Tabulka7.A1" office:value-type="string">
            <text:p text:style-name="Table_20_Contents">mandatory</text:p>
          </table:table-cell>
          <table:table-cell table:style-name="Tabulka7.A1" office:value-type="string">
            <text:p text:style-name="Table_20_Contents">natural</text:p>
          </table:table-cell>
        </table:table-row>
        <table:table-row>
          <table:table-cell table:style-name="Tabulka7.A1" office:value-type="string">
            <text:p text:style-name="Table_20_Contents">Local gates</text:p>
          </table:table-cell>
          <table:table-cell table:style-name="Tabulka7.A1" office:value-type="string">
            <text:p text:style-name="Table_20_Contents">Φ</text:p>
          </table:table-cell>
          <table:table-cell table:style-name="Tabulka7.A1" office:value-type="string">
            <text:p text:style-name="Table_20_Contents">Φ</text:p>
          </table:table-cell>
        </table:table-row>
        <table:table-row>
          <table:table-cell table:style-name="Tabulka7.A1" office:value-type="string">
            <text:p text:style-name="Table_20_Contents">Entangling gates</text:p>
          </table:table-cell>
          <table:table-cell table:style-name="Tabulka7.A1" office:value-type="string">
            <text:p text:style-name="Table_20_Contents">native</text:p>
          </table:table-cell>
          <table:table-cell table:style-name="Tabulka7.A1" office:value-type="string">
            <text:p text:style-name="Table_20_Contents">NPUT/NGET</text:p>
          </table:table-cell>
        </table:table-row>
        <table:table-row>
          <table:table-cell table:style-name="Tabulka7.A1" office:value-type="string">
            <text:p text:style-name="Table_20_Contents">Long-range gates</text:p>
          </table:table-cell>
          <table:table-cell table:style-name="Tabulka7.A1" office:value-type="string">
            <text:p text:style-name="Table_20_Contents">expensive</text:p>
          </table:table-cell>
          <table:table-cell table:style-name="Tabulka7.A1" office:value-type="string">
            <text:p text:style-name="Table_20_Contents">cheap (SEND/RECV)</text:p>
          </table:table-cell>
        </table:table-row>
        <table:table-row>
          <table:table-cell table:style-name="Tabulka7.A1" office:value-type="string">
            <text:p text:style-name="Table_20_Contents">State collapse</text:p>
          </table:table-cell>
          <table:table-cell table:style-name="Tabulka7.A1" office:value-type="string">
            <text:p text:style-name="Table_20_Contents">yes</text:p>
          </table:table-cell>
          <table:table-cell table:style-name="Tabulka7.A1" office:value-type="string">
            <text:p text:style-name="Table_20_Contents">no</text:p>
          </table:table-cell>
        </table:table-row>
        <table:table-row>
          <table:table-cell table:style-name="Tabulka7.A1" office:value-type="string">
            <text:p text:style-name="Table_20_Contents">Scalability</text:p>
          </table:table-cell>
          <table:table-cell table:style-name="Tabulka7.A1" office:value-type="string">
            <text:p text:style-name="Table_20_Contents">limited</text:p>
          </table:table-cell>
          <table:table-cell table:style-name="Tabulka7.A1" office:value-type="string">
            <text:p text:style-name="Table_20_Contents">unlimited horizontally</text:p>
          </table:table-cell>
        </table:table-row>
      </table:table>
      <text:p text:style-name="Text_20_body">Conclusion:</text:p>
      <text:p text:style-name="Text_20_body">👉 <text:span text:style-name="Strong_20_Emphasis">CFP-1 can simulate Hamiltonians structurally better than today's quantum hardware</text:span>,<text:line-break/>protože nemá decoherenci, chyby a omezený qubit count.</text:p>
      <text:p text:style-name="Horizontal_20_Line"/>
      <text:h text:style-name="Heading_20_1" text:outline-level="1"><text:span text:style-name="Strong_20_Emphasis">0.4.13 Summary</text:span></text:h>
      <text:p text:style-name="Text_20_body">CFP-1 provides:</text:p>
      <text:list text:style-name="L68">
        <text:list-item>
          <text:p text:style-name="P76">a <text:span text:style-name="Strong_20_Emphasis">deterministic lattice-based simulation</text:span> of quantum Hamiltonians,</text:p>
        </text:list-item>
        <text:list-item>
          <text:p text:style-name="P76">matching the structure of quantum circuits,</text:p>
        </text:list-item>
        <text:list-item>
          <text:p text:style-name="P76">with natural support for both local and long-range interactions,</text:p>
        </text:list-item>
        <text:list-item>
          <text:p text:style-name="P76">using Φ, NPUT/NGET, SEND/RECV in Trotter layers.</text:p>
        </text:list-item>
      </text:list>
      <text:p text:style-name="Text_20_body">This makes the CFP-1 a <text:span text:style-name="Strong_20_Emphasis">universal classical substrate for quantum many-body simulation</text:span>, extremely powerful for:</text:p>
      <text:list text:style-name="L69">
        <text:list-item>
          <text:p text:style-name="P77">condensed matter physics</text:p>
        </text:list-item>
        <text:list-item>
          <text:p text:style-name="P77">lattice gauge theories</text:p>
        </text:list-item>
        <text:list-item>
          <text:p text:style-name="P77">quantum chemistry</text:p>
        </text:list-item>
        <text:list-item>
          <text:p text:style-name="P77">QAOA-like algorithms</text:p>
        </text:list-item>
        <text:list-item>
          <text:p text:style-name="P77">quantum-inspired optimization</text:p>
        </text:list-item>
        <text:list-item>
          <text:p text:style-name="P77">AGI models requiring quantum-like structure</text:p>
        </text:list-item>
      </text:list>
      <text:p text:style-name="Text_20_body">CFM gives nám <text:span text:style-name="Strong_20_Emphasis">kvazi-kvantový počítač</text:span>, který má topologii kvantového stroje bez jeho fyzikálních omezení.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pan text:style-name="Strong_20_Emphasis">0.5 Virtual Quantum Machine (VQM) on ICP using CFM</text:span></text:h>
      <text:h text:style-name="Heading_20_3" text:outline-level="3"><text:span text:style-name="Emphasis">A Fully Deterministic, Massively Scalable, Quantum-Inspired Computer Implemented on the Internet Computer</text:span></text:h>
      <text:p text:style-name="Horizontal_20_Line"/>
      <text:h text:style-name="Heading_20_1" text:outline-level="1"><text:span text:style-name="Strong_20_Emphasis">0.5.1 Introduction</text:span></text:h>
      <text:p text:style-name="Text_20_body">The <text:span text:style-name="Strong_20_Emphasis">Virtual Quantum Machine (VQM)</text:span> is the architectural synthesis of:</text:p>
      <text:list text:style-name="L36">
        <text:list-item>
          <text:p text:style-name="P44"><text:span text:style-name="Strong_20_Emphasis">Canister Field Mathematics (CFM)</text:span> — the mathematical substrate,</text:p>
        </text:list-item>
        <text:list-item>
          <text:p text:style-name="P44"><text:span text:style-name="Strong_20_Emphasis">CFP-1</text:span> — the instruction-level field processor,</text:p>
        </text:list-item>
        <text:list-item>
          <text:p text:style-name="P44"><text:span text:style-name="Strong_20_Emphasis">ICP</text:span> — the decentralized, deterministic execution platform.</text:p>
        </text:list-item>
      </text:list>
      <text:p text:style-name="Text_20_body">The VQM is <text:span text:style-name="Strong_20_Emphasis">not</text:span> a quantum computer in the physical sense,<text:line-break/>but a <text:span text:style-name="Strong_20_Emphasis">distributed virtual quantum architecture</text:span> that reproduces:</text:p>
      <text:list text:style-name="L37">
        <text:list-item>
          <text:p text:style-name="P45">quantum circuit topology,</text:p>
        </text:list-item>
        <text:list-item>
          <text:p text:style-name="P45">quantum entanglement structure,</text:p>
        </text:list-item>
        <text:list-item>
          <text:p text:style-name="P45">layered unitary decomposition,</text:p>
        </text:list-item>
        <text:list-item>
          <text:p text:style-name="P45">Hamiltonian simulation behavior,</text:p>
        </text:list-item>
        <text:list-item>
          <text:p text:style-name="P45">qubit-like register interactions,</text:p>
        </text:list-item>
        <text:list-item>
          <text:p text:style-name="P45">wavefunction-like propagation.</text:p>
        </text:list-item>
      </text:list>
      <text:p text:style-name="Text_20_body">The VQM leverages:</text:p>
      <text:list text:style-name="L38">
        <text:list-item>
          <text:p text:style-name="P46">ICP subnets → field slices</text:p>
        </text:list-item>
        <text:list-item>
          <text:p text:style-name="P46">canisters → computational cells</text:p>
        </text:list-item>
        <text:list-item>
          <text:p text:style-name="P46">deterministic execution → reproducible evolution</text:p>
        </text:list-item>
        <text:list-item>
          <text:p text:style-name="P46"><text:soft-page-break/>X/Y/Z axes → data, model, and pipeline decomposition</text:p>
        </text:list-item>
        <text:list-item>
          <text:p text:style-name="P46">CFM-ISA → quantum gate and Hamiltonian emulation</text:p>
        </text:list-item>
        <text:list-item>
          <text:p text:style-name="P46">SEND/RECV → long-range entanglement analogues</text:p>
        </text:list-item>
        <text:list-item>
          <text:p text:style-name="P46">NPUT/NGET → local qubit coupling analogues</text:p>
        </text:list-item>
        <text:list-item>
          <text:p text:style-name="P46">Φ → single-qubit unitaries / onsite terms</text:p>
        </text:list-item>
      </text:list>
      <text:p text:style-name="Text_20_body">The result is a <text:span text:style-name="Strong_20_Emphasis">fully classical, massively scalable virtual quantum machine</text:span> capable of running quantum-inspired algorithms and large-scale Hamiltonian simulations <text:span text:style-name="Strong_20_Emphasis">across millions of canisters</text:span>.</text:p>
      <text:p text:style-name="Horizontal_20_Line"/>
      <text:h text:style-name="Heading_20_1" text:outline-level="1"><text:span text:style-name="Strong_20_Emphasis">0.5.2 Architecture Overview of VQM</text:span></text:h>
      <text:p text:style-name="Text_20_body">VQM consists of five layers:</text:p>
      <text:p text:style-name="P1"><text:span text:style-name="Source_20_Text">┌──────────────────────────────┐</text:span></text:p>
      <text:p text:style-name="P3"><text:span text:style-name="Source_20_Text">│ <text:s/>Quantum Algorithm Layer <text:s text:c="5"/>│</text:span></text:p>
      <text:p text:style-name="P3"><text:span text:style-name="Source_20_Text">│ <text:s/>(QAOA, VQE, Trotter, QFT) <text:s text:c="3"/>│</text:span></text:p>
      <text:p text:style-name="P3"><text:span text:style-name="Source_20_Text">└───────────▲────────────────────┘</text:span></text:p>
      <text:p text:style-name="P3"><text:span text:style-name="Source_20_Text"><text:s text:c="12"/>│</text:span></text:p>
      <text:p text:style-name="P3"><text:span text:style-name="Source_20_Text">┌───────────┴────────────────────┐</text:span></text:p>
      <text:p text:style-name="P3"><text:span text:style-name="Source_20_Text">│ <text:s/>Quantum Instruction Layer <text:s text:c="5"/>│</text:span></text:p>
      <text:p text:style-name="P3"><text:span text:style-name="Source_20_Text">│ <text:s/>(Virtual Gates, Virtual Qubits)│</text:span></text:p>
      <text:p text:style-name="P3"><text:span text:style-name="Source_20_Text">└───────────▲────────────────────┘</text:span></text:p>
      <text:p text:style-name="P3"><text:span text:style-name="Source_20_Text"><text:s text:c="12"/>│</text:span></text:p>
      <text:p text:style-name="P3"><text:span text:style-name="Source_20_Text">┌───────────┴────────────────────┐</text:span></text:p>
      <text:p text:style-name="P3"><text:span text:style-name="Source_20_Text">│ <text:s/>CFM Execution Layer <text:s text:c="11"/>│</text:span></text:p>
      <text:p text:style-name="P3"><text:span text:style-name="Source_20_Text">│ <text:s/>(Φ, NPUT/NGET, SEND/RECV) <text:s text:c="5"/>│</text:span></text:p>
      <text:p text:style-name="P3"><text:span text:style-name="Source_20_Text">└───────────▲────────────────────┘</text:span></text:p>
      <text:p text:style-name="P3"><text:span text:style-name="Source_20_Text"><text:s text:c="12"/>│</text:span></text:p>
      <text:p text:style-name="P3"><text:span text:style-name="Source_20_Text">┌───────────┴────────────────────┐</text:span></text:p>
      <text:p text:style-name="P3"><text:span text:style-name="Source_20_Text">│ <text:s/>CFP-1 ISA Layer <text:s text:c="15"/>│</text:span></text:p>
      <text:p text:style-name="P3"><text:span text:style-name="Source_20_Text">│ <text:s/>(Field CPU instruction set) <text:s text:c="3"/>│</text:span></text:p>
      <text:p text:style-name="P3"><text:span text:style-name="Source_20_Text">└───────────▲────────────────────┘</text:span></text:p>
      <text:p text:style-name="P3"><text:span text:style-name="Source_20_Text"><text:s text:c="12"/>│</text:span></text:p>
      <text:p text:style-name="P3"><text:span text:style-name="Source_20_Text">┌───────────┴────────────────────┐</text:span></text:p>
      <text:p text:style-name="P3"><text:span text:style-name="Source_20_Text">│ <text:s/>ICP Subnet Layer <text:s text:c="14"/>│</text:span></text:p>
      <text:p text:style-name="P3"><text:span text:style-name="Source_20_Text">│ <text:s/>(Canisters as cells of the <text:s text:c="4"/>│</text:span></text:p>
      <text:p text:style-name="P3"><text:span text:style-name="Source_20_Text">│ <text:s text:c="2"/>global 3D field) <text:s text:c="14"/>│</text:span></text:p>
      <text:p text:style-name="P4"><text:span text:style-name="Source_20_Text">└─────────────────────────────────┘</text:span></text:p>
      <text:p text:style-name="Text_20_body">The VQM uses the <text:span text:style-name="Strong_20_Emphasis">topology and synchrony of ICP subnets</text:span> to implement structured quantum-like evolution.</text:p>
      <text:p text:style-name="Horizontal_20_Line"/>
      <text:h text:style-name="Heading_20_1" text:outline-level="1"><text:span text:style-name="Strong_20_Emphasis">0.5.3 Virtual Qubits as CFM Registers</text:span></text:h>
      <text:p text:style-name="Text_20_body">A virtual qubit qiq_iqi​ is represented as:</text:p>
      <text:list text:style-name="L39">
        <text:list-item>
          <text:p text:style-name="P47">a structured classical register vector</text:p>
        </text:list-item>
        <text:list-item>
          <text:p text:style-name="P47">optionally extended into LDM for multi-amplitude bundles</text:p>
        </text:list-item>
        <text:list-item>
          <text:p text:style-name="P47">distributed across X/Y/Z axes for scaling</text:p>
        </text:list-item>
      </text:list>
      <text:p text:style-name="Text_20_body"><text:soft-page-break/>Each virtual qubit consists of:</text:p>
      <text:list text:style-name="L40">
        <text:list-item>
          <text:p text:style-name="P48"><text:span text:style-name="Strong_20_Emphasis">two classical amplitudes</text:span> (α,β)</text:p>
        </text:list-item>
        <text:list-item>
          <text:p text:style-name="P48">or a <text:span text:style-name="Strong_20_Emphasis">local tensor slice</text:span> of a distributed wavefunction</text:p>
        </text:list-item>
        <text:list-item>
          <text:p text:style-name="P48">or a <text:span text:style-name="Strong_20_Emphasis">compressed representation</text:span> (tensor network element)</text:p>
        </text:list-item>
      </text:list>
      <text:p text:style-name="Text_20_body">Thus:</text:p>
      <text:p text:style-name="Text_20_body">qi↔R(i),M(i)q_i \leftrightarrow R(i), M(i)qi​↔R(i),M(i) </text:p>
      <text:p text:style-name="Text_20_body">which is identical to Kapitola 0.2.</text:p>
      <text:p text:style-name="Horizontal_20_Line"/>
      <text:h text:style-name="Heading_20_1" text:outline-level="1"><text:span text:style-name="Strong_20_Emphasis">0.5.4 Virtual Quantum Gates as CFP-1 Instruction Sequences</text:span></text:h>
      <text:p text:style-name="Text_20_body">A virtual gate maps to a sequence in CFM-ISA:</text:p>
      <text:h text:style-name="Heading_20_3" text:outline-level="3"><text:span text:style-name="Strong_20_Emphasis">Single-qubit gates:</text:span></text:h>
      <text:p text:style-name="Text_20_body">Hadamard H:</text:p>
      <text:p text:style-name="P1"><text:span text:style-name="Source_20_Text">R3 = R1 + R2</text:span></text:p>
      <text:p text:style-name="P3"><text:span text:style-name="Source_20_Text">R4 = R1 - R2</text:span></text:p>
      <text:p text:style-name="P3"><text:span text:style-name="Source_20_Text">R1 = R3 * INV_SQRT2</text:span></text:p>
      <text:p text:style-name="P4"><text:span text:style-name="Source_20_Text">R2 = R4 * INV_SQRT2</text:span></text:p>
      <text:p text:style-name="Text_20_body">Phase gates, rotations, arbitrary unitaries → linear classical transforms.</text:p>
      <text:p text:style-name="Horizontal_20_Line"/>
      <text:h text:style-name="Heading_20_3" text:outline-level="3"><text:span text:style-name="Strong_20_Emphasis">Two-qubit gates:</text:span></text:h>
      <text:p text:style-name="Text_20_body">CNOT:</text:p>
      <text:p text:style-name="P1"><text:span text:style-name="Source_20_Text">NPUT EAST, Rc <text:s text:c="5"/>; control</text:span></text:p>
      <text:p text:style-name="P3"><text:span text:style-name="Source_20_Text">t = NGET WEST</text:span></text:p>
      <text:p text:style-name="P4"><text:span text:style-name="Source_20_Text">Rt = Rt XOR t <text:s text:c="5"/>; target</text:span></text:p>
      <text:p text:style-name="Text_20_body">CZ, SWAP, ISWAP follow similarly.</text:p>
      <text:p text:style-name="Horizontal_20_Line"/>
      <text:h text:style-name="Heading_20_3" text:outline-level="3"><text:span text:style-name="Strong_20_Emphasis">Long-range gates via routed messages:</text:span></text:h>
      <text:p text:style-name="Text_20_body">Long-range CNOT:</text:p>
      <text:p text:style-name="P1"><text:span text:style-name="Source_20_Text">SEND Rc, addr_target</text:span></text:p>
      <text:p text:style-name="P3"><text:span text:style-name="Source_20_Text">RECV control_value</text:span></text:p>
      <text:p text:style-name="P4"><text:span text:style-name="Source_20_Text">RT = RT XOR control_value</text:span></text:p>
      <text:p text:style-name="Text_20_body">Triply-controlled Toffoli is analogous.</text:p>
      <text:p text:style-name="Text_20_body">Thus VQM supports <text:span text:style-name="Strong_20_Emphasis">gates of arbitrary size</text:span> over a global distributed field.</text:p>
      <text:p text:style-name="Horizontal_20_Line"><text:soft-page-break/></text:p>
      <text:h text:style-name="Heading_20_1" text:outline-level="1"><text:span text:style-name="Strong_20_Emphasis">0.5.5 Virtual Circuit Execution on the Field</text:span></text:h>
      <text:p text:style-name="Text_20_body">A quantum circuit of depth LLL:</text:p>
      <text:p text:style-name="Text_20_body">U=ULUL−1...U1U = U_L U_{L-1} ... U_1U=UL​UL−1​...U1​ </text:p>
      <text:p text:style-name="Text_20_body">corresponds to <text:span text:style-name="Strong_20_Emphasis">L synchronous CFM rounds</text:span>:</text:p>
      <text:p text:style-name="Text_20_body">Σt+1=(R∘N∘Φ)(Σt).\Sigma_{t+1} = (R \circ N \circ Φ)(\Sigma_t).Σt+1​=(R∘N∘Φ)(Σt​). </text:p>
      <text:p text:style-name="Text_20_body">This is a perfect classical analogue of depth-weighted quantum circuits.</text:p>
      <text:p text:style-name="Text_20_body">Examples supported natively:</text:p>
      <text:list text:style-name="L41">
        <text:list-item>
          <text:p text:style-name="P49">Quantum Fourier Transform</text:p>
        </text:list-item>
        <text:list-item>
          <text:p text:style-name="P49">Variational Quantum Eigensolver (VQE)</text:p>
        </text:list-item>
        <text:list-item>
          <text:p text:style-name="P49">Quantum Approximate Optimization Algorithm (QAOA)</text:p>
        </text:list-item>
        <text:list-item>
          <text:p text:style-name="P49">Adiabatic / Trotterized evolution</text:p>
        </text:list-item>
        <text:list-item>
          <text:p text:style-name="P49">Grover-style structured iterations</text:p>
        </text:list-item>
        <text:list-item>
          <text:p text:style-name="P49">Quantum chemistry on grids</text:p>
        </text:list-item>
        <text:list-item>
          <text:p text:style-name="P49">Lattice gauge theory emulation</text:p>
        </text:list-item>
      </text:list>
      <text:p text:style-name="Horizontal_20_Line"/>
      <text:h text:style-name="Heading_20_1" text:outline-level="1"><text:span text:style-name="Strong_20_Emphasis">0.5.6 Virtual Hamiltonian Simulator (VHS) Mode</text:span></text:h>
      <text:p text:style-name="Text_20_body">The VQM includes a <text:span text:style-name="Strong_20_Emphasis">Hamiltonian simulator</text:span> based on:</text:p>
      <text:list text:style-name="L42">
        <text:list-item>
          <text:p text:style-name="P50">Φ for onsite HiH_iHi​</text:p>
        </text:list-item>
        <text:list-item>
          <text:p text:style-name="P50">NPUT/NGET for neighbor Hi,jH_{i,j}Hi,j​</text:p>
        </text:list-item>
        <text:list-item>
          <text:p text:style-name="P50">SEND/RECV for long-range Hi,j,kH_{i,j,k}Hi,j,k​</text:p>
        </text:list-item>
      </text:list>
      <text:p text:style-name="Text_20_body">One global evolution step:</text:p>
      <text:p text:style-name="Text_20_body">Σt+1=(N∘Φ∘R)(Σt)\Sigma_{t+1} = (\mathcal{N} \circ Φ \circ \mathcal{R})(\Sigma_t)Σt+1​=(N∘Φ∘R)(Σt​) </text:p>
      <text:p text:style-name="Text_20_body">corresponds to a <text:span text:style-name="Strong_20_Emphasis">Trotter step</text:span>:</text:p>
      <text:p text:style-name="Text_20_body">e−iHΔt.e^{-iH\Delta t}.e−iHΔt. </text:p>
      <text:p text:style-name="Text_20_body">VHS supports simulation of:</text:p>
      <text:list text:style-name="L43">
        <text:list-item>
          <text:p text:style-name="P51">Ising models</text:p>
        </text:list-item>
        <text:list-item>
          <text:p text:style-name="P51">Heisenberg chains</text:p>
        </text:list-item>
        <text:list-item>
          <text:p text:style-name="P51"><text:soft-page-break/>Bose-Hubbard</text:p>
        </text:list-item>
        <text:list-item>
          <text:p text:style-name="P51">Fermi-Hubbard</text:p>
        </text:list-item>
        <text:list-item>
          <text:p text:style-name="P51">Klein-Gordon and Dirac fields</text:p>
        </text:list-item>
        <text:list-item>
          <text:p text:style-name="P51">Quantum chemistry (grid-based)</text:p>
        </text:list-item>
        <text:list-item>
          <text:p text:style-name="P51">Quantum machine learning ansätze</text:p>
        </text:list-item>
        <text:list-item>
          <text:p text:style-name="P51">Gauge theories (LGT: QED, truncated QCD lattice)</text:p>
        </text:list-item>
      </text:list>
      <text:p text:style-name="Text_20_body">This makes VQM a <text:span text:style-name="Strong_20_Emphasis">general-purpose scientific simulation engine</text:span>.</text:p>
      <text:p text:style-name="Horizontal_20_Line"/>
      <text:h text:style-name="Heading_20_1" text:outline-level="1"><text:span text:style-name="Strong_20_Emphasis">0.5.7 Distributed Execution on ICP</text:span></text:h>
      <text:h text:style-name="Heading_20_3" text:outline-level="3"><text:span text:style-name="Strong_20_Emphasis">A. Canisters as Field Cells</text:span></text:h>
      <text:p text:style-name="Text_20_body">Each cell is a smart-contract canister running CFP-1 code.</text:p>
      <text:h text:style-name="Heading_20_3" text:outline-level="3"><text:span text:style-name="Strong_20_Emphasis">B. Subnets as Field Slices</text:span></text:h>
      <text:p text:style-name="Text_20_body">Each subnet is a <text:span text:style-name="Strong_20_Emphasis">spatial region</text:span> in the global lattice.<text:line-break/>ICP guarantees:</text:p>
      <text:list text:style-name="L44">
        <text:list-item>
          <text:p text:style-name="P52">deterministic execution</text:p>
        </text:list-item>
        <text:list-item>
          <text:p text:style-name="P52">consensus ordering</text:p>
        </text:list-item>
        <text:list-item>
          <text:p text:style-name="P52">predictable time slicing</text:p>
        </text:list-item>
        <text:list-item>
          <text:p text:style-name="P52">no forks</text:p>
        </text:list-item>
        <text:list-item>
          <text:p text:style-name="P52">transparent syncing</text:p>
        </text:list-item>
      </text:list>
      <text:p text:style-name="Text_20_body">Exactly what VQM needs as its “clock”.</text:p>
      <text:p text:style-name="Horizontal_20_Line"/>
      <text:h text:style-name="Heading_20_3" text:outline-level="3"><text:span text:style-name="Strong_20_Emphasis">C. Deterministic Round Synchronization</text:span></text:h>
      <text:p text:style-name="Text_20_body">ICP rounds map to CFM rounds:</text:p>
      <text:p text:style-name="P1"><text:span text:style-name="Source_20_Text">execute local instructions</text:span></text:p>
      <text:p text:style-name="P3"><text:span text:style-name="Source_20_Text">→ reach BARRIER</text:span></text:p>
      <text:p text:style-name="P3"><text:span text:style-name="Source_20_Text">→ ICP finalizes block</text:span></text:p>
      <text:p text:style-name="P3"><text:span text:style-name="Source_20_Text">→ neighbor port exchanges occur</text:span></text:p>
      <text:p text:style-name="P4"><text:span text:style-name="Source_20_Text">→ next round begins</text:span></text:p>
      <text:p text:style-name="Text_20_body">This is <text:span text:style-name="Strong_20_Emphasis">mathematically identical</text:span> to global quantum circuit layers.</text:p>
      <text:p text:style-name="Horizontal_20_Line"/>
      <text:h text:style-name="Heading_20_3" text:outline-level="3"><text:span text:style-name="Strong_20_Emphasis">D. Routing Layer via ICP Messaging</text:span></text:h>
      <text:p text:style-name="Text_20_body">SEND/RECV maps to:</text:p>
      <text:list text:style-name="L45">
        <text:list-item>
          <text:p text:style-name="P53"><text:soft-page-break/>deterministic inter-canister calls</text:p>
        </text:list-item>
        <text:list-item>
          <text:p text:style-name="P53">routed through consensus</text:p>
        </text:list-item>
        <text:list-item>
          <text:p text:style-name="P53">guaranteed delivery</text:p>
        </text:list-item>
        <text:list-item>
          <text:p text:style-name="P53">authenticated sender identity</text:p>
        </text:list-item>
      </text:list>
      <text:p text:style-name="Text_20_body">This becomes a <text:span text:style-name="Strong_20_Emphasis">logical hypercube overlay</text:span>.</text:p>
      <text:p text:style-name="Horizontal_20_Line"/>
      <text:h text:style-name="Heading_20_1" text:outline-level="1"><text:span text:style-name="Strong_20_Emphasis">0.5.8 Scalability and Performance</text:span></text:h>
      <text:h text:style-name="Heading_20_3" text:outline-level="3"><text:span text:style-name="Strong_20_Emphasis">Horizontal scaling:</text:span></text:h>
      <text:p text:style-name="Text_20_body">The machine scales by adding more canisters.<text:line-break/>Field size N=LxLyLzN = L_x L_y L_zN=Lx​Ly​Lz​ can reach:</text:p>
      <text:list text:style-name="L46">
        <text:list-item>
          <text:p text:style-name="P54">millions of cells</text:p>
        </text:list-item>
        <text:list-item>
          <text:p text:style-name="P54">each executing Φ + N + R in parallel</text:p>
        </text:list-item>
      </text:list>
      <text:h text:style-name="Heading_20_3" text:outline-level="3"><text:span text:style-name="Strong_20_Emphasis">Compute density:</text:span></text:h>
      <text:p text:style-name="Text_20_body">Each cell executes:</text:p>
      <text:list text:style-name="L47">
        <text:list-item>
          <text:p text:style-name="P55">up to K ISA instructions per ICP block</text:p>
        </text:list-item>
        <text:list-item>
          <text:p text:style-name="P55">deterministic arithmetic</text:p>
        </text:list-item>
        <text:list-item>
          <text:p text:style-name="P55">consistent memory ops</text:p>
        </text:list-item>
        <text:list-item>
          <text:p text:style-name="P55">neighbor exchanges</text:p>
        </text:list-item>
        <text:list-item>
          <text:p text:style-name="P55">routed messages</text:p>
        </text:list-item>
      </text:list>
      <text:p text:style-name="Text_20_body">CFM-ISA is extremely efficient thanks to:</text:p>
      <text:list text:style-name="L48">
        <text:list-item>
          <text:p text:style-name="P56">no nondeterminism</text:p>
        </text:list-item>
        <text:list-item>
          <text:p text:style-name="P56">no contention</text:p>
        </text:list-item>
        <text:list-item>
          <text:p text:style-name="P56">no locks</text:p>
        </text:list-item>
        <text:list-item>
          <text:p text:style-name="P56">no shared memory</text:p>
        </text:list-item>
      </text:list>
      <text:h text:style-name="Heading_20_3" text:outline-level="3"><text:span text:style-name="Strong_20_Emphasis">Energy proportionality:</text:span></text:h>
      <text:p text:style-name="Text_20_body">Cycles spent = energy used.<text:line-break/>No superlinear overhead like in GPU/TPU clusters.</text:p>
      <text:p text:style-name="Horizontal_20_Line"/>
      <text:h text:style-name="Heading_20_1" text:outline-level="1"><text:soft-page-break/><text:span text:style-name="Strong_20_Emphasis">0.5.9 Use Cases for VQM</text:span></text:h>
      <text:h text:style-name="Heading_20_3" text:outline-level="3"><text:span text:style-name="Strong_20_Emphasis">Quantum-inspired simulation</text:span></text:h>
      <text:list text:style-name="L49">
        <text:list-item>
          <text:p text:style-name="P57">Trotterized physics</text:p>
        </text:list-item>
        <text:list-item>
          <text:p text:style-name="P57">Molecular dynamics</text:p>
        </text:list-item>
        <text:list-item>
          <text:p text:style-name="P57">Condensed matter</text:p>
        </text:list-item>
        <text:list-item>
          <text:p text:style-name="P57">Quantum chemistry</text:p>
        </text:list-item>
        <text:list-item>
          <text:p text:style-name="P57">Quantum many-body models</text:p>
        </text:list-item>
      </text:list>
      <text:h text:style-name="Heading_20_3" text:outline-level="3"><text:span text:style-name="Strong_20_Emphasis">Quantum-inspired machine learning</text:span></text:h>
      <text:list text:style-name="L50">
        <text:list-item>
          <text:p text:style-name="P58">QAOA-like models</text:p>
        </text:list-item>
        <text:list-item>
          <text:p text:style-name="P58">Structured tensor networks</text:p>
        </text:list-item>
        <text:list-item>
          <text:p text:style-name="P58">Quantum-kernel SVM analogues</text:p>
        </text:list-item>
        <text:list-item>
          <text:p text:style-name="P58">Quantum convolutional networks</text:p>
        </text:list-item>
      </text:list>
      <text:h text:style-name="Heading_20_3" text:outline-level="3"><text:span text:style-name="Strong_20_Emphasis">AGI-level reasoning architectures</text:span></text:h>
      <text:p text:style-name="Text_20_body">CFM’s qubit-like connectivity enables:</text:p>
      <text:list text:style-name="L51">
        <text:list-item>
          <text:p text:style-name="P59">complex information propagation</text:p>
        </text:list-item>
        <text:list-item>
          <text:p text:style-name="P59">nonlocal influence patterns</text:p>
        </text:list-item>
        <text:list-item>
          <text:p text:style-name="P59">hierarchical computation</text:p>
        </text:list-item>
        <text:list-item>
          <text:p text:style-name="P59">cognitive wave dynamics</text:p>
        </text:list-item>
        <text:list-item>
          <text:p text:style-name="P59">transformer alternatives using lattice dynamics</text:p>
        </text:list-item>
      </text:list>
      <text:h text:style-name="Heading_20_3" text:outline-level="3"><text:span text:style-name="Strong_20_Emphasis">Deterministic reproducible research</text:span></text:h>
      <text:p text:style-name="Text_20_body">Every run is <text:span text:style-name="Strong_20_Emphasis">bit-exact</text:span>.</text:p>
      <text:p text:style-name="Horizontal_20_Line"/>
      <text:h text:style-name="Heading_20_1" text:outline-level="1"><text:span text:style-name="Strong_20_Emphasis">0.5.10 Why VQM Is Better Than Today’s Quantum Computers</text:span></text:h>
      <table:table table:name="Tabulka5" table:style-name="Tabulka5">
        <table:table-column table:style-name="Tabulka5.A"/>
        <table:table-column table:style-name="Tabulka5.B"/>
        <table:table-column table:style-name="Tabulka5.C"/>
        <table:table-header-rows>
          <table:table-row>
            <table:table-cell table:style-name="Tabulka5.A1" office:value-type="string">
              <text:p text:style-name="Table_20_Heading">Feature</text:p>
            </table:table-cell>
            <table:table-cell table:style-name="Tabulka5.A1" office:value-type="string">
              <text:p text:style-name="Table_20_Heading">Quantum HW</text:p>
            </table:table-cell>
            <table:table-cell table:style-name="Tabulka5.A1" office:value-type="string">
              <text:p text:style-name="Table_20_Heading">VQM on ICP</text:p>
            </table:table-cell>
          </table:table-row>
        </table:table-header-rows>
        <table:table-row>
          <table:table-cell table:style-name="Tabulka5.A1" office:value-type="string">
            <text:p text:style-name="Table_20_Contents">Qubit count</text:p>
          </table:table-cell>
          <table:table-cell table:style-name="Tabulka5.A1" office:value-type="string">
            <text:p text:style-name="Table_20_Contents">small</text:p>
          </table:table-cell>
          <table:table-cell table:style-name="Tabulka5.A1" office:value-type="string">
            <text:p text:style-name="Table_20_Contents">unlimited (millions of nodes)</text:p>
          </table:table-cell>
        </table:table-row>
        <table:table-row>
          <table:table-cell table:style-name="Tabulka5.A1" office:value-type="string">
            <text:p text:style-name="Table_20_Contents">Decoherence</text:p>
          </table:table-cell>
          <table:table-cell table:style-name="Tabulka5.A1" office:value-type="string">
            <text:p text:style-name="Table_20_Contents">yes</text:p>
          </table:table-cell>
          <table:table-cell table:style-name="Tabulka5.A1" office:value-type="string">
            <text:p text:style-name="Table_20_Contents">none</text:p>
          </table:table-cell>
        </table:table-row>
        <table:table-row>
          <table:table-cell table:style-name="Tabulka5.A1" office:value-type="string">
            <text:p text:style-name="Table_20_Contents">Noise</text:p>
          </table:table-cell>
          <table:table-cell table:style-name="Tabulka5.A1" office:value-type="string">
            <text:p text:style-name="Table_20_Contents">yes</text:p>
          </table:table-cell>
          <table:table-cell table:style-name="Tabulka5.A1" office:value-type="string">
            <text:p text:style-name="Table_20_Contents">none</text:p>
          </table:table-cell>
        </table:table-row>
        <table:table-row>
          <table:table-cell table:style-name="Tabulka5.A1" office:value-type="string">
            <text:p text:style-name="Table_20_Contents">Gate fidelity</text:p>
          </table:table-cell>
          <table:table-cell table:style-name="Tabulka5.A1" office:value-type="string">
            <text:p text:style-name="Table_20_Contents">limited</text:p>
          </table:table-cell>
          <table:table-cell table:style-name="Tabulka5.A1" office:value-type="string">
            <text:p text:style-name="Table_20_Contents">perfect (deterministic)</text:p>
          </table:table-cell>
        </table:table-row>
        <table:table-row>
          <table:table-cell table:style-name="Tabulka5.A1" office:value-type="string">
            <text:p text:style-name="Table_20_Contents">Reproducibility</text:p>
          </table:table-cell>
          <table:table-cell table:style-name="Tabulka5.A1" office:value-type="string">
            <text:p text:style-name="Table_20_Contents">probabilistic</text:p>
          </table:table-cell>
          <table:table-cell table:style-name="Tabulka5.A1" office:value-type="string">
            <text:p text:style-name="Table_20_Contents">bit-identical</text:p>
          </table:table-cell>
        </table:table-row>
        <table:table-row>
          <table:table-cell table:style-name="Tabulka5.A1" office:value-type="string">
            <text:p text:style-name="Table_20_Contents">Long-range gates</text:p>
          </table:table-cell>
          <table:table-cell table:style-name="Tabulka5.A1" office:value-type="string">
            <text:p text:style-name="Table_20_Contents">expensive</text:p>
          </table:table-cell>
          <table:table-cell table:style-name="Tabulka5.A1" office:value-type="string">
            <text:p text:style-name="Table_20_Contents">cheap (SEND/RECV)</text:p>
          </table:table-cell>
        </table:table-row>
        <text:soft-page-break/>
        <table:table-row>
          <table:table-cell table:style-name="Tabulka5.A1" office:value-type="string">
            <text:p text:style-name="Table_20_Contents">Circuit depth</text:p>
          </table:table-cell>
          <table:table-cell table:style-name="Tabulka5.A1" office:value-type="string">
            <text:p text:style-name="Table_20_Contents">limited</text:p>
          </table:table-cell>
          <table:table-cell table:style-name="Tabulka5.A1" office:value-type="string">
            <text:p text:style-name="Table_20_Contents">unlimited</text:p>
          </table:table-cell>
        </table:table-row>
        <table:table-row>
          <table:table-cell table:style-name="Tabulka5.A1" office:value-type="string">
            <text:p text:style-name="Table_20_Contents">Connectivity</text:p>
          </table:table-cell>
          <table:table-cell table:style-name="Tabulka5.A1" office:value-type="string">
            <text:p text:style-name="Table_20_Contents">hardware-limited</text:p>
          </table:table-cell>
          <table:table-cell table:style-name="Tabulka5.A1" office:value-type="string">
            <text:p text:style-name="Table_20_Contents">full via routing</text:p>
          </table:table-cell>
        </table:table-row>
        <table:table-row>
          <table:table-cell table:style-name="Tabulka5.A1" office:value-type="string">
            <text:p text:style-name="Table_20_Contents">Scaling cost</text:p>
          </table:table-cell>
          <table:table-cell table:style-name="Tabulka5.A1" office:value-type="string">
            <text:p text:style-name="Table_20_Contents">exponential</text:p>
          </table:table-cell>
          <table:table-cell table:style-name="Tabulka5.A1" office:value-type="string">
            <text:p text:style-name="Table_20_Contents">linear with nodes</text:p>
          </table:table-cell>
        </table:table-row>
      </table:table>
      <text:p text:style-name="Text_20_body">VQM is <text:span text:style-name="Strong_20_Emphasis">not quantum</text:span>,<text:line-break/>but outperforms today’s quantum hardware <text:span text:style-name="Strong_20_Emphasis">structurally and practically</text:span><text:line-break/>for many classes of problems.</text:p>
      <text:p text:style-name="Horizontal_20_Line"/>
      <text:h text:style-name="Heading_20_1" text:outline-level="1"><text:span text:style-name="Strong_20_Emphasis">0.5.11 Summary</text:span></text:h>
      <text:p text:style-name="Text_20_body">The <text:span text:style-name="Strong_20_Emphasis">Virtual Quantum Machine (VQM)</text:span>:</text:p>
      <text:list text:style-name="L52">
        <text:list-item>
          <text:p text:style-name="P60">implements <text:span text:style-name="Strong_20_Emphasis">quantum-like computation</text:span> on ICP,</text:p>
        </text:list-item>
        <text:list-item>
          <text:p text:style-name="P60">uses <text:span text:style-name="Strong_20_Emphasis">CFM</text:span> as its mathematical foundation,</text:p>
        </text:list-item>
        <text:list-item>
          <text:p text:style-name="P60">uses <text:span text:style-name="Strong_20_Emphasis">CFP-1</text:span> as its instruction substrate,</text:p>
        </text:list-item>
        <text:list-item>
          <text:p text:style-name="P60">uses <text:span text:style-name="Strong_20_Emphasis">ICP subnets</text:span> as a deterministic execution environment.</text:p>
        </text:list-item>
      </text:list>
      <text:p text:style-name="Text_20_body">VQM provides:</text:p>
      <text:list text:style-name="L53">
        <text:list-item>
          <text:p text:style-name="P61">scalable virtual qubits,</text:p>
        </text:list-item>
        <text:list-item>
          <text:p text:style-name="P61">emulated quantum gates,</text:p>
        </text:list-item>
        <text:list-item>
          <text:p text:style-name="P61">quantum circuit execution,</text:p>
        </text:list-item>
        <text:list-item>
          <text:p text:style-name="P61">Hamiltonian simulation,</text:p>
        </text:list-item>
        <text:list-item>
          <text:p text:style-name="P61">large-scale quantum-inspired models,</text:p>
        </text:list-item>
        <text:list-item>
          <text:p text:style-name="P61">reproducibility and determinism,</text:p>
        </text:list-item>
        <text:list-item>
          <text:p text:style-name="P61">decentralization and trustlessness.</text:p>
        </text:list-item>
      </text:list>
      <text:p text:style-name="Text_20_body"><text:span text:style-name="Strong_20_Emphasis">VQM is the first fully decentralized, fully deterministic, quantum-inspired virtual computer ever defined.</text:span>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Strong_20_Emphasis">0.6 Comparison: CFM/VQM vs Classical HPC vs Quantum Hardware</text:span></text:h>
      <text:h text:style-name="Heading_20_3" text:outline-level="3"><text:span text:style-name="Emphasis">Three Fundamental Computational Paradigms and Their Capabilities</text:span></text:h>
      <text:p text:style-name="Horizontal_20_Line"/>
      <text:h text:style-name="Heading_20_1" text:outline-level="1"><text:span text:style-name="Strong_20_Emphasis">0.6.1 Introduction</text:span></text:h>
      <text:p text:style-name="Text_20_body">Modern computation exists in three distinct paradigms:</text:p>
      <text:list text:style-name="L84">
        <text:list-item>
          <text:p text:style-name="P92"><text:span text:style-name="Strong_20_Emphasis">Classical HPC (High-Performance Computing)</text:span></text:p>
          <text:list>
            <text:list-item>
              <text:p text:style-name="P92">CPU, GPU, TPU, supercomputers</text:p>
            </text:list-item>
            <text:list-item>
              <text:p text:style-name="P92">Von Neumann architecture</text:p>
            </text:list-item>
            <text:list-item>
              <text:p text:style-name="P92">Floating-point numerics</text:p>
            </text:list-item>
            <text:list-item>
              <text:p text:style-name="P92">Massive parallelism with shared memory or message passing</text:p>
            </text:list-item>
          </text:list>
        </text:list-item>
        <text:list-item>
          <text:p text:style-name="P92"><text:span text:style-name="Strong_20_Emphasis">Quantum Hardware</text:span></text:p>
          <text:list>
            <text:list-item>
              <text:p text:style-name="P92">qubit-based</text:p>
            </text:list-item>
            <text:list-item>
              <text:p text:style-name="P92">unitary evolution</text:p>
            </text:list-item>
            <text:list-item>
              <text:p text:style-name="P92">entanglement and superposition</text:p>
            </text:list-item>
            <text:list-item>
              <text:p text:style-name="P92">fundamentally analog, noisy, and probabilistic</text:p>
            </text:list-item>
          </text:list>
        </text:list-item>
        <text:list-item>
          <text:p text:style-name="P92"><text:span text:style-name="Strong_20_Emphasis">CFM/VQM (Canister Field Model / Virtual Quantum Machine)</text:span></text:p>
          <text:list>
            <text:list-item>
              <text:p text:style-name="P92">deterministic, lattice-based distributed compute</text:p>
            </text:list-item>
            <text:list-item>
              <text:p text:style-name="P92">quantum-inspired connectivity</text:p>
            </text:list-item>
            <text:list-item>
              <text:p text:style-name="P92">explicit amplitude dynamics</text:p>
            </text:list-item>
            <text:list-item>
              <text:p text:style-name="P92">decentralized execution on the Internet Computer (ICP)</text:p>
            </text:list-item>
            <text:list-item>
              <text:p text:style-name="P92">deterministic Trotter-like evolution</text:p>
            </text:list-item>
          </text:list>
        </text:list-item>
      </text:list>
      <text:p text:style-name="Text_20_body">This chapter compares these three models across structural, mathematical, and practical dimensions.</text:p>
      <text:p text:style-name="Horizontal_20_Line"/>
      <text:h text:style-name="Heading_20_1" text:outline-level="1"><text:span text:style-name="Strong_20_Emphasis">0.6.2 Structural Comparison</text:span></text:h>
      <text:h text:style-name="Heading_20_3" text:outline-level="3"><text:span text:style-name="Strong_20_Emphasis">A. Architecture Structure</text:span></text:h>
      <table:table table:name="Tabulka8" table:style-name="Tabulka8">
        <table:table-column table:style-name="Tabulka8.A"/>
        <table:table-column table:style-name="Tabulka8.B"/>
        <table:table-column table:style-name="Tabulka8.C"/>
        <table:table-column table:style-name="Tabulka8.D"/>
        <table:table-header-rows>
          <table:table-row>
            <table:table-cell table:style-name="Tabulka8.A1" office:value-type="string">
              <text:p text:style-name="Table_20_Heading">Feature</text:p>
            </table:table-cell>
            <table:table-cell table:style-name="Tabulka8.A1" office:value-type="string">
              <text:p text:style-name="Table_20_Heading">Classical HPC</text:p>
            </table:table-cell>
            <table:table-cell table:style-name="Tabulka8.A1" office:value-type="string">
              <text:p text:style-name="Table_20_Heading">Quantum HW</text:p>
            </table:table-cell>
            <table:table-cell table:style-name="Tabulka8.A1" office:value-type="string">
              <text:p text:style-name="Table_20_Heading">CFM / VQM</text:p>
            </table:table-cell>
          </table:table-row>
        </table:table-header-rows>
        <table:table-row>
          <table:table-cell table:style-name="Tabulka8.A1" office:value-type="string">
            <text:p text:style-name="Table_20_Contents">Fundamental unit</text:p>
          </table:table-cell>
          <table:table-cell table:style-name="Tabulka8.A1" office:value-type="string">
            <text:p text:style-name="Table_20_Contents">FLOP</text:p>
          </table:table-cell>
          <table:table-cell table:style-name="Tabulka8.A1" office:value-type="string">
            <text:p text:style-name="Table_20_Contents">qubit</text:p>
          </table:table-cell>
          <table:table-cell table:style-name="Tabulka8.A1" office:value-type="string">
            <text:p text:style-name="Table_20_Contents">register-cell</text:p>
          </table:table-cell>
        </table:table-row>
        <table:table-row>
          <table:table-cell table:style-name="Tabulka8.A1" office:value-type="string">
            <text:p text:style-name="Table_20_Contents">Local compute</text:p>
          </table:table-cell>
          <table:table-cell table:style-name="Tabulka8.A1" office:value-type="string">
            <text:p text:style-name="Table_20_Contents">high precision</text:p>
          </table:table-cell>
          <table:table-cell table:style-name="Tabulka8.A1" office:value-type="string">
            <text:p text:style-name="Table_20_Contents">unitary operations</text:p>
          </table:table-cell>
          <table:table-cell table:style-name="Tabulka8.A1" office:value-type="string">
            <text:p text:style-name="Table_20_Contents">Φ (deterministic transform)</text:p>
          </table:table-cell>
        </table:table-row>
        <text:soft-page-break/>
        <table:table-row>
          <table:table-cell table:style-name="Tabulka8.A1" office:value-type="string">
            <text:p text:style-name="Table_20_Contents">Local connectivity</text:p>
          </table:table-cell>
          <table:table-cell table:style-name="Tabulka8.A1" office:value-type="string">
            <text:p text:style-name="Table_20_Contents">arbitrary memory</text:p>
          </table:table-cell>
          <table:table-cell table:style-name="Tabulka8.A1" office:value-type="string">
            <text:p text:style-name="Table_20_Contents">nearest-neighbor qubit coupling</text:p>
          </table:table-cell>
          <table:table-cell table:style-name="Tabulka8.A1" office:value-type="string">
            <text:p text:style-name="Table_20_Contents">6-neighbor torus</text:p>
          </table:table-cell>
        </table:table-row>
        <table:table-row>
          <table:table-cell table:style-name="Tabulka8.A1" office:value-type="string">
            <text:p text:style-name="Table_20_Contents">Global connectivity</text:p>
          </table:table-cell>
          <table:table-cell table:style-name="Tabulka8.A1" office:value-type="string">
            <text:p text:style-name="Table_20_Contents">MPI / network</text:p>
          </table:table-cell>
          <table:table-cell table:style-name="Tabulka8.A1" office:value-type="string">
            <text:p text:style-name="Table_20_Contents">SWAP ladders</text:p>
          </table:table-cell>
          <table:table-cell table:style-name="Tabulka8.A1" office:value-type="string">
            <text:p text:style-name="Table_20_Contents">SEND/RECV (log N)</text:p>
          </table:table-cell>
        </table:table-row>
        <table:table-row>
          <table:table-cell table:style-name="Tabulka8.A1" office:value-type="string">
            <text:p text:style-name="Table_20_Contents">Execution model</text:p>
          </table:table-cell>
          <table:table-cell table:style-name="Tabulka8.A1" office:value-type="string">
            <text:p text:style-name="Table_20_Contents">asynchronous</text:p>
          </table:table-cell>
          <table:table-cell table:style-name="Tabulka8.A1" office:value-type="string">
            <text:p text:style-name="Table_20_Contents">layered gates</text:p>
          </table:table-cell>
          <table:table-cell table:style-name="Tabulka8.A1" office:value-type="string">
            <text:p text:style-name="Table_20_Contents">synchronous rounds</text:p>
          </table:table-cell>
        </table:table-row>
        <table:table-row>
          <table:table-cell table:style-name="Tabulka8.A1" office:value-type="string">
            <text:p text:style-name="Table_20_Contents">Memory</text:p>
          </table:table-cell>
          <table:table-cell table:style-name="Tabulka8.A1" office:value-type="string">
            <text:p text:style-name="Table_20_Contents">RAM</text:p>
          </table:table-cell>
          <table:table-cell table:style-name="Tabulka8.A1" office:value-type="string">
            <text:p text:style-name="Table_20_Contents">quantum state</text:p>
          </table:table-cell>
          <table:table-cell table:style-name="Tabulka8.A1" office:value-type="string">
            <text:p text:style-name="Table_20_Contents">LDM + registers</text:p>
          </table:table-cell>
        </table:table-row>
        <table:table-row>
          <table:table-cell table:style-name="Tabulka8.A1" office:value-type="string">
            <text:p text:style-name="Table_20_Contents">Synchronization</text:p>
          </table:table-cell>
          <table:table-cell table:style-name="Tabulka8.A1" office:value-type="string">
            <text:p text:style-name="Table_20_Contents">MPI barriers</text:p>
          </table:table-cell>
          <table:table-cell table:style-name="Tabulka8.A1" office:value-type="string">
            <text:p text:style-name="Table_20_Contents">circuit layers</text:p>
          </table:table-cell>
          <table:table-cell table:style-name="Tabulka8.A1" office:value-type="string">
            <text:p text:style-name="Table_20_Contents">deterministic BARRIER</text:p>
          </table:table-cell>
        </table:table-row>
      </table:table>
      <text:p text:style-name="Text_20_body">CFM matches <text:span text:style-name="Strong_20_Emphasis">quantum circuit structure</text:span>, but uses classical deterministic registers.</text:p>
      <text:p text:style-name="Horizontal_20_Line"/>
      <text:h text:style-name="Heading_20_1" text:outline-level="1"><text:span text:style-name="Strong_20_Emphasis">0.6.3 Complexity Comparison</text:span></text:h>
      <text:h text:style-name="Heading_20_3" text:outline-level="3"><text:span text:style-name="Strong_20_Emphasis">Global Information Propagation</text:span></text:h>
      <table:table table:name="Tabulka9" table:style-name="Tabulka9">
        <table:table-column table:style-name="Tabulka9.A"/>
        <table:table-column table:style-name="Tabulka9.B"/>
        <table:table-header-rows>
          <table:table-row>
            <table:table-cell table:style-name="Tabulka9.A1" office:value-type="string">
              <text:p text:style-name="Table_20_Heading">Model</text:p>
            </table:table-cell>
            <table:table-cell table:style-name="Tabulka9.A1" office:value-type="string">
              <text:p text:style-name="Table_20_Heading">Global Spread Time</text:p>
            </table:table-cell>
          </table:table-row>
        </table:table-header-rows>
        <table:table-row>
          <table:table-cell table:style-name="Tabulka9.A1" office:value-type="string">
            <text:p text:style-name="Table_20_Contents">Classical HPC</text:p>
          </table:table-cell>
          <table:table-cell table:style-name="Tabulka9.A1" office:value-type="string">
            <text:p text:style-name="Table_20_Contents">O(1) or O(log N) (fast network)</text:p>
          </table:table-cell>
        </table:table-row>
        <table:table-row>
          <table:table-cell table:style-name="Tabulka9.A1" office:value-type="string">
            <text:p text:style-name="Table_20_Contents">Quantum HW</text:p>
          </table:table-cell>
          <table:table-cell table:style-name="Tabulka9.A1" office:value-type="string">
            <text:p text:style-name="Table_20_Contents">O(depth × SWAP-cost)</text:p>
          </table:table-cell>
        </table:table-row>
        <table:table-row>
          <table:table-cell table:style-name="Tabulka9.A1" office:value-type="string">
            <text:p text:style-name="Table_20_Contents">CFM/VQM</text:p>
          </table:table-cell>
          <table:table-cell table:style-name="Tabulka9.A1" office:value-type="string">
            <text:p text:style-name="Table_20_Contents">O(log N) routing or O(N¹ᐟ³) diffusion</text:p>
          </table:table-cell>
        </table:table-row>
      </table:table>
      <text:p text:style-name="Text_20_body">CFM has <text:span text:style-name="Strong_20_Emphasis">two-layer complexity</text:span>:</text:p>
      <text:list text:style-name="L85">
        <text:list-item>
          <text:p text:style-name="P93"><text:span text:style-name="Emphasis">local CA-like</text:span> O(N¹ᐟ³)</text:p>
        </text:list-item>
        <text:list-item>
          <text:p text:style-name="P93"><text:span text:style-name="Emphasis">global hypercube</text:span> O(log N)</text:p>
        </text:list-item>
      </text:list>
      <text:p text:style-name="Text_20_body">Tato kombinace je unikátní a připomíná <text:span text:style-name="Strong_20_Emphasis">kvazi-kvantovou topologii</text:span>.</text:p>
      <text:p text:style-name="Horizontal_20_Line"/>
      <text:h text:style-name="Heading_20_1" text:outline-level="1"><text:span text:style-name="Strong_20_Emphasis">0.6.4 Expressive Power</text:span></text:h>
      <table:table table:name="Tabulka10" table:style-name="Tabulka10">
        <table:table-column table:style-name="Tabulka10.A"/>
        <table:table-column table:style-name="Tabulka10.B"/>
        <table:table-column table:style-name="Tabulka10.C"/>
        <table:table-column table:style-name="Tabulka10.D"/>
        <table:table-header-rows>
          <table:table-row>
            <table:table-cell table:style-name="Tabulka10.A1" office:value-type="string">
              <text:p text:style-name="Table_20_Heading">Capability</text:p>
            </table:table-cell>
            <table:table-cell table:style-name="Tabulka10.A1" office:value-type="string">
              <text:p text:style-name="Table_20_Heading">Classical HPC</text:p>
            </table:table-cell>
            <table:table-cell table:style-name="Tabulka10.A1" office:value-type="string">
              <text:p text:style-name="Table_20_Heading">Quantum HW</text:p>
            </table:table-cell>
            <table:table-cell table:style-name="Tabulka10.A1" office:value-type="string">
              <text:p text:style-name="Table_20_Heading">CFM/VQM</text:p>
            </table:table-cell>
          </table:table-row>
        </table:table-header-rows>
        <table:table-row>
          <table:table-cell table:style-name="Tabulka10.A1" office:value-type="string">
            <text:p text:style-name="Table_20_Contents">Deterministic evolution</text:p>
          </table:table-cell>
          <table:table-cell table:style-name="Tabulka10.A1" office:value-type="string">
            <text:p text:style-name="Table_20_Contents">✔️</text:p>
          </table:table-cell>
          <table:table-cell table:style-name="Tabulka10.A1" office:value-type="string">
            <text:p text:style-name="Table_20_Contents">❌ (probabilistic)</text:p>
          </table:table-cell>
          <table:table-cell table:style-name="Tabulka10.A1" office:value-type="string">
            <text:p text:style-name="Table_20_Contents">✔️</text:p>
          </table:table-cell>
        </table:table-row>
        <table:table-row>
          <table:table-cell table:style-name="Tabulka10.A1" office:value-type="string">
            <text:p text:style-name="Table_20_Contents">Arbitrary real-valued math</text:p>
          </table:table-cell>
          <table:table-cell table:style-name="Tabulka10.A1" office:value-type="string">
            <text:p text:style-name="Table_20_Contents">✔️</text:p>
          </table:table-cell>
          <table:table-cell table:style-name="Tabulka10.A1" office:value-type="string">
            <text:p text:style-name="Table_20_Contents">❌ (unitary only)</text:p>
          </table:table-cell>
          <table:table-cell table:style-name="Tabulka10.A1" office:value-type="string">
            <text:p text:style-name="Table_20_Contents">✔️</text:p>
          </table:table-cell>
        </table:table-row>
        <table:table-row>
          <table:table-cell table:style-name="Tabulka10.A1" office:value-type="string">
            <text:p text:style-name="Table_20_Contents">Natural local interactions</text:p>
          </table:table-cell>
          <table:table-cell table:style-name="Tabulka10.A1" office:value-type="string">
            <text:p text:style-name="Table_20_Contents">❌ (needs discretization)</text:p>
          </table:table-cell>
          <table:table-cell table:style-name="Tabulka10.A1" office:value-type="string">
            <text:p text:style-name="Table_20_Contents">✔️</text:p>
          </table:table-cell>
          <table:table-cell table:style-name="Tabulka10.A1" office:value-type="string">
            <text:p text:style-name="Table_20_Contents">✔️</text:p>
          </table:table-cell>
        </table:table-row>
        <table:table-row>
          <table:table-cell table:style-name="Tabulka10.A1" office:value-type="string">
            <text:p text:style-name="Table_20_Contents">Natural long-range interactions</text:p>
          </table:table-cell>
          <table:table-cell table:style-name="Tabulka10.A1" office:value-type="string">
            <text:p text:style-name="Table_20_Contents">✔️</text:p>
          </table:table-cell>
          <table:table-cell table:style-name="Tabulka10.A1" office:value-type="string">
            <text:p text:style-name="Table_20_Contents">❌</text:p>
          </table:table-cell>
          <table:table-cell table:style-name="Tabulka10.A1" office:value-type="string">
            <text:p text:style-name="Table_20_Contents">✔️</text:p>
          </table:table-cell>
        </table:table-row>
        <table:table-row>
          <table:table-cell table:style-name="Tabulka10.A1" office:value-type="string">
            <text:p text:style-name="Table_20_Contents">Wave-like interference</text:p>
          </table:table-cell>
          <table:table-cell table:style-name="Tabulka10.A1" office:value-type="string">
            <text:p text:style-name="Table_20_Contents">emulated</text:p>
          </table:table-cell>
          <table:table-cell table:style-name="Tabulka10.A1" office:value-type="string">
            <text:p text:style-name="Table_20_Contents">native</text:p>
          </table:table-cell>
          <table:table-cell table:style-name="Tabulka10.A1" office:value-type="string">
            <text:p text:style-name="Table_20_Contents">emulatable</text:p>
          </table:table-cell>
        </table:table-row>
        <table:table-row>
          <table:table-cell table:style-name="Tabulka10.A1" office:value-type="string">
            <text:p text:style-name="Table_20_Contents">Entanglement structure</text:p>
          </table:table-cell>
          <table:table-cell table:style-name="Tabulka10.A1" office:value-type="string">
            <text:p text:style-name="Table_20_Contents">❌</text:p>
          </table:table-cell>
          <table:table-cell table:style-name="Tabulka10.A1" office:value-type="string">
            <text:p text:style-name="Table_20_Contents">✔️</text:p>
          </table:table-cell>
          <table:table-cell table:style-name="Tabulka10.A1" office:value-type="string">
            <text:p text:style-name="Table_20_Contents">✔️ (classical analogue)</text:p>
          </table:table-cell>
        </table:table-row>
      </table:table>
      <text:p text:style-name="Text_20_body">CFM is the <text:span text:style-name="Strong_20_Emphasis">only model</text:span> that has <text:span text:style-name="Emphasis">both</text:span>:</text:p>
      <text:list text:style-name="L86">
        <text:list-item>
          <text:p text:style-name="P94">CA-like locality</text:p>
        </text:list-item>
        <text:list-item>
          <text:p text:style-name="P94">and quantum-like long-range correlation structure</text:p>
        </text:list-item>
      </text:list>
      <text:p text:style-name="Horizontal_20_Line"/>
      <text:h text:style-name="Heading_20_1" text:outline-level="1"><text:soft-page-break/><text:span text:style-name="Strong_20_Emphasis">0.6.5 Precision and Error Behavior</text:span></text:h>
      <table:table table:name="Tabulka11" table:style-name="Tabulka11">
        <table:table-column table:style-name="Tabulka11.A"/>
        <table:table-column table:style-name="Tabulka11.B"/>
        <table:table-column table:style-name="Tabulka11.C"/>
        <table:table-column table:style-name="Tabulka11.D"/>
        <table:table-header-rows>
          <table:table-row>
            <table:table-cell table:style-name="Tabulka11.A1" office:value-type="string">
              <text:p text:style-name="Table_20_Heading">Feature</text:p>
            </table:table-cell>
            <table:table-cell table:style-name="Tabulka11.A1" office:value-type="string">
              <text:p text:style-name="Table_20_Heading">Classical HPC</text:p>
            </table:table-cell>
            <table:table-cell table:style-name="Tabulka11.A1" office:value-type="string">
              <text:p text:style-name="Table_20_Heading">Quantum HW</text:p>
            </table:table-cell>
            <table:table-cell table:style-name="Tabulka11.A1" office:value-type="string">
              <text:p text:style-name="Table_20_Heading">CFM/VQM</text:p>
            </table:table-cell>
          </table:table-row>
        </table:table-header-rows>
        <table:table-row>
          <table:table-cell table:style-name="Tabulka11.A1" office:value-type="string">
            <text:p text:style-name="Table_20_Contents">Numerical precision</text:p>
          </table:table-cell>
          <table:table-cell table:style-name="Tabulka11.A1" office:value-type="string">
            <text:p text:style-name="Table_20_Contents">finite (32/64-bit)</text:p>
          </table:table-cell>
          <table:table-cell table:style-name="Tabulka11.A1" office:value-type="string">
            <text:p text:style-name="Table_20_Contents">analog amplitudes</text:p>
          </table:table-cell>
          <table:table-cell table:style-name="Tabulka11.A1" office:value-type="string">
            <text:p text:style-name="Table_20_Contents">arbitrary integer/fixed-point</text:p>
          </table:table-cell>
        </table:table-row>
        <table:table-row>
          <table:table-cell table:style-name="Tabulka11.A1" office:value-type="string">
            <text:p text:style-name="Table_20_Contents">Error accumulation</text:p>
          </table:table-cell>
          <table:table-cell table:style-name="Tabulka11.A1" office:value-type="string">
            <text:p text:style-name="Table_20_Contents">floating leakage</text:p>
          </table:table-cell>
          <table:table-cell table:style-name="Tabulka11.A1" office:value-type="string">
            <text:p text:style-name="Table_20_Contents">decoherence</text:p>
          </table:table-cell>
          <table:table-cell table:style-name="Tabulka11.A1" office:value-type="string">
            <text:p text:style-name="Table_20_Contents">deterministic (no drift)</text:p>
          </table:table-cell>
        </table:table-row>
        <table:table-row>
          <table:table-cell table:style-name="Tabulka11.A1" office:value-type="string">
            <text:p text:style-name="Table_20_Contents">Repeatability</text:p>
          </table:table-cell>
          <table:table-cell table:style-name="Tabulka11.A1" office:value-type="string">
            <text:p text:style-name="Table_20_Contents">deterministic</text:p>
          </table:table-cell>
          <table:table-cell table:style-name="Tabulka11.A1" office:value-type="string">
            <text:p text:style-name="Table_20_Contents">nondeterministic</text:p>
          </table:table-cell>
          <table:table-cell table:style-name="Tabulka11.A1" office:value-type="string">
            <text:p text:style-name="Table_20_Contents">deterministic</text:p>
          </table:table-cell>
        </table:table-row>
        <table:table-row>
          <table:table-cell table:style-name="Tabulka11.A1" office:value-type="string">
            <text:p text:style-name="Table_20_Contents">Fault tolerance</text:p>
          </table:table-cell>
          <table:table-cell table:style-name="Tabulka11.A1" office:value-type="string">
            <text:p text:style-name="Table_20_Contents">software-level</text:p>
          </table:table-cell>
          <table:table-cell table:style-name="Tabulka11.A1" office:value-type="string">
            <text:p text:style-name="Table_20_Contents">hardware error correction</text:p>
          </table:table-cell>
          <table:table-cell table:style-name="Tabulka11.A1" office:value-type="string">
            <text:p text:style-name="Table_20_Contents">guaranteed through ICP determinism</text:p>
          </table:table-cell>
        </table:table-row>
      </table:table>
      <text:p text:style-name="Text_20_body">Quantum hardware suffers from:</text:p>
      <text:list text:style-name="L87">
        <text:list-item>
          <text:p text:style-name="P95">decoherence</text:p>
        </text:list-item>
        <text:list-item>
          <text:p text:style-name="P95">T1/T2 noise</text:p>
        </text:list-item>
        <text:list-item>
          <text:p text:style-name="P95">crosstalk</text:p>
        </text:list-item>
        <text:list-item>
          <text:p text:style-name="P95">gate infidelity</text:p>
        </text:list-item>
        <text:list-item>
          <text:p text:style-name="P95">limited circuit depth</text:p>
        </text:list-item>
      </text:list>
      <text:p text:style-name="Text_20_body">CFM does <text:span text:style-name="Strong_20_Emphasis">not</text:span>.</text:p>
      <text:p text:style-name="Text_20_body">Thus:</text:p>
      <text:p text:style-name="Text_20_body">👉 <text:span text:style-name="Strong_20_Emphasis">VQM can run extremely deep „quantum-like“ circuits</text:span> bez degradace kvality.</text:p>
      <text:p text:style-name="Horizontal_20_Line"/>
      <text:h text:style-name="Heading_20_1" text:outline-level="1"><text:span text:style-name="Strong_20_Emphasis">0.6.6 Scalability</text:span></text:h>
      <table:table table:name="Tabulka12" table:style-name="Tabulka12">
        <table:table-column table:style-name="Tabulka12.A"/>
        <table:table-column table:style-name="Tabulka12.B"/>
        <table:table-header-rows>
          <table:table-row>
            <table:table-cell table:style-name="Tabulka12.A1" office:value-type="string">
              <text:p text:style-name="Table_20_Heading">Model</text:p>
            </table:table-cell>
            <table:table-cell table:style-name="Tabulka12.A1" office:value-type="string">
              <text:p text:style-name="Table_20_Heading">Scaling Limit</text:p>
            </table:table-cell>
          </table:table-row>
        </table:table-header-rows>
        <table:table-row>
          <table:table-cell table:style-name="Tabulka12.A1" office:value-type="string">
            <text:p text:style-name="Table_20_Contents">Classical HPC</text:p>
          </table:table-cell>
          <table:table-cell table:style-name="Tabulka12.A1" office:value-type="string">
            <text:p text:style-name="Table_20_Contents">~10⁶ cores</text:p>
          </table:table-cell>
        </table:table-row>
        <table:table-row>
          <table:table-cell table:style-name="Tabulka12.A1" office:value-type="string">
            <text:p text:style-name="Table_20_Contents">Quantum HW</text:p>
          </table:table-cell>
          <table:table-cell table:style-name="Tabulka12.A1" office:value-type="string">
            <text:p text:style-name="Table_20_Contents">tens–hundreds qubits</text:p>
          </table:table-cell>
        </table:table-row>
        <table:table-row>
          <table:table-cell table:style-name="Tabulka12.A1" office:value-type="string">
            <text:p text:style-name="Table_20_Contents">CFM/VQM</text:p>
          </table:table-cell>
          <table:table-cell table:style-name="Tabulka12.A1" office:value-type="string">
            <text:p text:style-name="Table_20_Contents">unlimited (millions of canisters)</text:p>
          </table:table-cell>
        </table:table-row>
      </table:table>
      <text:p text:style-name="Text_20_body">ICP gives:</text:p>
      <text:list text:style-name="L88">
        <text:list-item>
          <text:p text:style-name="P96">deterministic execution</text:p>
        </text:list-item>
        <text:list-item>
          <text:p text:style-name="P96">horizontal scaling</text:p>
        </text:list-item>
        <text:list-item>
          <text:p text:style-name="P96">decentralized compute</text:p>
        </text:list-item>
        <text:list-item>
          <text:p text:style-name="P96">no single point of failure</text:p>
        </text:list-item>
        <text:list-item>
          <text:p text:style-name="P96">low-cost cycle-based operation</text:p>
        </text:list-item>
      </text:list>
      <text:p text:style-name="Text_20_body">VQM může růst nenáročně jako blockchainová síť.</text:p>
      <text:p text:style-name="Horizontal_20_Line"/>
      <text:h text:style-name="Heading_20_1" text:outline-level="1"><text:soft-page-break/><text:span text:style-name="Strong_20_Emphasis">0.6.7 Simulation Power</text:span></text:h>
      <text:h text:style-name="Heading_20_3" text:outline-level="3"><text:span text:style-name="Strong_20_Emphasis">Quantum Simulation</text:span></text:h>
      <table:table table:name="Tabulka13" table:style-name="Tabulka13">
        <table:table-column table:style-name="Tabulka13.A"/>
        <table:table-column table:style-name="Tabulka13.B" table:number-columns-repeated="2"/>
        <table:table-column table:style-name="Tabulka13.D"/>
        <table:table-header-rows>
          <table:table-row>
            <table:table-cell table:style-name="Tabulka13.A1" office:value-type="string">
              <text:p text:style-name="Table_20_Heading">Problem</text:p>
            </table:table-cell>
            <table:table-cell table:style-name="Tabulka13.A1" office:value-type="string">
              <text:p text:style-name="Table_20_Heading">Classical HPC</text:p>
            </table:table-cell>
            <table:table-cell table:style-name="Tabulka13.A1" office:value-type="string">
              <text:p text:style-name="Table_20_Heading">Quantum HW</text:p>
            </table:table-cell>
            <table:table-cell table:style-name="Tabulka13.A1" office:value-type="string">
              <text:p text:style-name="Table_20_Heading">CFM/VQM</text:p>
            </table:table-cell>
          </table:table-row>
        </table:table-header-rows>
        <table:table-row>
          <table:table-cell table:style-name="Tabulka13.A1" office:value-type="string">
            <text:p text:style-name="Table_20_Contents">1D spin chains</text:p>
          </table:table-cell>
          <table:table-cell table:style-name="Tabulka13.A1" office:value-type="string">
            <text:p text:style-name="Table_20_Contents">✔️</text:p>
          </table:table-cell>
          <table:table-cell table:style-name="Tabulka13.A1" office:value-type="string">
            <text:p text:style-name="Table_20_Contents">✔️</text:p>
          </table:table-cell>
          <table:table-cell table:style-name="Tabulka13.A1" office:value-type="string">
            <text:p text:style-name="Table_20_Contents">✔️</text:p>
          </table:table-cell>
        </table:table-row>
        <table:table-row>
          <table:table-cell table:style-name="Tabulka13.A1" office:value-type="string">
            <text:p text:style-name="Table_20_Contents">2D/3D Ising/Heisenberg</text:p>
          </table:table-cell>
          <table:table-cell table:style-name="Tabulka13.A1" office:value-type="string">
            <text:p text:style-name="Table_20_Contents">demanding</text:p>
          </table:table-cell>
          <table:table-cell table:style-name="Tabulka13.A1" office:value-type="string">
            <text:p text:style-name="Table_20_Contents">✔️</text:p>
          </table:table-cell>
          <table:table-cell table:style-name="Tabulka13.A1" office:value-type="string">
            <text:p text:style-name="Table_20_Contents">✔️</text:p>
          </table:table-cell>
        </table:table-row>
        <table:table-row>
          <table:table-cell table:style-name="Tabulka13.A1" office:value-type="string">
            <text:p text:style-name="Table_20_Contents">Fermi-Hubbard (medium-size)</text:p>
          </table:table-cell>
          <table:table-cell table:style-name="Tabulka13.A1" office:value-type="string">
            <text:p text:style-name="Table_20_Contents">very hard</text:p>
          </table:table-cell>
          <table:table-cell table:style-name="Tabulka13.A1" office:value-type="string">
            <text:p text:style-name="Table_20_Contents">partial</text:p>
          </table:table-cell>
          <table:table-cell table:style-name="Tabulka13.A1" office:value-type="string">
            <text:p text:style-name="Table_20_Contents">✔️ (distributed)</text:p>
          </table:table-cell>
        </table:table-row>
        <table:table-row>
          <table:table-cell table:style-name="Tabulka13.A1" office:value-type="string">
            <text:p text:style-name="Table_20_Contents">Quantum chemistry</text:p>
          </table:table-cell>
          <table:table-cell table:style-name="Tabulka13.A1" office:value-type="string">
            <text:p text:style-name="Table_20_Contents">expensive</text:p>
          </table:table-cell>
          <table:table-cell table:style-name="Tabulka13.A1" office:value-type="string">
            <text:p text:style-name="Table_20_Contents">✔️</text:p>
          </table:table-cell>
          <table:table-cell table:style-name="Tabulka13.A1" office:value-type="string">
            <text:p text:style-name="Table_20_Contents">✔️</text:p>
          </table:table-cell>
        </table:table-row>
        <table:table-row>
          <table:table-cell table:style-name="Tabulka13.A1" office:value-type="string">
            <text:p text:style-name="Table_20_Contents">Gauge theories (LGT)</text:p>
          </table:table-cell>
          <table:table-cell table:style-name="Tabulka13.A1" office:value-type="string">
            <text:p text:style-name="Table_20_Contents">extreme HPC</text:p>
          </table:table-cell>
          <table:table-cell table:style-name="Tabulka13.A1" office:value-type="string">
            <text:p text:style-name="Table_20_Contents">✔️</text:p>
          </table:table-cell>
          <table:table-cell table:style-name="Tabulka13.A1" office:value-type="string">
            <text:p text:style-name="Table_20_Contents">✔️</text:p>
          </table:table-cell>
        </table:table-row>
      </table:table>
      <text:p text:style-name="Text_20_body">CFM/VQM simulates many quantum systems <text:span text:style-name="Strong_20_Emphasis">structurally</text:span>, but without quantum speedup (unless algorithmically leveraged).</text:p>
      <text:p text:style-name="Horizontal_20_Line"/>
      <text:h text:style-name="Heading_20_1" text:outline-level="1"><text:span text:style-name="Strong_20_Emphasis">0.6.8 Algorithmic Comparison</text:span></text:h>
      <table:table table:name="Tabulka14" table:style-name="Tabulka14">
        <table:table-column table:style-name="Tabulka14.A"/>
        <table:table-column table:style-name="Tabulka14.B" table:number-columns-repeated="2"/>
        <table:table-column table:style-name="Tabulka14.D"/>
        <table:table-header-rows>
          <table:table-row>
            <table:table-cell table:style-name="Tabulka14.A1" office:value-type="string">
              <text:p text:style-name="Table_20_Heading">Algorithm Class</text:p>
            </table:table-cell>
            <table:table-cell table:style-name="Tabulka14.A1" office:value-type="string">
              <text:p text:style-name="Table_20_Heading">Classical HPC</text:p>
            </table:table-cell>
            <table:table-cell table:style-name="Tabulka14.A1" office:value-type="string">
              <text:p text:style-name="Table_20_Heading">Quantum HW</text:p>
            </table:table-cell>
            <table:table-cell table:style-name="Tabulka14.A1" office:value-type="string">
              <text:p text:style-name="Table_20_Heading">CFM/VQM</text:p>
            </table:table-cell>
          </table:table-row>
        </table:table-header-rows>
        <table:table-row>
          <table:table-cell table:style-name="Tabulka14.A1" office:value-type="string">
            <text:p text:style-name="Table_20_Contents">Matrix ops</text:p>
          </table:table-cell>
          <table:table-cell table:style-name="Tabulka14.A1" office:value-type="string">
            <text:p text:style-name="Table_20_Contents">✔️</text:p>
          </table:table-cell>
          <table:table-cell table:style-name="Tabulka14.A1" office:value-type="string">
            <text:p text:style-name="Table_20_Contents">limited</text:p>
          </table:table-cell>
          <table:table-cell table:style-name="Tabulka14.A1" office:value-type="string">
            <text:p text:style-name="Table_20_Contents">✔️</text:p>
          </table:table-cell>
        </table:table-row>
        <table:table-row>
          <table:table-cell table:style-name="Tabulka14.A1" office:value-type="string">
            <text:p text:style-name="Table_20_Contents">Quantum circuits</text:p>
          </table:table-cell>
          <table:table-cell table:style-name="Tabulka14.A1" office:value-type="string">
            <text:p text:style-name="Table_20_Contents">simulated</text:p>
          </table:table-cell>
          <table:table-cell table:style-name="Tabulka14.A1" office:value-type="string">
            <text:p text:style-name="Table_20_Contents">native</text:p>
          </table:table-cell>
          <table:table-cell table:style-name="Tabulka14.A1" office:value-type="string">
            <text:p text:style-name="Table_20_Contents">emulated natively</text:p>
          </table:table-cell>
        </table:table-row>
        <table:table-row>
          <table:table-cell table:style-name="Tabulka14.A1" office:value-type="string">
            <text:p text:style-name="Table_20_Contents">Amplitude propagation</text:p>
          </table:table-cell>
          <table:table-cell table:style-name="Tabulka14.A1" office:value-type="string">
            <text:p text:style-name="Table_20_Contents">✔️</text:p>
          </table:table-cell>
          <table:table-cell table:style-name="Tabulka14.A1" office:value-type="string">
            <text:p text:style-name="Table_20_Contents">native</text:p>
          </table:table-cell>
          <table:table-cell table:style-name="Tabulka14.A1" office:value-type="string">
            <text:p text:style-name="Table_20_Contents">native (explicit amplitudes)</text:p>
          </table:table-cell>
        </table:table-row>
        <table:table-row>
          <table:table-cell table:style-name="Tabulka14.A1" office:value-type="string">
            <text:p text:style-name="Table_20_Contents">Quantum ML</text:p>
          </table:table-cell>
          <table:table-cell table:style-name="Tabulka14.A1" office:value-type="string">
            <text:p text:style-name="Table_20_Contents">simulated</text:p>
          </table:table-cell>
          <table:table-cell table:style-name="Tabulka14.A1" office:value-type="string">
            <text:p text:style-name="Table_20_Contents">exploratory</text:p>
          </table:table-cell>
          <table:table-cell table:style-name="Tabulka14.A1" office:value-type="string">
            <text:p text:style-name="Table_20_Contents">feasible</text:p>
          </table:table-cell>
        </table:table-row>
        <table:table-row>
          <table:table-cell table:style-name="Tabulka14.A1" office:value-type="string">
            <text:p text:style-name="Table_20_Contents">QAOA</text:p>
          </table:table-cell>
          <table:table-cell table:style-name="Tabulka14.A1" office:value-type="string">
            <text:p text:style-name="Table_20_Contents">slow</text:p>
          </table:table-cell>
          <table:table-cell table:style-name="Tabulka14.A1" office:value-type="string">
            <text:p text:style-name="Table_20_Contents">optimal</text:p>
          </table:table-cell>
          <table:table-cell table:style-name="Tabulka14.A1" office:value-type="string">
            <text:p text:style-name="Table_20_Contents">structurally optimal</text:p>
          </table:table-cell>
        </table:table-row>
        <table:table-row>
          <table:table-cell table:style-name="Tabulka14.A1" office:value-type="string">
            <text:p text:style-name="Table_20_Contents">VQE</text:p>
          </table:table-cell>
          <table:table-cell table:style-name="Tabulka14.A1" office:value-type="string">
            <text:p text:style-name="Table_20_Contents">heavy</text:p>
          </table:table-cell>
          <table:table-cell table:style-name="Tabulka14.A1" office:value-type="string">
            <text:p text:style-name="Table_20_Contents">natural</text:p>
          </table:table-cell>
          <table:table-cell table:style-name="Tabulka14.A1" office:value-type="string">
            <text:p text:style-name="Table_20_Contents">natural</text:p>
          </table:table-cell>
        </table:table-row>
        <table:table-row>
          <table:table-cell table:style-name="Tabulka14.A1" office:value-type="string">
            <text:p text:style-name="Table_20_Contents">Grover</text:p>
          </table:table-cell>
          <table:table-cell table:style-name="Tabulka14.A1" office:value-type="string">
            <text:p text:style-name="Table_20_Contents">no</text:p>
          </table:table-cell>
          <table:table-cell table:style-name="Tabulka14.A1" office:value-type="string">
            <text:p text:style-name="Table_20_Contents">yes</text:p>
          </table:table-cell>
          <table:table-cell table:style-name="Tabulka14.A1" office:value-type="string">
            <text:p text:style-name="Table_20_Contents">no (unless classical trick)</text:p>
          </table:table-cell>
        </table:table-row>
        <table:table-row>
          <table:table-cell table:style-name="Tabulka14.A1" office:value-type="string">
            <text:p text:style-name="Table_20_Contents">Shor</text:p>
          </table:table-cell>
          <table:table-cell table:style-name="Tabulka14.A1" office:value-type="string">
            <text:p text:style-name="Table_20_Contents">no</text:p>
          </table:table-cell>
          <table:table-cell table:style-name="Tabulka14.A1" office:value-type="string">
            <text:p text:style-name="Table_20_Contents">yes</text:p>
          </table:table-cell>
          <table:table-cell table:style-name="Tabulka14.A1" office:value-type="string">
            <text:p text:style-name="Table_20_Contents">no</text:p>
          </table:table-cell>
        </table:table-row>
      </table:table>
      <text:p text:style-name="Text_20_body">CFM = <text:span text:style-name="Emphasis">quantum-inspired</text:span><text:line-break/>Quantum HW = <text:span text:style-name="Emphasis">quantum-powered</text:span></text:p>
      <text:p text:style-name="Horizontal_20_Line"/>
      <text:h text:style-name="Heading_20_1" text:outline-level="1"><text:span text:style-name="Strong_20_Emphasis">0.6.9 Networking and Topology</text:span></text:h>
      <table:table table:name="Tabulka15" table:style-name="Tabulka15">
        <table:table-column table:style-name="Tabulka15.A"/>
        <table:table-column table:style-name="Tabulka15.B"/>
        <table:table-column table:style-name="Tabulka15.C"/>
        <table:table-column table:style-name="Tabulka15.D"/>
        <table:table-header-rows>
          <table:table-row>
            <table:table-cell table:style-name="Tabulka15.A1" office:value-type="string">
              <text:p text:style-name="Table_20_Heading">Property</text:p>
            </table:table-cell>
            <table:table-cell table:style-name="Tabulka15.A1" office:value-type="string">
              <text:p text:style-name="Table_20_Heading">Classical HPC</text:p>
            </table:table-cell>
            <table:table-cell table:style-name="Tabulka15.A1" office:value-type="string">
              <text:p text:style-name="Table_20_Heading">Quantum HW</text:p>
            </table:table-cell>
            <table:table-cell table:style-name="Tabulka15.A1" office:value-type="string">
              <text:p text:style-name="Table_20_Heading">CFM/VQM</text:p>
            </table:table-cell>
          </table:table-row>
        </table:table-header-rows>
        <table:table-row>
          <table:table-cell table:style-name="Tabulka15.A1" office:value-type="string">
            <text:p text:style-name="Table_20_Contents">All-to-all connectivity</text:p>
          </table:table-cell>
          <table:table-cell table:style-name="Tabulka15.A1" office:value-type="string">
            <text:p text:style-name="Table_20_Contents">expensive</text:p>
          </table:table-cell>
          <table:table-cell table:style-name="Tabulka15.A1" office:value-type="string">
            <text:p text:style-name="Table_20_Contents">extremely hard</text:p>
          </table:table-cell>
          <table:table-cell table:style-name="Tabulka15.A1" office:value-type="string">
            <text:p text:style-name="Table_20_Contents">cheap (SEND/RECV)</text:p>
          </table:table-cell>
        </table:table-row>
        <table:table-row>
          <table:table-cell table:style-name="Tabulka15.A1" office:value-type="string">
            <text:p text:style-name="Table_20_Contents">Local lattice</text:p>
          </table:table-cell>
          <table:table-cell table:style-name="Tabulka15.A1" office:value-type="string">
            <text:p text:style-name="Table_20_Contents">unnatural</text:p>
          </table:table-cell>
          <table:table-cell table:style-name="Tabulka15.A1" office:value-type="string">
            <text:p text:style-name="Table_20_Contents">native</text:p>
          </table:table-cell>
          <table:table-cell table:style-name="Tabulka15.A1" office:value-type="string">
            <text:p text:style-name="Table_20_Contents">native</text:p>
          </table:table-cell>
        </table:table-row>
        <table:table-row>
          <table:table-cell table:style-name="Tabulka15.A1" office:value-type="string">
            <text:p text:style-name="Table_20_Contents">Synchronous clock</text:p>
          </table:table-cell>
          <table:table-cell table:style-name="Tabulka15.A1" office:value-type="string">
            <text:p text:style-name="Table_20_Contents">no</text:p>
          </table:table-cell>
          <table:table-cell table:style-name="Tabulka15.A1" office:value-type="string">
            <text:p text:style-name="Table_20_Contents">yes</text:p>
          </table:table-cell>
          <table:table-cell table:style-name="Tabulka15.A1" office:value-type="string">
            <text:p text:style-name="Table_20_Contents">yes</text:p>
          </table:table-cell>
        </table:table-row>
        <table:table-row>
          <table:table-cell table:style-name="Tabulka15.A1" office:value-type="string">
            <text:p text:style-name="Table_20_Contents">Distributed execution</text:p>
          </table:table-cell>
          <table:table-cell table:style-name="Tabulka15.A1" office:value-type="string">
            <text:p text:style-name="Table_20_Contents">yes</text:p>
          </table:table-cell>
          <table:table-cell table:style-name="Tabulka15.A1" office:value-type="string">
            <text:p text:style-name="Table_20_Contents">limited</text:p>
          </table:table-cell>
          <table:table-cell table:style-name="Tabulka15.A1" office:value-type="string">
            <text:p text:style-name="Table_20_Contents">yes (ICP-native)</text:p>
          </table:table-cell>
        </table:table-row>
        <table:table-row>
          <table:table-cell table:style-name="Tabulka15.A1" office:value-type="string">
            <text:p text:style-name="Table_20_Contents">Routing diameter</text:p>
          </table:table-cell>
          <table:table-cell table:style-name="Tabulka15.A1" office:value-type="string">
            <text:p text:style-name="Table_20_Contents">depends on fabric</text:p>
          </table:table-cell>
          <table:table-cell table:style-name="Tabulka15.A1" office:value-type="string">
            <text:p text:style-name="Table_20_Contents">N/A</text:p>
          </table:table-cell>
          <table:table-cell table:style-name="Tabulka15.A1" office:value-type="string">
            <text:p text:style-name="Table_20_Contents">log N</text:p>
          </table:table-cell>
        </table:table-row>
      </table:table>
      <text:p text:style-name="Text_20_body">VQM uses the <text:span text:style-name="Strong_20_Emphasis">ICP consensus layer</text:span> jako perfektní synchronizační hodiny.</text:p>
      <text:p text:style-name="Horizontal_20_Line"/>
      <text:h text:style-name="Heading_20_1" text:outline-level="1"><text:soft-page-break/><text:span text:style-name="Strong_20_Emphasis">0.6.10 Execution Costs</text:span></text:h>
      <text:h text:style-name="Heading_20_3" text:outline-level="3"><text:span text:style-name="Strong_20_Emphasis">Classical HPC</text:span></text:h>
      <text:list text:style-name="L89">
        <text:list-item>
          <text:p text:style-name="P97">power-hungry</text:p>
        </text:list-item>
        <text:list-item>
          <text:p text:style-name="P97">specialized hardware</text:p>
        </text:list-item>
        <text:list-item>
          <text:p text:style-name="P97">centralized</text:p>
        </text:list-item>
        <text:list-item>
          <text:p text:style-name="P97">expensive to scale horizontally</text:p>
        </text:list-item>
      </text:list>
      <text:h text:style-name="Heading_20_3" text:outline-level="3"><text:span text:style-name="Strong_20_Emphasis">Quantum HW</text:span></text:h>
      <text:list text:style-name="L90">
        <text:list-item>
          <text:p text:style-name="P98">extremely expensive devices</text:p>
        </text:list-item>
        <text:list-item>
          <text:p text:style-name="P98">dilution refrigerators</text:p>
        </text:list-item>
        <text:list-item>
          <text:p text:style-name="P98">nanofabrication</text:p>
        </text:list-item>
        <text:list-item>
          <text:p text:style-name="P98">single digit yields</text:p>
        </text:list-item>
        <text:list-item>
          <text:p text:style-name="P98">limited lifetime</text:p>
        </text:list-item>
      </text:list>
      <text:h text:style-name="Heading_20_3" text:outline-level="3"><text:span text:style-name="Strong_20_Emphasis">CFM/VQM</text:span></text:h>
      <text:list text:style-name="L91">
        <text:list-item>
          <text:p text:style-name="P99">uses standard compute nodes</text:p>
        </text:list-item>
        <text:list-item>
          <text:p text:style-name="P99">low energy cost per cell</text:p>
        </text:list-item>
        <text:list-item>
          <text:p text:style-name="P99">pay-per-cycle model on ICP</text:p>
        </text:list-item>
        <text:list-item>
          <text:p text:style-name="P99">deterministically reproducible</text:p>
        </text:list-item>
        <text:list-item>
          <text:p text:style-name="P99">cheap horizontal scaling</text:p>
        </text:list-item>
      </text:list>
      <text:p text:style-name="Text_20_body">Thus:</text:p>
      <text:p text:style-name="Text_20_body">👉 <text:span text:style-name="Strong_20_Emphasis">VQM is the most economically scalable “quantum-like” architecture ever designed.</text:span></text:p>
      <text:p text:style-name="Horizontal_20_Line"/>
      <text:h text:style-name="Heading_20_1" text:outline-level="1"><text:span text:style-name="Strong_20_Emphasis">0.6.11 Summary Table (The Essential Comparison)</text:span></text:h>
      <table:table table:name="Tabulka16" table:style-name="Tabulka16">
        <table:table-column table:style-name="Tabulka16.A"/>
        <table:table-column table:style-name="Tabulka16.B"/>
        <table:table-column table:style-name="Tabulka16.C"/>
        <table:table-column table:style-name="Tabulka16.D"/>
        <table:table-header-rows>
          <table:table-row>
            <table:table-cell table:style-name="Tabulka16.A1" office:value-type="string">
              <text:p text:style-name="Table_20_Heading">Dimension</text:p>
            </table:table-cell>
            <table:table-cell table:style-name="Tabulka16.A1" office:value-type="string">
              <text:p text:style-name="Table_20_Heading">Classical HPC</text:p>
            </table:table-cell>
            <table:table-cell table:style-name="Tabulka16.A1" office:value-type="string">
              <text:p text:style-name="Table_20_Heading">Quantum HW</text:p>
            </table:table-cell>
            <table:table-cell table:style-name="Tabulka16.A1" office:value-type="string">
              <text:p text:style-name="Table_20_Heading">CFM/VQM</text:p>
            </table:table-cell>
          </table:table-row>
        </table:table-header-rows>
        <table:table-row>
          <table:table-cell table:style-name="Tabulka16.A1" office:value-type="string">
            <text:p text:style-name="Table_20_Contents">Determinism</text:p>
          </table:table-cell>
          <table:table-cell table:style-name="Tabulka16.A1" office:value-type="string">
            <text:p text:style-name="Table_20_Contents">✔️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✔️</text:p>
          </table:table-cell>
        </table:table-row>
        <table:table-row>
          <table:table-cell table:style-name="Tabulka16.A1" office:value-type="string">
            <text:p text:style-name="Table_20_Contents">Quantum topology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✔️</text:p>
          </table:table-cell>
          <table:table-cell table:style-name="Tabulka16.A1" office:value-type="string">
            <text:p text:style-name="Table_20_Contents">✔️</text:p>
          </table:table-cell>
        </table:table-row>
        <table:table-row>
          <table:table-cell table:style-name="Tabulka16.A1" office:value-type="string">
            <text:p text:style-name="Table_20_Contents">Local CA-like dynamics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✔️</text:p>
          </table:table-cell>
          <table:table-cell table:style-name="Tabulka16.A1" office:value-type="string">
            <text:p text:style-name="Table_20_Contents">✔️</text:p>
          </table:table-cell>
        </table:table-row>
        <table:table-row>
          <table:table-cell table:style-name="Tabulka16.A1" office:value-type="string">
            <text:p text:style-name="Table_20_Contents">Long-range interactions</text:p>
          </table:table-cell>
          <table:table-cell table:style-name="Tabulka16.A1" office:value-type="string">
            <text:p text:style-name="Table_20_Contents">✔️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✔️</text:p>
          </table:table-cell>
        </table:table-row>
        <table:table-row>
          <table:table-cell table:style-name="Tabulka16.A1" office:value-type="string">
            <text:p text:style-name="Table_20_Contents">Circuit layering</text:p>
          </table:table-cell>
          <table:table-cell table:style-name="Tabulka16.A1" office:value-type="string">
            <text:p text:style-name="Table_20_Contents">limited</text:p>
          </table:table-cell>
          <table:table-cell table:style-name="Tabulka16.A1" office:value-type="string">
            <text:p text:style-name="Table_20_Contents">✔️</text:p>
          </table:table-cell>
          <table:table-cell table:style-name="Tabulka16.A1" office:value-type="string">
            <text:p text:style-name="Table_20_Contents">✔️</text:p>
          </table:table-cell>
        </table:table-row>
        <table:table-row>
          <table:table-cell table:style-name="Tabulka16.A1" office:value-type="string">
            <text:p text:style-name="Table_20_Contents">Decoherence</text:p>
          </table:table-cell>
          <table:table-cell table:style-name="Tabulka16.A1" office:value-type="string">
            <text:p text:style-name="Table_20_Contents">none</text:p>
          </table:table-cell>
          <table:table-cell table:style-name="Tabulka16.A1" office:value-type="string">
            <text:p text:style-name="Table_20_Contents">severe</text:p>
          </table:table-cell>
          <table:table-cell table:style-name="Tabulka16.A1" office:value-type="string">
            <text:p text:style-name="Table_20_Contents">none</text:p>
          </table:table-cell>
        </table:table-row>
        <table:table-row>
          <table:table-cell table:style-name="Tabulka16.A1" office:value-type="string">
            <text:p text:style-name="Table_20_Contents">Scalability</text:p>
          </table:table-cell>
          <table:table-cell table:style-name="Tabulka16.A1" office:value-type="string">
            <text:p text:style-name="Table_20_Contents">expensive</text:p>
          </table:table-cell>
          <table:table-cell table:style-name="Tabulka16.A1" office:value-type="string">
            <text:p text:style-name="Table_20_Contents">extremely limited</text:p>
          </table:table-cell>
          <table:table-cell table:style-name="Tabulka16.A1" office:value-type="string">
            <text:p text:style-name="Table_20_Contents">unlimited</text:p>
          </table:table-cell>
        </table:table-row>
        <text:soft-page-break/>
        <table:table-row>
          <table:table-cell table:style-name="Tabulka16.A1" office:value-type="string">
            <text:p text:style-name="Table_20_Contents">Reproducibility</text:p>
          </table:table-cell>
          <table:table-cell table:style-name="Tabulka16.A1" office:value-type="string">
            <text:p text:style-name="Table_20_Contents">✔️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✔️</text:p>
          </table:table-cell>
        </table:table-row>
        <table:table-row>
          <table:table-cell table:style-name="Tabulka16.A1" office:value-type="string">
            <text:p text:style-name="Table_20_Contents">Global synchrony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✔️</text:p>
          </table:table-cell>
          <table:table-cell table:style-name="Tabulka16.A1" office:value-type="string">
            <text:p text:style-name="Table_20_Contents">✔️</text:p>
          </table:table-cell>
        </table:table-row>
        <table:table-row>
          <table:table-cell table:style-name="Tabulka16.A1" office:value-type="string">
            <text:p text:style-name="Table_20_Contents">Hardware requirements</text:p>
          </table:table-cell>
          <table:table-cell table:style-name="Tabulka16.A1" office:value-type="string">
            <text:p text:style-name="Table_20_Contents">commodity</text:p>
          </table:table-cell>
          <table:table-cell table:style-name="Tabulka16.A1" office:value-type="string">
            <text:p text:style-name="Table_20_Contents">exotic</text:p>
          </table:table-cell>
          <table:table-cell table:style-name="Tabulka16.A1" office:value-type="string">
            <text:p text:style-name="Table_20_Contents">commodity</text:p>
          </table:table-cell>
        </table:table-row>
        <table:table-row>
          <table:table-cell table:style-name="Tabulka16.A1" office:value-type="string">
            <text:p text:style-name="Table_20_Contents">Decentralization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✔️</text:p>
          </table:table-cell>
        </table:table-row>
        <table:table-row>
          <table:table-cell table:style-name="Tabulka16.A1" office:value-type="string">
            <text:p text:style-name="Table_20_Contents">Suitable for ICP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❌</text:p>
          </table:table-cell>
          <table:table-cell table:style-name="Tabulka16.A1" office:value-type="string">
            <text:p text:style-name="Table_20_Contents">✔️</text:p>
          </table:table-cell>
        </table:table-row>
      </table:table>
      <text:p text:style-name="Text_20_body"><text:span text:style-name="Strong_20_Emphasis">Result:</text:span></text:p>
      <text:h text:style-name="Heading_20_3" text:outline-level="3">🟦 Classical HPC = brute-force precision</text:h>
      <text:h text:style-name="Heading_20_3" text:outline-level="3">🟪 Quantum HW = probabilistic non-locality</text:h>
      <text:h text:style-name="Heading_20_3" text:outline-level="3">🟧 CFM/VQM = deterministic model that combines advantages of both</text:h>
      <text:p text:style-name="Text_20_body">CFM/VQM is the <text:span text:style-name="Strong_20_Emphasis">third paradigm</text:span>:<text:line-break/><text:span text:style-name="Strong_20_Emphasis">Quantum-inspired deterministic field computing.</text:span></text:p>
      <text:p text:style-name="Horizontal_20_Line"/>
      <text:h text:style-name="Heading_20_1" text:outline-level="1"><text:span text:style-name="Strong_20_Emphasis">0.6.12 Conclusion</text:span></text:h>
      <text:p text:style-name="Text_20_body">CFM/VQM:</text:p>
      <text:list text:style-name="L92">
        <text:list-item>
          <text:p text:style-name="P100">inherits structured connectivity from quantum computing,</text:p>
        </text:list-item>
        <text:list-item>
          <text:p text:style-name="P100">inherits scalability from classical HPC,</text:p>
        </text:list-item>
        <text:list-item>
          <text:p text:style-name="P100">inherits determinism from ICP,</text:p>
        </text:list-item>
        <text:list-item>
          <text:p text:style-name="P100">eliminates the limitations of physical qubits,</text:p>
        </text:list-item>
        <text:list-item>
          <text:p text:style-name="P100">and introduces a new hybrid model not seen before in classical or quantum systems.</text:p>
        </text:list-item>
      </text:list>
      <text:p text:style-name="Text_20_body">This positions CFM/VQM as:</text:p>
      <text:h text:style-name="Heading_20_3" text:outline-level="3"><text:span text:style-name="Strong_20_Emphasis">a unique computational architecture, capable of scaling quantum-like dynamics to global, decentralized scales.</text:span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0.7 Why CFM Represents a New Computational Paradigm</text:span></text:h>
      <text:h text:style-name="Heading_20_3" text:outline-level="3"><text:span text:style-name="Emphasis">Beyond Classical, Beyond Quantum — A Deterministic Distributed Field Computer</text:span></text:h>
      <text:p text:style-name="Horizontal_20_Line"/>
      <text:h text:style-name="Heading_20_1" text:outline-level="1"><text:span text:style-name="Strong_20_Emphasis">0.7.1 Introduction</text:span></text:h>
      <text:p text:style-name="Text_20_body">Computing systems today fall into two major categories:</text:p>
      <text:list text:style-name="L93">
        <text:list-item>
          <text:p text:style-name="P101"><text:span text:style-name="Strong_20_Emphasis">Classical computation</text:span> (CPUs, GPUs, supercomputers)</text:p>
        </text:list-item>
        <text:list-item>
          <text:p text:style-name="P101"><text:span text:style-name="Strong_20_Emphasis">Quantum computation</text:span> (qubits, unitaries, entanglement)</text:p>
        </text:list-item>
      </text:list>
      <text:p text:style-name="Text_20_body">The <text:span text:style-name="Strong_20_Emphasis">Canister Field Model (CFM)</text:span> does not fit into either.<text:line-break/>It is neither classical HPC nor quantum hardware, but a <text:span text:style-name="Strong_20_Emphasis">new field-computational paradigm</text:span> that combines:</text:p>
      <text:list text:style-name="L94">
        <text:list-item>
          <text:p text:style-name="P102">the locality structure of quantum lattice models,</text:p>
        </text:list-item>
        <text:list-item>
          <text:p text:style-name="P102">the global routing structure of classical networks,</text:p>
        </text:list-item>
        <text:list-item>
          <text:p text:style-name="P102">the deterministic execution of smart contracts,</text:p>
        </text:list-item>
        <text:list-item>
          <text:p text:style-name="P102">synchronous, layered evolution akin to quantum circuits,</text:p>
        </text:list-item>
        <text:list-item>
          <text:p text:style-name="P102">explicit amplitude-like state propagation,</text:p>
        </text:list-item>
        <text:list-item>
          <text:p text:style-name="P102">arbitrarily scalable field dimensions,</text:p>
        </text:list-item>
        <text:list-item>
          <text:p text:style-name="P102">fully reproducible computation.</text:p>
        </text:list-item>
      </text:list>
      <text:p text:style-name="Text_20_body">CFM is therefore the first <text:span text:style-name="Strong_20_Emphasis">Quantum-Inspired Deterministic Field Computer</text:span>.</text:p>
      <text:p text:style-name="Horizontal_20_Line"/>
      <text:h text:style-name="Heading_20_1" text:outline-level="1"><text:span text:style-name="Strong_20_Emphasis">0.7.2 The Three Defining Features of CFM</text:span></text:h>
      <text:p text:style-name="Text_20_body">CFM differs from all earlier models by three properties that <text:span text:style-name="Strong_20_Emphasis">no other computational paradigm has simultaneously</text:span>:</text:p>
      <text:h text:style-name="Heading_20_2" text:outline-level="2"><text:span text:style-name="Strong_20_Emphasis">(1) Deterministic Field Dynamics</text:span></text:h>
      <text:p text:style-name="Text_20_body">The global state evolves by:</text:p>
      <text:p text:style-name="Text_20_body">Σt+1=(R∘N∘Φ)(Σt),\Sigma_{t+1} = (R \circ N \circ \Phi)(\Sigma_t),Σt+1​=(R∘N∘Φ)(Σt​), </text:p>
      <text:p text:style-name="Text_20_body">which is:</text:p>
      <text:list text:style-name="L95">
        <text:list-item>
          <text:p text:style-name="P103">deterministic,</text:p>
        </text:list-item>
        <text:list-item>
          <text:p text:style-name="P103">synchronous across a grid,</text:p>
        </text:list-item>
        <text:list-item>
          <text:p text:style-name="P103"><text:soft-page-break/>independent of physical noise,</text:p>
        </text:list-item>
        <text:list-item>
          <text:p text:style-name="P103">globally reproducible.</text:p>
        </text:list-item>
      </text:list>
      <text:p text:style-name="Text_20_body">No HPC system provides such global synchrony.<text:line-break/>No quantum system provides determinism.</text:p>
      <text:p text:style-name="Text_20_body"><text:span text:style-name="Strong_20_Emphasis">CFM provides both.</text:span></text:p>
      <text:p text:style-name="Horizontal_20_Line"/>
      <text:h text:style-name="Heading_20_2" text:outline-level="2"><text:span text:style-name="Strong_20_Emphasis">(2) Hybrid Local–Nonlocal Computational Topology</text:span></text:h>
      <text:p text:style-name="Text_20_body">CFM integrates:</text:p>
      <text:list text:style-name="L96">
        <text:list-item>
          <text:p text:style-name="P104"><text:span text:style-name="Strong_20_Emphasis">local 6-neighbor interactions</text:span> (like quantum spin lattices),</text:p>
        </text:list-item>
        <text:list-item>
          <text:p text:style-name="P104"><text:span text:style-name="Strong_20_Emphasis">long-range routed interactions</text:span> (like tensor networks),</text:p>
        </text:list-item>
        <text:list-item>
          <text:p text:style-name="P104"><text:span text:style-name="Strong_20_Emphasis">arbitrary-range coupling in O(log N)</text:span> (like hypercube computers).</text:p>
        </text:list-item>
      </text:list>
      <text:p text:style-name="Text_20_body">Quantum hardware has only local interactions; classical HPC has only network-based nonlocal ones.</text:p>
      <text:p text:style-name="Text_20_body"><text:span text:style-name="Strong_20_Emphasis">CFM uniquely fuses both into a single computational primitive.</text:span></text:p>
      <text:p text:style-name="Horizontal_20_Line"/>
      <text:h text:style-name="Heading_20_2" text:outline-level="2"><text:span text:style-name="Strong_20_Emphasis">(3) Distributed, Autonomous Execution on ICP</text:span></text:h>
      <text:p text:style-name="Text_20_body">CFM is not a theoretical model only —<text:line-break/>it is <text:span text:style-name="Strong_20_Emphasis">physically realizable today</text:span> on the Internet Computer:</text:p>
      <text:list text:style-name="L97">
        <text:list-item>
          <text:p text:style-name="P105">each cell = canister</text:p>
        </text:list-item>
        <text:list-item>
          <text:p text:style-name="P105">each subnet = field slice</text:p>
        </text:list-item>
        <text:list-item>
          <text:p text:style-name="P105">consensus = synchronization</text:p>
        </text:list-item>
        <text:list-item>
          <text:p text:style-name="P105">cycles = energy unit</text:p>
        </text:list-item>
        <text:list-item>
          <text:p text:style-name="P105">deterministic execution = bit-precise reproducibility</text:p>
        </text:list-item>
        <text:list-item>
          <text:p text:style-name="P105">routing = global coupling</text:p>
        </text:list-item>
      </text:list>
      <text:p text:style-name="Text_20_body">Thus, CFM is <text:span text:style-name="Emphasis">real hardware</text:span>, not a simulation.</text:p>
      <text:p text:style-name="Text_20_body">No classical architecture is decentralized like this.<text:line-break/>No quantum architecture is deterministic like this.</text:p>
      <text:p text:style-name="Text_20_body"><text:span text:style-name="Strong_20_Emphasis">CFM is the first decentralized field computer.</text:span></text:p>
      <text:p text:style-name="Horizontal_20_Line"/>
      <text:h text:style-name="Heading_20_1" text:outline-level="1"><text:span text:style-name="Strong_20_Emphasis">0.7.3 Why CFM Is Not “Classical HPC”</text:span></text:h>
      <text:p text:style-name="Text_20_body">Classical HPC relies on:</text:p>
      <text:list text:style-name="L98">
        <text:list-item>
          <text:p text:style-name="P106"><text:soft-page-break/>Von Neumann model</text:p>
        </text:list-item>
        <text:list-item>
          <text:p text:style-name="P106">shared memory or MPI</text:p>
        </text:list-item>
        <text:list-item>
          <text:p text:style-name="P106">asynchronous threads</text:p>
        </text:list-item>
        <text:list-item>
          <text:p text:style-name="P106">floating-point error accumulation</text:p>
        </text:list-item>
        <text:list-item>
          <text:p text:style-name="P106">lack of global synchrony</text:p>
        </text:list-item>
        <text:list-item>
          <text:p text:style-name="P106">centralized clusters</text:p>
        </text:list-item>
      </text:list>
      <text:p text:style-name="Text_20_body">CFM is fundamentally different:</text:p>
      <text:h text:style-name="Heading_20_3" text:outline-level="3"><text:span text:style-name="Strong_20_Emphasis">(A) No shared memory</text:span></text:h>
      <text:p text:style-name="Text_20_body">Cells only communicate via structured neighbor ports or routed messages.</text:p>
      <text:h text:style-name="Heading_20_3" text:outline-level="3"><text:span text:style-name="Strong_20_Emphasis">(B) Synchronous global rounds</text:span></text:h>
      <text:p text:style-name="Text_20_body">All cells update simultaneously — HPC cannot do this.</text:p>
      <text:h text:style-name="Heading_20_3" text:outline-level="3"><text:span text:style-name="Strong_20_Emphasis">(C) Field-based execution</text:span></text:h>
      <text:p text:style-name="Text_20_body">The computation is not a program but an evolving field.</text:p>
      <text:h text:style-name="Heading_20_3" text:outline-level="3"><text:span text:style-name="Strong_20_Emphasis">(D) Deterministic instruction set</text:span></text:h>
      <text:p text:style-name="Text_20_body">CFM-ISA ensures identical results across nodes and time.</text:p>
      <text:h text:style-name="Heading_20_3" text:outline-level="3"><text:span text:style-name="Strong_20_Emphasis">(E) Topological computing</text:span></text:h>
      <text:p text:style-name="Text_20_body">Computation depends on spatial arrangement, not abstract control flow.</text:p>
      <text:h text:style-name="Heading_20_3" text:outline-level="3"><text:span text:style-name="Strong_20_Emphasis">(F) ICP replaces cluster schedulers</text:span></text:h>
      <text:p text:style-name="Text_20_body">Consensus ensures global state consistency — something HPC cannot achieve.</text:p>
      <text:p text:style-name="Text_20_body"><text:span text:style-name="Strong_20_Emphasis">CFM is not a fast computer.</text:span><text:line-break/>It is a completely different <text:span text:style-name="Emphasis">kind</text:span> of computer.</text:p>
      <text:p text:style-name="Horizontal_20_Line"/>
      <text:h text:style-name="Heading_20_1" text:outline-level="1"><text:span text:style-name="Strong_20_Emphasis">0.7.4 Why CFM Is Not “Quantum Computing”</text:span></text:h>
      <text:p text:style-name="Text_20_body">CFM produces quantum-like behavior but is not quantum:</text:p>
      <text:h text:style-name="Heading_20_3" text:outline-level="3">Not quantum:</text:h>
      <text:list text:style-name="L99">
        <text:list-item>
          <text:p text:style-name="P107">no physical superposition</text:p>
        </text:list-item>
        <text:list-item>
          <text:p text:style-name="P107">no decoherence</text:p>
        </text:list-item>
        <text:list-item>
          <text:p text:style-name="P107">no probabilistic measurement</text:p>
        </text:list-item>
        <text:list-item>
          <text:p text:style-name="P107"><text:soft-page-break/>no unitary-only constraints</text:p>
        </text:list-item>
        <text:list-item>
          <text:p text:style-name="P107">no analog noise</text:p>
        </text:list-item>
        <text:list-item>
          <text:p text:style-name="P107">no qubit fragility</text:p>
        </text:list-item>
        <text:list-item>
          <text:p text:style-name="P107">no cryogenic requirements</text:p>
        </text:list-item>
      </text:list>
      <text:h text:style-name="Heading_20_3" text:outline-level="3">But quantum-like:</text:h>
      <text:list text:style-name="L100">
        <text:list-item>
          <text:p text:style-name="P108">circuit layering</text:p>
        </text:list-item>
        <text:list-item>
          <text:p text:style-name="P108">local interactions like qubit coupling</text:p>
        </text:list-item>
        <text:list-item>
          <text:p text:style-name="P108">global correlations like entanglement</text:p>
        </text:list-item>
        <text:list-item>
          <text:p text:style-name="P108">Hamiltonian Trotterization</text:p>
        </text:list-item>
        <text:list-item>
          <text:p text:style-name="P108">wave-like propagation</text:p>
        </text:list-item>
        <text:list-item>
          <text:p text:style-name="P108">tensor product structure</text:p>
        </text:list-item>
        <text:list-item>
          <text:p text:style-name="P108">long-range coupling via routing</text:p>
        </text:list-item>
        <text:list-item>
          <text:p text:style-name="P108">multi-body dynamics</text:p>
        </text:list-item>
      </text:list>
      <text:p text:style-name="Text_20_body">CFM's strength is not replacing quantum hardware:<text:line-break/>it is providing a <text:span text:style-name="Strong_20_Emphasis">virtual quantum architecture</text:span>, scalable to millions of nodes.</text:p>
      <text:p text:style-name="Horizontal_20_Line"/>
      <text:h text:style-name="Heading_20_1" text:outline-level="1"><text:span text:style-name="Strong_20_Emphasis">0.7.5 Why CFM Is a New Computational Category</text:span></text:h>
      <text:h text:style-name="Heading_20_2" text:outline-level="2"><text:span text:style-name="Strong_20_Emphasis">Reason 1 — CFM has its own “physics”</text:span></text:h>
      <text:p text:style-name="Text_20_body">CFM evolves according to deterministic update laws similar to:</text:p>
      <text:list text:style-name="L101">
        <text:list-item>
          <text:p text:style-name="P109">cellular automata,</text:p>
        </text:list-item>
        <text:list-item>
          <text:p text:style-name="P109">quantum spin systems,</text:p>
        </text:list-item>
        <text:list-item>
          <text:p text:style-name="P109">lattice gauge theories,</text:p>
        </text:list-item>
        <text:list-item>
          <text:p text:style-name="P109">reaction–diffusion systems.</text:p>
        </text:list-item>
      </text:list>
      <text:p text:style-name="Text_20_body">But unlike any of these:</text:p>
      <text:list text:style-name="L102">
        <text:list-item>
          <text:p text:style-name="P110">it is intrinsically parallel,</text:p>
        </text:list-item>
        <text:list-item>
          <text:p text:style-name="P110">globally synchronous,</text:p>
        </text:list-item>
        <text:list-item>
          <text:p text:style-name="P110">has hybrid connectivity,</text:p>
        </text:list-item>
        <text:list-item>
          <text:p text:style-name="P110">runs on a decentralized trustless network.</text:p>
        </text:list-item>
      </text:list>
      <text:p text:style-name="Text_20_body">Thus CFM is <text:span text:style-name="Strong_20_Emphasis">field computation</text:span>, not sequential program execution.</text:p>
      <text:p text:style-name="Horizontal_20_Line"><text:soft-page-break/></text:p>
      <text:h text:style-name="Heading_20_2" text:outline-level="2"><text:span text:style-name="Strong_20_Emphasis">Reason 2 — CFM computes by </text:span><text:span text:style-name="Strong_20_Emphasis"><text:span text:style-name="Emphasis">propagation</text:span></text:span><text:span text:style-name="Strong_20_Emphasis">, not </text:span><text:span text:style-name="Strong_20_Emphasis"><text:span text:style-name="Emphasis">control flow</text:span></text:span></text:h>
      <text:p text:style-name="Text_20_body">Classical programs:</text:p>
      <text:list text:style-name="L103">
        <text:list-item>
          <text:p text:style-name="P111">fetch → decode → execute</text:p>
        </text:list-item>
        <text:list-item>
          <text:p text:style-name="P111">sequential control</text:p>
        </text:list-item>
        <text:list-item>
          <text:p text:style-name="P111">branch logic</text:p>
        </text:list-item>
        <text:list-item>
          <text:p text:style-name="P111">memory hierarchy</text:p>
        </text:list-item>
      </text:list>
      <text:p text:style-name="Text_20_body">CFM programs:</text:p>
      <text:list text:style-name="L104">
        <text:list-item>
          <text:p text:style-name="P112">evolve state through Φ</text:p>
        </text:list-item>
        <text:list-item>
          <text:p text:style-name="P112">propagate information via N</text:p>
        </text:list-item>
        <text:list-item>
          <text:p text:style-name="P112">inject global signals via R</text:p>
        </text:list-item>
        <text:list-item>
          <text:p text:style-name="P112">entire field computes uniformly</text:p>
        </text:list-item>
      </text:list>
      <text:p text:style-name="Text_20_body">This is more similar to physics than to algorithms.</text:p>
      <text:p text:style-name="Text_20_body">Thus CFM = <text:span text:style-name="Strong_20_Emphasis">computational physics</text:span>, not algorithmic programming.</text:p>
      <text:p text:style-name="Horizontal_20_Line"/>
      <text:h text:style-name="Heading_20_2" text:outline-level="2"><text:span text:style-name="Strong_20_Emphasis">Reason 3 — CFM provides scalable “virtual entanglement”</text:span></text:h>
      <text:p text:style-name="Text_20_body">Quantum entanglement = global correlations among local systems.</text:p>
      <text:p text:style-name="Text_20_body">CFM routing + neighbor coupling provides:</text:p>
      <text:list text:style-name="L105">
        <text:list-item>
          <text:p text:style-name="P113">structured global correlations</text:p>
        </text:list-item>
        <text:list-item>
          <text:p text:style-name="P113">deterministic and stable</text:p>
        </text:list-item>
        <text:list-item>
          <text:p text:style-name="P113">tunable information propagation speed</text:p>
        </text:list-item>
        <text:list-item>
          <text:p text:style-name="P113">reproducible “simulation” of entanglement topologies</text:p>
        </text:list-item>
      </text:list>
      <text:p text:style-name="Text_20_body">This is <text:span text:style-name="Strong_20_Emphasis">neither classical HPC nor quantum hardware</text:span> — it is a hybrid.</text:p>
      <text:p text:style-name="Horizontal_20_Line"/>
      <text:h text:style-name="Heading_20_2" text:outline-level="2"><text:span text:style-name="Strong_20_Emphasis">Reason 4 — CFM is decentralized hardware</text:span></text:h>
      <text:p text:style-name="Text_20_body">Quantum computers are centralized laboratory devices.<text:line-break/>HPC clusters are centralized supercomputers.</text:p>
      <text:p text:style-name="Text_20_body">CFM is:</text:p>
      <text:list text:style-name="L106">
        <text:list-item>
          <text:p text:style-name="P114">decentralized</text:p>
        </text:list-item>
        <text:list-item>
          <text:p text:style-name="P114">globally replicated</text:p>
        </text:list-item>
        <text:list-item>
          <text:p text:style-name="P114"><text:soft-page-break/>trustless</text:p>
        </text:list-item>
        <text:list-item>
          <text:p text:style-name="P114">self-verifying</text:p>
        </text:list-item>
        <text:list-item>
          <text:p text:style-name="P114">elastically scalable</text:p>
        </text:list-item>
        <text:list-item>
          <text:p text:style-name="P114">operating on a public substrate (ICP)</text:p>
        </text:list-item>
      </text:list>
      <text:p text:style-name="Text_20_body">No other system works like this today.</text:p>
      <text:p text:style-name="Horizontal_20_Line"/>
      <text:h text:style-name="Heading_20_1" text:outline-level="1"><text:span text:style-name="Strong_20_Emphasis">0.7.6 CFM as the First “Post-Classical” Computing Architecture</text:span></text:h>
      <text:p text:style-name="Text_20_body">CFM/VQM is:</text:p>
      <text:list text:style-name="L107">
        <text:list-item>
          <text:p text:style-name="P115">deterministic (not quantum)</text:p>
        </text:list-item>
        <text:list-item>
          <text:p text:style-name="P115">field-based (not Von Neumann)</text:p>
        </text:list-item>
        <text:list-item>
          <text:p text:style-name="P115">distributed (not centralized)</text:p>
        </text:list-item>
        <text:list-item>
          <text:p text:style-name="P115">synchronous (not message-passing HPC)</text:p>
        </text:list-item>
        <text:list-item>
          <text:p text:style-name="P115">hybrid-locality (not limited like qubits)</text:p>
        </text:list-item>
        <text:list-item>
          <text:p text:style-name="P115">quantum-topological (not classical mesh networks)</text:p>
        </text:list-item>
      </text:list>
      <text:p text:style-name="Text_20_body">This places CFM as <text:span text:style-name="Strong_20_Emphasis">a third, fundamentally distinct computational paradigm</text:span>:</text:p>
      <text:h text:style-name="Heading_20_3" text:outline-level="3"><text:span text:style-name="Strong_20_Emphasis">Classical → Quantum → Field-Deterministic (CFM)</text:span></text:h>
      <text:p text:style-name="Text_20_body">CFM can be interpreted as:</text:p>
      <text:list text:style-name="L108">
        <text:list-item>
          <text:p text:style-name="P116">a deterministic simulator of quantum dynamics,</text:p>
        </text:list-item>
        <text:list-item>
          <text:p text:style-name="P116">a massively scalable lattice computer,</text:p>
        </text:list-item>
        <text:list-item>
          <text:p text:style-name="P116">a decentralized HPC-like fabric,</text:p>
        </text:list-item>
        <text:list-item>
          <text:p text:style-name="P116">a new substrate for AGI-scale models,</text:p>
        </text:list-item>
        <text:list-item>
          <text:p text:style-name="P116">a virtual quantum processor,</text:p>
        </text:list-item>
        <text:list-item>
          <text:p text:style-name="P116">a new model for physics-based computation.</text:p>
        </text:list-item>
      </text:list>
      <text:p text:style-name="Horizontal_20_Line"/>
      <text:h text:style-name="Heading_20_1" text:outline-level="1"><text:span text:style-name="Strong_20_Emphasis">0.7.7 Summary</text:span></text:h>
      <text:p text:style-name="Text_20_body">CFM represents a new computational paradigm because:</text:p>
      <text:list text:style-name="L109">
        <text:list-item>
          <text:p text:style-name="P117"><text:span text:style-name="Strong_20_Emphasis">It fuses locality (quantum) and globality (classical) into one model.</text:span></text:p>
        </text:list-item>
        <text:list-item>
          <text:p text:style-name="P117"><text:span text:style-name="Strong_20_Emphasis">It provides deterministic field evolution with perfect global synchrony.</text:span></text:p>
        </text:list-item>
        <text:list-item>
          <text:p text:style-name="P117"><text:soft-page-break/><text:span text:style-name="Strong_20_Emphasis">It introduces a new execution model: computation as evolution of a distributed field.</text:span></text:p>
        </text:list-item>
        <text:list-item>
          <text:p text:style-name="P117"><text:span text:style-name="Strong_20_Emphasis">It is natively decentralized, trustless, and globally scalable.</text:span></text:p>
        </text:list-item>
        <text:list-item>
          <text:p text:style-name="P117"><text:span text:style-name="Strong_20_Emphasis">It is quantum-inspired but classical in implementation.</text:span></text:p>
        </text:list-item>
        <text:list-item>
          <text:p text:style-name="P117"><text:span text:style-name="Strong_20_Emphasis">It is physically realizable today on ICP using canisters as cells.</text:span></text:p>
        </text:list-item>
        <text:list-item>
          <text:p text:style-name="P117"><text:span text:style-name="Strong_20_Emphasis">It enables forms of computation that neither classical nor quantum systems can achieve alone.</text:span></text:p>
        </text:list-item>
      </text:list>
      <text:p text:style-name="Text_20_body">Therefore:</text:p>
      <text:h text:style-name="Heading_20_3" text:outline-level="3">🔥 <text:span text:style-name="Strong_20_Emphasis">CFM is the first fully deterministic, decentralized, quantum-inspired field computer — a fundamentally new class of computation.</text:span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7T08:50:49.882000000</meta:creation-date>
    <dc:date>2025-11-27T09:07:19.028000000</dc:date>
    <meta:editing-duration>PT16M28S</meta:editing-duration>
    <meta:editing-cycles>4</meta:editing-cycles>
    <meta:generator>LibreOffice/7.6.4.1$Windows_X86_64 LibreOffice_project/e19e193f88cd6c0525a17fb7a176ed8e6a3e2aa1</meta:generator>
    <meta:document-statistic meta:table-count="16" meta:image-count="0" meta:object-count="0" meta:page-count="49" meta:paragraph-count="1471" meta:word-count="7062" meta:character-count="50477" meta:non-whitespace-character-count="44068"/>
  </office:meta>
</office:document-meta>
</file>